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1pt"/>
    </style:style>
    <style:style style:name="co2" style:family="table-column">
      <style:table-column-properties fo:break-before="auto" style:column-width="55.9pt"/>
    </style:style>
    <style:style style:name="co3" style:family="table-column">
      <style:table-column-properties fo:break-before="auto" style:column-width="54.4pt"/>
    </style:style>
    <style:style style:name="co4" style:family="table-column">
      <style:table-column-properties fo:break-before="auto" style:column-width="58.14pt"/>
    </style:style>
    <style:style style:name="co5" style:family="table-column">
      <style:table-column-properties fo:break-before="auto" style:column-width="56.64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0.4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nkroll_sample" table:style-name="ta1">
        <table:table-source xlink:type="simple" xlink:href="../bankroll_sample.csv" table:table-name="bankroll_sample" table:filter-name="Text - txt - csv (StarCalc)" table:filter-options="9/59/44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Buky Anne</text:p>
          </table:table-cell>
          <table:table-cell office:value-type="string" calcext:value-type="string">
            <text:p>Buky Beth</text:p>
          </table:table-cell>
          <table:table-cell office:value-type="string" calcext:value-type="string">
            <text:p>Buky Callie</text:p>
          </table:table-cell>
          <table:table-cell office:value-type="string" calcext:value-type="string">
            <text:p>Buky Dora</text:p>
          </table:table-cell>
          <table:table-cell office:value-type="string" calcext:value-type="string">
            <text:p>Buky Edna</text:p>
          </table:table-cell>
          <table:table-cell office:value-type="string" calcext:value-type="string">
            <text:p>Buky Fran</text:p>
          </table:table-cell>
          <table:table-cell office:value-type="string" calcext:value-type="string">
            <text:p>Buky Gra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672.5" calcext:value-type="float">
            <text:p>100672.5</text:p>
          </table:table-cell>
          <table:table-cell office:value-type="float" office:value="103197.5" calcext:value-type="float">
            <text:p>103197.5</text:p>
          </table:table-cell>
          <table:table-cell office:value-type="float" office:value="96362.5" calcext:value-type="float">
            <text:p>96362.5</text:p>
          </table:table-cell>
          <table:table-cell office:value-type="float" office:value="95635" calcext:value-type="float">
            <text:p>95635</text:p>
          </table:table-cell>
          <table:table-cell office:value-type="float" office:value="97655" calcext:value-type="float">
            <text:p>97655</text:p>
          </table:table-cell>
          <table:table-cell office:value-type="float" office:value="100302.5" calcext:value-type="float">
            <text:p>100302.5</text:p>
          </table:table-cell>
          <table:table-cell office:value-type="float" office:value="96890" calcext:value-type="float">
            <text:p>9689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3472.5" calcext:value-type="float">
            <text:p>103472.5</text:p>
          </table:table-cell>
          <table:table-cell office:value-type="float" office:value="104002.5" calcext:value-type="float">
            <text:p>104002.5</text:p>
          </table:table-cell>
          <table:table-cell office:value-type="float" office:value="95867.5" calcext:value-type="float">
            <text:p>95867.5</text:p>
          </table:table-cell>
          <table:table-cell office:value-type="float" office:value="94087.5" calcext:value-type="float">
            <text:p>94087.5</text:p>
          </table:table-cell>
          <table:table-cell office:value-type="float" office:value="95200" calcext:value-type="float">
            <text:p>95200</text:p>
          </table:table-cell>
          <table:table-cell office:value-type="float" office:value="101710" calcext:value-type="float">
            <text:p>101710</text:p>
          </table:table-cell>
          <table:table-cell office:value-type="float" office:value="99680" calcext:value-type="float">
            <text:p>9968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1312.5" calcext:value-type="float">
            <text:p>101312.5</text:p>
          </table:table-cell>
          <table:table-cell office:value-type="float" office:value="98640" calcext:value-type="float">
            <text:p>98640</text:p>
          </table:table-cell>
          <table:table-cell office:value-type="float" office:value="100122.5" calcext:value-type="float">
            <text:p>100122.5</text:p>
          </table:table-cell>
          <table:table-cell office:value-type="float" office:value="92625" calcext:value-type="float">
            <text:p>92625</text:p>
          </table:table-cell>
          <table:table-cell office:value-type="float" office:value="97930" calcext:value-type="float">
            <text:p>97930</text:p>
          </table:table-cell>
          <table:table-cell office:value-type="float" office:value="101447.5" calcext:value-type="float">
            <text:p>101447.5</text:p>
          </table:table-cell>
          <table:table-cell office:value-type="float" office:value="98455" calcext:value-type="float">
            <text:p>9845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98622.5" calcext:value-type="float">
            <text:p>98622.5</text:p>
          </table:table-cell>
          <table:table-cell office:value-type="float" office:value="95590" calcext:value-type="float">
            <text:p>95590</text:p>
          </table:table-cell>
          <table:table-cell office:value-type="float" office:value="97805" calcext:value-type="float">
            <text:p>97805</text:p>
          </table:table-cell>
          <table:table-cell office:value-type="float" office:value="92672.5" calcext:value-type="float">
            <text:p>92672.5</text:p>
          </table:table-cell>
          <table:table-cell office:value-type="float" office:value="97520" calcext:value-type="float">
            <text:p>97520</text:p>
          </table:table-cell>
          <table:table-cell office:value-type="float" office:value="101652.5" calcext:value-type="float">
            <text:p>101652.5</text:p>
          </table:table-cell>
          <table:table-cell office:value-type="float" office:value="96622.5" calcext:value-type="float">
            <text:p>96622.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7760" calcext:value-type="float">
            <text:p>97760</text:p>
          </table:table-cell>
          <table:table-cell office:value-type="float" office:value="90435" calcext:value-type="float">
            <text:p>90435</text:p>
          </table:table-cell>
          <table:table-cell office:value-type="float" office:value="98727.5" calcext:value-type="float">
            <text:p>98727.5</text:p>
          </table:table-cell>
          <table:table-cell office:value-type="float" office:value="89665" calcext:value-type="float">
            <text:p>89665</text:p>
          </table:table-cell>
          <table:table-cell office:value-type="float" office:value="101642.5" calcext:value-type="float">
            <text:p>101642.5</text:p>
          </table:table-cell>
          <table:table-cell office:value-type="float" office:value="102160" calcext:value-type="float">
            <text:p>102160</text:p>
          </table:table-cell>
          <table:table-cell office:value-type="float" office:value="97275" calcext:value-type="float">
            <text:p>9727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1847.5" calcext:value-type="float">
            <text:p>101847.5</text:p>
          </table:table-cell>
          <table:table-cell office:value-type="float" office:value="88802.5" calcext:value-type="float">
            <text:p>88802.5</text:p>
          </table:table-cell>
          <table:table-cell office:value-type="float" office:value="95337.5" calcext:value-type="float">
            <text:p>95337.5</text:p>
          </table:table-cell>
          <table:table-cell office:value-type="float" office:value="86520" calcext:value-type="float">
            <text:p>86520</text:p>
          </table:table-cell>
          <table:table-cell office:value-type="float" office:value="90662.5" calcext:value-type="float">
            <text:p>90662.5</text:p>
          </table:table-cell>
          <table:table-cell office:value-type="float" office:value="93670" calcext:value-type="float">
            <text:p>93670</text:p>
          </table:table-cell>
          <table:table-cell office:value-type="float" office:value="99230" calcext:value-type="float">
            <text:p>9923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2730" calcext:value-type="float">
            <text:p>102730</text:p>
          </table:table-cell>
          <table:table-cell office:value-type="float" office:value="96105" calcext:value-type="float">
            <text:p>96105</text:p>
          </table:table-cell>
          <table:table-cell office:value-type="float" office:value="98742.5" calcext:value-type="float">
            <text:p>98742.5</text:p>
          </table:table-cell>
          <table:table-cell office:value-type="float" office:value="94740" calcext:value-type="float">
            <text:p>94740</text:p>
          </table:table-cell>
          <table:table-cell office:value-type="float" office:value="91687.5" calcext:value-type="float">
            <text:p>91687.5</text:p>
          </table:table-cell>
          <table:table-cell office:value-type="float" office:value="90352.5" calcext:value-type="float">
            <text:p>90352.5</text:p>
          </table:table-cell>
          <table:table-cell office:value-type="float" office:value="106055" calcext:value-type="float">
            <text:p>10605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99975" calcext:value-type="float">
            <text:p>99975</text:p>
          </table:table-cell>
          <table:table-cell office:value-type="float" office:value="94055" calcext:value-type="float">
            <text:p>94055</text:p>
          </table:table-cell>
          <table:table-cell office:value-type="float" office:value="96512.5" calcext:value-type="float">
            <text:p>96512.5</text:p>
          </table:table-cell>
          <table:table-cell office:value-type="float" office:value="93575" calcext:value-type="float">
            <text:p>93575</text:p>
          </table:table-cell>
          <table:table-cell office:value-type="float" office:value="85605" calcext:value-type="float">
            <text:p>85605</text:p>
          </table:table-cell>
          <table:table-cell office:value-type="float" office:value="90405" calcext:value-type="float">
            <text:p>90405</text:p>
          </table:table-cell>
          <table:table-cell office:value-type="float" office:value="105842.5" calcext:value-type="float">
            <text:p>105842.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96780" calcext:value-type="float">
            <text:p>96780</text:p>
          </table:table-cell>
          <table:table-cell office:value-type="float" office:value="87565" calcext:value-type="float">
            <text:p>87565</text:p>
          </table:table-cell>
          <table:table-cell office:value-type="float" office:value="90155" calcext:value-type="float">
            <text:p>90155</text:p>
          </table:table-cell>
          <table:table-cell office:value-type="float" office:value="91297.5" calcext:value-type="float">
            <text:p>91297.5</text:p>
          </table:table-cell>
          <table:table-cell office:value-type="float" office:value="87247.5" calcext:value-type="float">
            <text:p>87247.5</text:p>
          </table:table-cell>
          <table:table-cell office:value-type="float" office:value="85917.5" calcext:value-type="float">
            <text:p>85917.5</text:p>
          </table:table-cell>
          <table:table-cell office:value-type="float" office:value="102235" calcext:value-type="float">
            <text:p>10223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8217.5" calcext:value-type="float">
            <text:p>88217.5</text:p>
          </table:table-cell>
          <table:table-cell office:value-type="float" office:value="79565" calcext:value-type="float">
            <text:p>79565</text:p>
          </table:table-cell>
          <table:table-cell office:value-type="float" office:value="86265" calcext:value-type="float">
            <text:p>86265</text:p>
          </table:table-cell>
          <table:table-cell office:value-type="float" office:value="89552.5" calcext:value-type="float">
            <text:p>89552.5</text:p>
          </table:table-cell>
          <table:table-cell office:value-type="float" office:value="73132.5" calcext:value-type="float">
            <text:p>73132.5</text:p>
          </table:table-cell>
          <table:table-cell office:value-type="float" office:value="87375" calcext:value-type="float">
            <text:p>87375</text:p>
          </table:table-cell>
          <table:table-cell office:value-type="float" office:value="95627.5" calcext:value-type="float">
            <text:p>95627.5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87785" calcext:value-type="float">
            <text:p>87785</text:p>
          </table:table-cell>
          <table:table-cell office:value-type="float" office:value="83112.5" calcext:value-type="float">
            <text:p>83112.5</text:p>
          </table:table-cell>
          <table:table-cell office:value-type="float" office:value="84292.5" calcext:value-type="float">
            <text:p>84292.5</text:p>
          </table:table-cell>
          <table:table-cell office:value-type="float" office:value="86415" calcext:value-type="float">
            <text:p>86415</text:p>
          </table:table-cell>
          <table:table-cell office:value-type="float" office:value="70820" calcext:value-type="float">
            <text:p>70820</text:p>
          </table:table-cell>
          <table:table-cell office:value-type="float" office:value="81947.5" calcext:value-type="float">
            <text:p>81947.5</text:p>
          </table:table-cell>
          <table:table-cell office:value-type="float" office:value="92685" calcext:value-type="float">
            <text:p>9268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90342.5" calcext:value-type="float">
            <text:p>90342.5</text:p>
          </table:table-cell>
          <table:table-cell office:value-type="float" office:value="83267.5" calcext:value-type="float">
            <text:p>83267.5</text:p>
          </table:table-cell>
          <table:table-cell office:value-type="float" office:value="81990" calcext:value-type="float">
            <text:p>81990</text:p>
          </table:table-cell>
          <table:table-cell office:value-type="float" office:value="86147.5" calcext:value-type="float">
            <text:p>86147.5</text:p>
          </table:table-cell>
          <table:table-cell office:value-type="float" office:value="74397.5" calcext:value-type="float">
            <text:p>74397.5</text:p>
          </table:table-cell>
          <table:table-cell office:value-type="float" office:value="84025" calcext:value-type="float">
            <text:p>84025</text:p>
          </table:table-cell>
          <table:table-cell office:value-type="float" office:value="96625" calcext:value-type="float">
            <text:p>96625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97517.5" calcext:value-type="float">
            <text:p>97517.5</text:p>
          </table:table-cell>
          <table:table-cell office:value-type="float" office:value="85587.5" calcext:value-type="float">
            <text:p>85587.5</text:p>
          </table:table-cell>
          <table:table-cell office:value-type="float" office:value="76660" calcext:value-type="float">
            <text:p>76660</text:p>
          </table:table-cell>
          <table:table-cell office:value-type="float" office:value="81725" calcext:value-type="float">
            <text:p>81725</text:p>
          </table:table-cell>
          <table:table-cell office:value-type="float" office:value="76692.5" calcext:value-type="float">
            <text:p>76692.5</text:p>
          </table:table-cell>
          <table:table-cell office:value-type="float" office:value="85067.5" calcext:value-type="float">
            <text:p>85067.5</text:p>
          </table:table-cell>
          <table:table-cell office:value-type="float" office:value="93560" calcext:value-type="float">
            <text:p>93560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96555" calcext:value-type="float">
            <text:p>96555</text:p>
          </table:table-cell>
          <table:table-cell office:value-type="float" office:value="91395" calcext:value-type="float">
            <text:p>91395</text:p>
          </table:table-cell>
          <table:table-cell office:value-type="float" office:value="83650" calcext:value-type="float">
            <text:p>83650</text:p>
          </table:table-cell>
          <table:table-cell office:value-type="float" office:value="81022.5" calcext:value-type="float">
            <text:p>81022.5</text:p>
          </table:table-cell>
          <table:table-cell office:value-type="float" office:value="75622.5" calcext:value-type="float">
            <text:p>75622.5</text:p>
          </table:table-cell>
          <table:table-cell office:value-type="float" office:value="85765" calcext:value-type="float">
            <text:p>85765</text:p>
          </table:table-cell>
          <table:table-cell office:value-type="float" office:value="99237.5" calcext:value-type="float">
            <text:p>99237.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92762.5" calcext:value-type="float">
            <text:p>92762.5</text:p>
          </table:table-cell>
          <table:table-cell office:value-type="float" office:value="89945" calcext:value-type="float">
            <text:p>89945</text:p>
          </table:table-cell>
          <table:table-cell office:value-type="float" office:value="79420" calcext:value-type="float">
            <text:p>79420</text:p>
          </table:table-cell>
          <table:table-cell office:value-type="float" office:value="72000" calcext:value-type="float">
            <text:p>72000</text:p>
          </table:table-cell>
          <table:table-cell office:value-type="float" office:value="68485" calcext:value-type="float">
            <text:p>68485</text:p>
          </table:table-cell>
          <table:table-cell office:value-type="float" office:value="82240" calcext:value-type="float">
            <text:p>82240</text:p>
          </table:table-cell>
          <table:table-cell office:value-type="float" office:value="88812.5" calcext:value-type="float">
            <text:p>88812.5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93265" calcext:value-type="float">
            <text:p>93265</text:p>
          </table:table-cell>
          <table:table-cell office:value-type="float" office:value="89875" calcext:value-type="float">
            <text:p>89875</text:p>
          </table:table-cell>
          <table:table-cell office:value-type="float" office:value="77425" calcext:value-type="float">
            <text:p>77425</text:p>
          </table:table-cell>
          <table:table-cell office:value-type="float" office:value="68977.5" calcext:value-type="float">
            <text:p>68977.5</text:p>
          </table:table-cell>
          <table:table-cell office:value-type="float" office:value="71592.5" calcext:value-type="float">
            <text:p>71592.5</text:p>
          </table:table-cell>
          <table:table-cell office:value-type="float" office:value="83827.5" calcext:value-type="float">
            <text:p>83827.5</text:p>
          </table:table-cell>
          <table:table-cell office:value-type="float" office:value="90307.5" calcext:value-type="float">
            <text:p>90307.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90935" calcext:value-type="float">
            <text:p>90935</text:p>
          </table:table-cell>
          <table:table-cell office:value-type="float" office:value="90367.5" calcext:value-type="float">
            <text:p>90367.5</text:p>
          </table:table-cell>
          <table:table-cell office:value-type="float" office:value="85350" calcext:value-type="float">
            <text:p>85350</text:p>
          </table:table-cell>
          <table:table-cell office:value-type="float" office:value="69967.5" calcext:value-type="float">
            <text:p>69967.5</text:p>
          </table:table-cell>
          <table:table-cell office:value-type="float" office:value="74375" calcext:value-type="float">
            <text:p>74375</text:p>
          </table:table-cell>
          <table:table-cell office:value-type="float" office:value="77782.5" calcext:value-type="float">
            <text:p>77782.5</text:p>
          </table:table-cell>
          <table:table-cell office:value-type="float" office:value="87582.5" calcext:value-type="float">
            <text:p>87582.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92832.5" calcext:value-type="float">
            <text:p>92832.5</text:p>
          </table:table-cell>
          <table:table-cell office:value-type="float" office:value="92277.5" calcext:value-type="float">
            <text:p>92277.5</text:p>
          </table:table-cell>
          <table:table-cell office:value-type="float" office:value="76865" calcext:value-type="float">
            <text:p>76865</text:p>
          </table:table-cell>
          <table:table-cell office:value-type="float" office:value="69437.5" calcext:value-type="float">
            <text:p>69437.5</text:p>
          </table:table-cell>
          <table:table-cell office:value-type="float" office:value="73962.5" calcext:value-type="float">
            <text:p>73962.5</text:p>
          </table:table-cell>
          <table:table-cell office:value-type="float" office:value="74642.5" calcext:value-type="float">
            <text:p>74642.5</text:p>
          </table:table-cell>
          <table:table-cell office:value-type="float" office:value="85315" calcext:value-type="float">
            <text:p>8531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92920" calcext:value-type="float">
            <text:p>92920</text:p>
          </table:table-cell>
          <table:table-cell office:value-type="float" office:value="91135" calcext:value-type="float">
            <text:p>91135</text:p>
          </table:table-cell>
          <table:table-cell office:value-type="float" office:value="75105" calcext:value-type="float">
            <text:p>75105</text:p>
          </table:table-cell>
          <table:table-cell office:value-type="float" office:value="69060" calcext:value-type="float">
            <text:p>69060</text:p>
          </table:table-cell>
          <table:table-cell office:value-type="float" office:value="70370" calcext:value-type="float">
            <text:p>70370</text:p>
          </table:table-cell>
          <table:table-cell office:value-type="float" office:value="72427.5" calcext:value-type="float">
            <text:p>72427.5</text:p>
          </table:table-cell>
          <table:table-cell office:value-type="float" office:value="80140" calcext:value-type="float">
            <text:p>8014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92685" calcext:value-type="float">
            <text:p>92685</text:p>
          </table:table-cell>
          <table:table-cell office:value-type="float" office:value="93280" calcext:value-type="float">
            <text:p>93280</text:p>
          </table:table-cell>
          <table:table-cell office:value-type="float" office:value="74207.5" calcext:value-type="float">
            <text:p>74207.5</text:p>
          </table:table-cell>
          <table:table-cell office:value-type="float" office:value="66537.5" calcext:value-type="float">
            <text:p>66537.5</text:p>
          </table:table-cell>
          <table:table-cell office:value-type="float" office:value="74440" calcext:value-type="float">
            <text:p>74440</text:p>
          </table:table-cell>
          <table:table-cell office:value-type="float" office:value="75645" calcext:value-type="float">
            <text:p>75645</text:p>
          </table:table-cell>
          <table:table-cell office:value-type="float" office:value="84507.5" calcext:value-type="float">
            <text:p>84507.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89435" calcext:value-type="float">
            <text:p>89435</text:p>
          </table:table-cell>
          <table:table-cell office:value-type="float" office:value="90402.5" calcext:value-type="float">
            <text:p>90402.5</text:p>
          </table:table-cell>
          <table:table-cell office:value-type="float" office:value="77845" calcext:value-type="float">
            <text:p>77845</text:p>
          </table:table-cell>
          <table:table-cell office:value-type="float" office:value="66715" calcext:value-type="float">
            <text:p>66715</text:p>
          </table:table-cell>
          <table:table-cell office:value-type="float" office:value="75840" calcext:value-type="float">
            <text:p>75840</text:p>
          </table:table-cell>
          <table:table-cell office:value-type="float" office:value="79472.5" calcext:value-type="float">
            <text:p>79472.5</text:p>
          </table:table-cell>
          <table:table-cell office:value-type="float" office:value="84552.5" calcext:value-type="float">
            <text:p>84552.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85852.5" calcext:value-type="float">
            <text:p>85852.5</text:p>
          </table:table-cell>
          <table:table-cell office:value-type="float" office:value="86055" calcext:value-type="float">
            <text:p>86055</text:p>
          </table:table-cell>
          <table:table-cell office:value-type="float" office:value="76120" calcext:value-type="float">
            <text:p>76120</text:p>
          </table:table-cell>
          <table:table-cell office:value-type="float" office:value="60215" calcext:value-type="float">
            <text:p>60215</text:p>
          </table:table-cell>
          <table:table-cell office:value-type="float" office:value="76357.5" calcext:value-type="float">
            <text:p>76357.5</text:p>
          </table:table-cell>
          <table:table-cell office:value-type="float" office:value="75502.5" calcext:value-type="float">
            <text:p>75502.5</text:p>
          </table:table-cell>
          <table:table-cell office:value-type="float" office:value="84540" calcext:value-type="float">
            <text:p>84540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89835" calcext:value-type="float">
            <text:p>89835</text:p>
          </table:table-cell>
          <table:table-cell office:value-type="float" office:value="85320" calcext:value-type="float">
            <text:p>85320</text:p>
          </table:table-cell>
          <table:table-cell office:value-type="float" office:value="79180" calcext:value-type="float">
            <text:p>79180</text:p>
          </table:table-cell>
          <table:table-cell office:value-type="float" office:value="65477.5" calcext:value-type="float">
            <text:p>65477.5</text:p>
          </table:table-cell>
          <table:table-cell office:value-type="float" office:value="77895" calcext:value-type="float">
            <text:p>77895</text:p>
          </table:table-cell>
          <table:table-cell office:value-type="float" office:value="76435" calcext:value-type="float">
            <text:p>76435</text:p>
          </table:table-cell>
          <table:table-cell office:value-type="float" office:value="86290" calcext:value-type="float">
            <text:p>86290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99342.5" calcext:value-type="float">
            <text:p>99342.5</text:p>
          </table:table-cell>
          <table:table-cell office:value-type="float" office:value="91427.5" calcext:value-type="float">
            <text:p>91427.5</text:p>
          </table:table-cell>
          <table:table-cell office:value-type="float" office:value="82125" calcext:value-type="float">
            <text:p>82125</text:p>
          </table:table-cell>
          <table:table-cell office:value-type="float" office:value="68845" calcext:value-type="float">
            <text:p>68845</text:p>
          </table:table-cell>
          <table:table-cell office:value-type="float" office:value="78827.5" calcext:value-type="float">
            <text:p>78827.5</text:p>
          </table:table-cell>
          <table:table-cell office:value-type="float" office:value="79805" calcext:value-type="float">
            <text:p>79805</text:p>
          </table:table-cell>
          <table:table-cell office:value-type="float" office:value="89532.5" calcext:value-type="float">
            <text:p>89532.5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94115" calcext:value-type="float">
            <text:p>94115</text:p>
          </table:table-cell>
          <table:table-cell office:value-type="float" office:value="82552.5" calcext:value-type="float">
            <text:p>82552.5</text:p>
          </table:table-cell>
          <table:table-cell office:value-type="float" office:value="78425" calcext:value-type="float">
            <text:p>78425</text:p>
          </table:table-cell>
          <table:table-cell office:value-type="float" office:value="60470" calcext:value-type="float">
            <text:p>60470</text:p>
          </table:table-cell>
          <table:table-cell office:value-type="float" office:value="76172.5" calcext:value-type="float">
            <text:p>76172.5</text:p>
          </table:table-cell>
          <table:table-cell office:value-type="float" office:value="81890" calcext:value-type="float">
            <text:p>81890</text:p>
          </table:table-cell>
          <table:table-cell office:value-type="float" office:value="82032.5" calcext:value-type="float">
            <text:p>82032.5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89555" calcext:value-type="float">
            <text:p>89555</text:p>
          </table:table-cell>
          <table:table-cell office:value-type="float" office:value="79875" calcext:value-type="float">
            <text:p>79875</text:p>
          </table:table-cell>
          <table:table-cell office:value-type="float" office:value="72685" calcext:value-type="float">
            <text:p>72685</text:p>
          </table:table-cell>
          <table:table-cell office:value-type="float" office:value="58737.5" calcext:value-type="float">
            <text:p>58737.5</text:p>
          </table:table-cell>
          <table:table-cell office:value-type="float" office:value="71700" calcext:value-type="float">
            <text:p>71700</text:p>
          </table:table-cell>
          <table:table-cell office:value-type="float" office:value="85500" calcext:value-type="float">
            <text:p>85500</text:p>
          </table:table-cell>
          <table:table-cell office:value-type="float" office:value="84615" calcext:value-type="float">
            <text:p>84615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91507.5" calcext:value-type="float">
            <text:p>91507.5</text:p>
          </table:table-cell>
          <table:table-cell office:value-type="float" office:value="77932.5" calcext:value-type="float">
            <text:p>77932.5</text:p>
          </table:table-cell>
          <table:table-cell office:value-type="float" office:value="64062.5" calcext:value-type="float">
            <text:p>64062.5</text:p>
          </table:table-cell>
          <table:table-cell office:value-type="float" office:value="55542.5" calcext:value-type="float">
            <text:p>55542.5</text:p>
          </table:table-cell>
          <table:table-cell office:value-type="float" office:value="68095" calcext:value-type="float">
            <text:p>68095</text:p>
          </table:table-cell>
          <table:table-cell office:value-type="float" office:value="85765" calcext:value-type="float">
            <text:p>85765</text:p>
          </table:table-cell>
          <table:table-cell office:value-type="float" office:value="79985" calcext:value-type="float">
            <text:p>79985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92570" calcext:value-type="float">
            <text:p>92570</text:p>
          </table:table-cell>
          <table:table-cell office:value-type="float" office:value="74022.5" calcext:value-type="float">
            <text:p>74022.5</text:p>
          </table:table-cell>
          <table:table-cell office:value-type="float" office:value="61795" calcext:value-type="float">
            <text:p>61795</text:p>
          </table:table-cell>
          <table:table-cell office:value-type="float" office:value="54110" calcext:value-type="float">
            <text:p>54110</text:p>
          </table:table-cell>
          <table:table-cell office:value-type="float" office:value="70517.5" calcext:value-type="float">
            <text:p>70517.5</text:p>
          </table:table-cell>
          <table:table-cell office:value-type="float" office:value="86085" calcext:value-type="float">
            <text:p>86085</text:p>
          </table:table-cell>
          <table:table-cell office:value-type="float" office:value="76962.5" calcext:value-type="float">
            <text:p>76962.5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90285" calcext:value-type="float">
            <text:p>90285</text:p>
          </table:table-cell>
          <table:table-cell office:value-type="float" office:value="75805" calcext:value-type="float">
            <text:p>75805</text:p>
          </table:table-cell>
          <table:table-cell office:value-type="float" office:value="63657.5" calcext:value-type="float">
            <text:p>63657.5</text:p>
          </table:table-cell>
          <table:table-cell office:value-type="float" office:value="56287.5" calcext:value-type="float">
            <text:p>56287.5</text:p>
          </table:table-cell>
          <table:table-cell office:value-type="float" office:value="67525" calcext:value-type="float">
            <text:p>67525</text:p>
          </table:table-cell>
          <table:table-cell office:value-type="float" office:value="83480" calcext:value-type="float">
            <text:p>83480</text:p>
          </table:table-cell>
          <table:table-cell office:value-type="float" office:value="77087.5" calcext:value-type="float">
            <text:p>77087.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88167.5" calcext:value-type="float">
            <text:p>88167.5</text:p>
          </table:table-cell>
          <table:table-cell office:value-type="float" office:value="76905" calcext:value-type="float">
            <text:p>76905</text:p>
          </table:table-cell>
          <table:table-cell office:value-type="float" office:value="58840" calcext:value-type="float">
            <text:p>58840</text:p>
          </table:table-cell>
          <table:table-cell office:value-type="float" office:value="53872.5" calcext:value-type="float">
            <text:p>53872.5</text:p>
          </table:table-cell>
          <table:table-cell office:value-type="float" office:value="62762.5" calcext:value-type="float">
            <text:p>62762.5</text:p>
          </table:table-cell>
          <table:table-cell office:value-type="float" office:value="80112.5" calcext:value-type="float">
            <text:p>80112.5</text:p>
          </table:table-cell>
          <table:table-cell office:value-type="float" office:value="74862.5" calcext:value-type="float">
            <text:p>74862.5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95905" calcext:value-type="float">
            <text:p>95905</text:p>
          </table:table-cell>
          <table:table-cell office:value-type="float" office:value="79185" calcext:value-type="float">
            <text:p>79185</text:p>
          </table:table-cell>
          <table:table-cell office:value-type="float" office:value="58162.5" calcext:value-type="float">
            <text:p>58162.5</text:p>
          </table:table-cell>
          <table:table-cell office:value-type="float" office:value="60312.5" calcext:value-type="float">
            <text:p>60312.5</text:p>
          </table:table-cell>
          <table:table-cell office:value-type="float" office:value="69020" calcext:value-type="float">
            <text:p>69020</text:p>
          </table:table-cell>
          <table:table-cell office:value-type="float" office:value="76890" calcext:value-type="float">
            <text:p>76890</text:p>
          </table:table-cell>
          <table:table-cell office:value-type="float" office:value="71800" calcext:value-type="float">
            <text:p>71800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93657.5" calcext:value-type="float">
            <text:p>93657.5</text:p>
          </table:table-cell>
          <table:table-cell office:value-type="float" office:value="80365" calcext:value-type="float">
            <text:p>80365</text:p>
          </table:table-cell>
          <table:table-cell office:value-type="float" office:value="61542.5" calcext:value-type="float">
            <text:p>61542.5</text:p>
          </table:table-cell>
          <table:table-cell office:value-type="float" office:value="59385" calcext:value-type="float">
            <text:p>59385</text:p>
          </table:table-cell>
          <table:table-cell office:value-type="float" office:value="65002.5" calcext:value-type="float">
            <text:p>65002.5</text:p>
          </table:table-cell>
          <table:table-cell office:value-type="float" office:value="74857.5" calcext:value-type="float">
            <text:p>74857.5</text:p>
          </table:table-cell>
          <table:table-cell office:value-type="float" office:value="69825" calcext:value-type="float">
            <text:p>69825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99265" calcext:value-type="float">
            <text:p>99265</text:p>
          </table:table-cell>
          <table:table-cell office:value-type="float" office:value="78522.5" calcext:value-type="float">
            <text:p>78522.5</text:p>
          </table:table-cell>
          <table:table-cell office:value-type="float" office:value="60140" calcext:value-type="float">
            <text:p>60140</text:p>
          </table:table-cell>
          <table:table-cell office:value-type="float" office:value="64810" calcext:value-type="float">
            <text:p>64810</text:p>
          </table:table-cell>
          <table:table-cell office:value-type="float" office:value="66952.5" calcext:value-type="float">
            <text:p>66952.5</text:p>
          </table:table-cell>
          <table:table-cell office:value-type="float" office:value="76072.5" calcext:value-type="float">
            <text:p>76072.5</text:p>
          </table:table-cell>
          <table:table-cell office:value-type="float" office:value="75505" calcext:value-type="float">
            <text:p>75505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100295" calcext:value-type="float">
            <text:p>100295</text:p>
          </table:table-cell>
          <table:table-cell office:value-type="float" office:value="71435" calcext:value-type="float">
            <text:p>71435</text:p>
          </table:table-cell>
          <table:table-cell office:value-type="float" office:value="57890" calcext:value-type="float">
            <text:p>57890</text:p>
          </table:table-cell>
          <table:table-cell office:value-type="float" office:value="59115" calcext:value-type="float">
            <text:p>59115</text:p>
          </table:table-cell>
          <table:table-cell office:value-type="float" office:value="61117.5" calcext:value-type="float">
            <text:p>61117.5</text:p>
          </table:table-cell>
          <table:table-cell office:value-type="float" office:value="68910" calcext:value-type="float">
            <text:p>68910</text:p>
          </table:table-cell>
          <table:table-cell office:value-type="float" office:value="69420" calcext:value-type="float">
            <text:p>69420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100115" calcext:value-type="float">
            <text:p>100115</text:p>
          </table:table-cell>
          <table:table-cell office:value-type="float" office:value="73560" calcext:value-type="float">
            <text:p>73560</text:p>
          </table:table-cell>
          <table:table-cell office:value-type="float" office:value="59500" calcext:value-type="float">
            <text:p>59500</text:p>
          </table:table-cell>
          <table:table-cell office:value-type="float" office:value="56092.5" calcext:value-type="float">
            <text:p>56092.5</text:p>
          </table:table-cell>
          <table:table-cell office:value-type="float" office:value="64775" calcext:value-type="float">
            <text:p>64775</text:p>
          </table:table-cell>
          <table:table-cell office:value-type="float" office:value="65437.5" calcext:value-type="float">
            <text:p>65437.5</text:p>
          </table:table-cell>
          <table:table-cell office:value-type="float" office:value="64620" calcext:value-type="float">
            <text:p>64620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99390" calcext:value-type="float">
            <text:p>99390</text:p>
          </table:table-cell>
          <table:table-cell office:value-type="float" office:value="70577.5" calcext:value-type="float">
            <text:p>70577.5</text:p>
          </table:table-cell>
          <table:table-cell office:value-type="float" office:value="56790" calcext:value-type="float">
            <text:p>56790</text:p>
          </table:table-cell>
          <table:table-cell office:value-type="float" office:value="49550" calcext:value-type="float">
            <text:p>49550</text:p>
          </table:table-cell>
          <table:table-cell office:value-type="float" office:value="54865" calcext:value-type="float">
            <text:p>54865</text:p>
          </table:table-cell>
          <table:table-cell office:value-type="float" office:value="61570" calcext:value-type="float">
            <text:p>61570</text:p>
          </table:table-cell>
          <table:table-cell office:value-type="float" office:value="57555" calcext:value-type="float">
            <text:p>57555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96297.5" calcext:value-type="float">
            <text:p>96297.5</text:p>
          </table:table-cell>
          <table:table-cell office:value-type="float" office:value="71612.5" calcext:value-type="float">
            <text:p>71612.5</text:p>
          </table:table-cell>
          <table:table-cell office:value-type="float" office:value="60840" calcext:value-type="float">
            <text:p>60840</text:p>
          </table:table-cell>
          <table:table-cell office:value-type="float" office:value="47435" calcext:value-type="float">
            <text:p>47435</text:p>
          </table:table-cell>
          <table:table-cell office:value-type="float" office:value="50315" calcext:value-type="float">
            <text:p>50315</text:p>
          </table:table-cell>
          <table:table-cell office:value-type="float" office:value="67540" calcext:value-type="float">
            <text:p>67540</text:p>
          </table:table-cell>
          <table:table-cell office:value-type="float" office:value="58742.5" calcext:value-type="float">
            <text:p>58742.5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94765" calcext:value-type="float">
            <text:p>94765</text:p>
          </table:table-cell>
          <table:table-cell office:value-type="float" office:value="77295" calcext:value-type="float">
            <text:p>77295</text:p>
          </table:table-cell>
          <table:table-cell office:value-type="float" office:value="61430" calcext:value-type="float">
            <text:p>61430</text:p>
          </table:table-cell>
          <table:table-cell office:value-type="float" office:value="53267.5" calcext:value-type="float">
            <text:p>53267.5</text:p>
          </table:table-cell>
          <table:table-cell office:value-type="float" office:value="47985" calcext:value-type="float">
            <text:p>47985</text:p>
          </table:table-cell>
          <table:table-cell office:value-type="float" office:value="71240" calcext:value-type="float">
            <text:p>71240</text:p>
          </table:table-cell>
          <table:table-cell office:value-type="float" office:value="53847.5" calcext:value-type="float">
            <text:p>53847.5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94377.5" calcext:value-type="float">
            <text:p>94377.5</text:p>
          </table:table-cell>
          <table:table-cell office:value-type="float" office:value="81287.5" calcext:value-type="float">
            <text:p>81287.5</text:p>
          </table:table-cell>
          <table:table-cell office:value-type="float" office:value="61437.5" calcext:value-type="float">
            <text:p>61437.5</text:p>
          </table:table-cell>
          <table:table-cell office:value-type="float" office:value="57052.5" calcext:value-type="float">
            <text:p>57052.5</text:p>
          </table:table-cell>
          <table:table-cell office:value-type="float" office:value="52915" calcext:value-type="float">
            <text:p>52915</text:p>
          </table:table-cell>
          <table:table-cell office:value-type="float" office:value="65802.5" calcext:value-type="float">
            <text:p>65802.5</text:p>
          </table:table-cell>
          <table:table-cell office:value-type="float" office:value="52505" calcext:value-type="float">
            <text:p>5250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95317.5" calcext:value-type="float">
            <text:p>95317.5</text:p>
          </table:table-cell>
          <table:table-cell office:value-type="float" office:value="81355" calcext:value-type="float">
            <text:p>81355</text:p>
          </table:table-cell>
          <table:table-cell office:value-type="float" office:value="64615" calcext:value-type="float">
            <text:p>64615</text:p>
          </table:table-cell>
          <table:table-cell office:value-type="float" office:value="61322.5" calcext:value-type="float">
            <text:p>61322.5</text:p>
          </table:table-cell>
          <table:table-cell office:value-type="float" office:value="61542.5" calcext:value-type="float">
            <text:p>61542.5</text:p>
          </table:table-cell>
          <table:table-cell office:value-type="float" office:value="65867.5" calcext:value-type="float">
            <text:p>65867.5</text:p>
          </table:table-cell>
          <table:table-cell office:value-type="float" office:value="55710" calcext:value-type="float">
            <text:p>55710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86812.5" calcext:value-type="float">
            <text:p>86812.5</text:p>
          </table:table-cell>
          <table:table-cell office:value-type="float" office:value="81915" calcext:value-type="float">
            <text:p>81915</text:p>
          </table:table-cell>
          <table:table-cell office:value-type="float" office:value="63762.5" calcext:value-type="float">
            <text:p>63762.5</text:p>
          </table:table-cell>
          <table:table-cell office:value-type="float" office:value="58960" calcext:value-type="float">
            <text:p>58960</text:p>
          </table:table-cell>
          <table:table-cell office:value-type="float" office:value="54195" calcext:value-type="float">
            <text:p>54195</text:p>
          </table:table-cell>
          <table:table-cell office:value-type="float" office:value="64697.5" calcext:value-type="float">
            <text:p>64697.5</text:p>
          </table:table-cell>
          <table:table-cell office:value-type="float" office:value="49125" calcext:value-type="float">
            <text:p>4912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85527.5" calcext:value-type="float">
            <text:p>85527.5</text:p>
          </table:table-cell>
          <table:table-cell office:value-type="float" office:value="83185" calcext:value-type="float">
            <text:p>83185</text:p>
          </table:table-cell>
          <table:table-cell office:value-type="float" office:value="62185" calcext:value-type="float">
            <text:p>62185</text:p>
          </table:table-cell>
          <table:table-cell office:value-type="float" office:value="55037.5" calcext:value-type="float">
            <text:p>55037.5</text:p>
          </table:table-cell>
          <table:table-cell office:value-type="float" office:value="52742.5" calcext:value-type="float">
            <text:p>52742.5</text:p>
          </table:table-cell>
          <table:table-cell office:value-type="float" office:value="65067.5" calcext:value-type="float">
            <text:p>65067.5</text:p>
          </table:table-cell>
          <table:table-cell office:value-type="float" office:value="52862.5" calcext:value-type="float">
            <text:p>52862.5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88637.5" calcext:value-type="float">
            <text:p>88637.5</text:p>
          </table:table-cell>
          <table:table-cell office:value-type="float" office:value="80332.5" calcext:value-type="float">
            <text:p>80332.5</text:p>
          </table:table-cell>
          <table:table-cell office:value-type="float" office:value="60855" calcext:value-type="float">
            <text:p>60855</text:p>
          </table:table-cell>
          <table:table-cell office:value-type="float" office:value="55730" calcext:value-type="float">
            <text:p>55730</text:p>
          </table:table-cell>
          <table:table-cell office:value-type="float" office:value="49425" calcext:value-type="float">
            <text:p>49425</text:p>
          </table:table-cell>
          <table:table-cell office:value-type="float" office:value="62850" calcext:value-type="float">
            <text:p>62850</text:p>
          </table:table-cell>
          <table:table-cell office:value-type="float" office:value="49752.5" calcext:value-type="float">
            <text:p>49752.5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94960" calcext:value-type="float">
            <text:p>94960</text:p>
          </table:table-cell>
          <table:table-cell office:value-type="float" office:value="80907.5" calcext:value-type="float">
            <text:p>80907.5</text:p>
          </table:table-cell>
          <table:table-cell office:value-type="float" office:value="57665" calcext:value-type="float">
            <text:p>57665</text:p>
          </table:table-cell>
          <table:table-cell office:value-type="float" office:value="56677.5" calcext:value-type="float">
            <text:p>56677.5</text:p>
          </table:table-cell>
          <table:table-cell office:value-type="float" office:value="54150" calcext:value-type="float">
            <text:p>54150</text:p>
          </table:table-cell>
          <table:table-cell office:value-type="float" office:value="66125" calcext:value-type="float">
            <text:p>66125</text:p>
          </table:table-cell>
          <table:table-cell office:value-type="float" office:value="51590" calcext:value-type="float">
            <text:p>51590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94017.5" calcext:value-type="float">
            <text:p>94017.5</text:p>
          </table:table-cell>
          <table:table-cell office:value-type="float" office:value="78102.5" calcext:value-type="float">
            <text:p>78102.5</text:p>
          </table:table-cell>
          <table:table-cell office:value-type="float" office:value="56852.5" calcext:value-type="float">
            <text:p>56852.5</text:p>
          </table:table-cell>
          <table:table-cell office:value-type="float" office:value="59372.5" calcext:value-type="float">
            <text:p>59372.5</text:p>
          </table:table-cell>
          <table:table-cell office:value-type="float" office:value="58360" calcext:value-type="float">
            <text:p>58360</text:p>
          </table:table-cell>
          <table:table-cell office:value-type="float" office:value="65165" calcext:value-type="float">
            <text:p>65165</text:p>
          </table:table-cell>
          <table:table-cell office:value-type="float" office:value="50725" calcext:value-type="float">
            <text:p>50725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94252.5" calcext:value-type="float">
            <text:p>94252.5</text:p>
          </table:table-cell>
          <table:table-cell office:value-type="float" office:value="76512.5" calcext:value-type="float">
            <text:p>76512.5</text:p>
          </table:table-cell>
          <table:table-cell office:value-type="float" office:value="51627.5" calcext:value-type="float">
            <text:p>51627.5</text:p>
          </table:table-cell>
          <table:table-cell office:value-type="float" office:value="50765" calcext:value-type="float">
            <text:p>50765</text:p>
          </table:table-cell>
          <table:table-cell office:value-type="float" office:value="55737.5" calcext:value-type="float">
            <text:p>55737.5</text:p>
          </table:table-cell>
          <table:table-cell office:value-type="float" office:value="60630" calcext:value-type="float">
            <text:p>60630</text:p>
          </table:table-cell>
          <table:table-cell office:value-type="float" office:value="44802.5" calcext:value-type="float">
            <text:p>44802.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89465" calcext:value-type="float">
            <text:p>89465</text:p>
          </table:table-cell>
          <table:table-cell office:value-type="float" office:value="70737.5" calcext:value-type="float">
            <text:p>70737.5</text:p>
          </table:table-cell>
          <table:table-cell office:value-type="float" office:value="48010" calcext:value-type="float">
            <text:p>48010</text:p>
          </table:table-cell>
          <table:table-cell office:value-type="float" office:value="46760" calcext:value-type="float">
            <text:p>46760</text:p>
          </table:table-cell>
          <table:table-cell office:value-type="float" office:value="49242.5" calcext:value-type="float">
            <text:p>49242.5</text:p>
          </table:table-cell>
          <table:table-cell office:value-type="float" office:value="58360" calcext:value-type="float">
            <text:p>58360</text:p>
          </table:table-cell>
          <table:table-cell office:value-type="float" office:value="32240" calcext:value-type="float">
            <text:p>32240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89327.5" calcext:value-type="float">
            <text:p>89327.5</text:p>
          </table:table-cell>
          <table:table-cell office:value-type="float" office:value="66162.5" calcext:value-type="float">
            <text:p>66162.5</text:p>
          </table:table-cell>
          <table:table-cell office:value-type="float" office:value="50280" calcext:value-type="float">
            <text:p>50280</text:p>
          </table:table-cell>
          <table:table-cell office:value-type="float" office:value="45380" calcext:value-type="float">
            <text:p>45380</text:p>
          </table:table-cell>
          <table:table-cell office:value-type="float" office:value="46865" calcext:value-type="float">
            <text:p>46865</text:p>
          </table:table-cell>
          <table:table-cell office:value-type="float" office:value="52287.5" calcext:value-type="float">
            <text:p>52287.5</text:p>
          </table:table-cell>
          <table:table-cell office:value-type="float" office:value="27617.5" calcext:value-type="float">
            <text:p>27617.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83387.5" calcext:value-type="float">
            <text:p>83387.5</text:p>
          </table:table-cell>
          <table:table-cell office:value-type="float" office:value="64445" calcext:value-type="float">
            <text:p>64445</text:p>
          </table:table-cell>
          <table:table-cell office:value-type="float" office:value="47555" calcext:value-type="float">
            <text:p>47555</text:p>
          </table:table-cell>
          <table:table-cell office:value-type="float" office:value="45052.5" calcext:value-type="float">
            <text:p>45052.5</text:p>
          </table:table-cell>
          <table:table-cell office:value-type="float" office:value="49822.5" calcext:value-type="float">
            <text:p>49822.5</text:p>
          </table:table-cell>
          <table:table-cell office:value-type="float" office:value="51587.5" calcext:value-type="float">
            <text:p>51587.5</text:p>
          </table:table-cell>
          <table:table-cell office:value-type="float" office:value="29477.5" calcext:value-type="float">
            <text:p>29477.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79855" calcext:value-type="float">
            <text:p>79855</text:p>
          </table:table-cell>
          <table:table-cell office:value-type="float" office:value="65872.5" calcext:value-type="float">
            <text:p>65872.5</text:p>
          </table:table-cell>
          <table:table-cell office:value-type="float" office:value="46132.5" calcext:value-type="float">
            <text:p>46132.5</text:p>
          </table:table-cell>
          <table:table-cell office:value-type="float" office:value="45080" calcext:value-type="float">
            <text:p>45080</text:p>
          </table:table-cell>
          <table:table-cell office:value-type="float" office:value="54770" calcext:value-type="float">
            <text:p>54770</text:p>
          </table:table-cell>
          <table:table-cell office:value-type="float" office:value="52507.5" calcext:value-type="float">
            <text:p>52507.5</text:p>
          </table:table-cell>
          <table:table-cell office:value-type="float" office:value="26595" calcext:value-type="float">
            <text:p>26595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82345" calcext:value-type="float">
            <text:p>82345</text:p>
          </table:table-cell>
          <table:table-cell office:value-type="float" office:value="67765" calcext:value-type="float">
            <text:p>67765</text:p>
          </table:table-cell>
          <table:table-cell office:value-type="float" office:value="53052.5" calcext:value-type="float">
            <text:p>53052.5</text:p>
          </table:table-cell>
          <table:table-cell office:value-type="float" office:value="44315" calcext:value-type="float">
            <text:p>44315</text:p>
          </table:table-cell>
          <table:table-cell office:value-type="float" office:value="52320" calcext:value-type="float">
            <text:p>52320</text:p>
          </table:table-cell>
          <table:table-cell office:value-type="float" office:value="58202.5" calcext:value-type="float">
            <text:p>58202.5</text:p>
          </table:table-cell>
          <table:table-cell office:value-type="float" office:value="30572.5" calcext:value-type="float">
            <text:p>30572.5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88027.5" calcext:value-type="float">
            <text:p>88027.5</text:p>
          </table:table-cell>
          <table:table-cell office:value-type="float" office:value="71230" calcext:value-type="float">
            <text:p>71230</text:p>
          </table:table-cell>
          <table:table-cell office:value-type="float" office:value="64427.5" calcext:value-type="float">
            <text:p>64427.5</text:p>
          </table:table-cell>
          <table:table-cell office:value-type="float" office:value="51700" calcext:value-type="float">
            <text:p>51700</text:p>
          </table:table-cell>
          <table:table-cell office:value-type="float" office:value="56760" calcext:value-type="float">
            <text:p>56760</text:p>
          </table:table-cell>
          <table:table-cell office:value-type="float" office:value="70062.5" calcext:value-type="float">
            <text:p>70062.5</text:p>
          </table:table-cell>
          <table:table-cell office:value-type="float" office:value="42040" calcext:value-type="float">
            <text:p>42040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85967.5" calcext:value-type="float">
            <text:p>85967.5</text:p>
          </table:table-cell>
          <table:table-cell office:value-type="float" office:value="69312.5" calcext:value-type="float">
            <text:p>69312.5</text:p>
          </table:table-cell>
          <table:table-cell office:value-type="float" office:value="63780" calcext:value-type="float">
            <text:p>63780</text:p>
          </table:table-cell>
          <table:table-cell office:value-type="float" office:value="53615" calcext:value-type="float">
            <text:p>53615</text:p>
          </table:table-cell>
          <table:table-cell office:value-type="float" office:value="57237.5" calcext:value-type="float">
            <text:p>57237.5</text:p>
          </table:table-cell>
          <table:table-cell office:value-type="float" office:value="72195" calcext:value-type="float">
            <text:p>72195</text:p>
          </table:table-cell>
          <table:table-cell office:value-type="float" office:value="46635" calcext:value-type="float">
            <text:p>46635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87722.5" calcext:value-type="float">
            <text:p>87722.5</text:p>
          </table:table-cell>
          <table:table-cell office:value-type="float" office:value="71912.5" calcext:value-type="float">
            <text:p>71912.5</text:p>
          </table:table-cell>
          <table:table-cell office:value-type="float" office:value="58975" calcext:value-type="float">
            <text:p>58975</text:p>
          </table:table-cell>
          <table:table-cell office:value-type="float" office:value="52042.5" calcext:value-type="float">
            <text:p>52042.5</text:p>
          </table:table-cell>
          <table:table-cell office:value-type="float" office:value="53237.5" calcext:value-type="float">
            <text:p>53237.5</text:p>
          </table:table-cell>
          <table:table-cell office:value-type="float" office:value="72095" calcext:value-type="float">
            <text:p>72095</text:p>
          </table:table-cell>
          <table:table-cell office:value-type="float" office:value="43002.5" calcext:value-type="float">
            <text:p>43002.5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85135" calcext:value-type="float">
            <text:p>85135</text:p>
          </table:table-cell>
          <table:table-cell office:value-type="float" office:value="62497.5" calcext:value-type="float">
            <text:p>62497.5</text:p>
          </table:table-cell>
          <table:table-cell office:value-type="float" office:value="56247.5" calcext:value-type="float">
            <text:p>56247.5</text:p>
          </table:table-cell>
          <table:table-cell office:value-type="float" office:value="45357.5" calcext:value-type="float">
            <text:p>45357.5</text:p>
          </table:table-cell>
          <table:table-cell office:value-type="float" office:value="47862.5" calcext:value-type="float">
            <text:p>47862.5</text:p>
          </table:table-cell>
          <table:table-cell office:value-type="float" office:value="65565" calcext:value-type="float">
            <text:p>65565</text:p>
          </table:table-cell>
          <table:table-cell office:value-type="float" office:value="39125" calcext:value-type="float">
            <text:p>3912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88260" calcext:value-type="float">
            <text:p>88260</text:p>
          </table:table-cell>
          <table:table-cell office:value-type="float" office:value="74255" calcext:value-type="float">
            <text:p>74255</text:p>
          </table:table-cell>
          <table:table-cell office:value-type="float" office:value="55605" calcext:value-type="float">
            <text:p>55605</text:p>
          </table:table-cell>
          <table:table-cell office:value-type="float" office:value="45225" calcext:value-type="float">
            <text:p>45225</text:p>
          </table:table-cell>
          <table:table-cell office:value-type="float" office:value="47465" calcext:value-type="float">
            <text:p>47465</text:p>
          </table:table-cell>
          <table:table-cell office:value-type="float" office:value="65050" calcext:value-type="float">
            <text:p>65050</text:p>
          </table:table-cell>
          <table:table-cell office:value-type="float" office:value="42707.5" calcext:value-type="float">
            <text:p>42707.5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89240" calcext:value-type="float">
            <text:p>89240</text:p>
          </table:table-cell>
          <table:table-cell office:value-type="float" office:value="69450" calcext:value-type="float">
            <text:p>69450</text:p>
          </table:table-cell>
          <table:table-cell office:value-type="float" office:value="50902.5" calcext:value-type="float">
            <text:p>50902.5</text:p>
          </table:table-cell>
          <table:table-cell office:value-type="float" office:value="41192.5" calcext:value-type="float">
            <text:p>41192.5</text:p>
          </table:table-cell>
          <table:table-cell office:value-type="float" office:value="45542.5" calcext:value-type="float">
            <text:p>45542.5</text:p>
          </table:table-cell>
          <table:table-cell office:value-type="float" office:value="63312.5" calcext:value-type="float">
            <text:p>63312.5</text:p>
          </table:table-cell>
          <table:table-cell office:value-type="float" office:value="43892.5" calcext:value-type="float">
            <text:p>43892.5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85927.5" calcext:value-type="float">
            <text:p>85927.5</text:p>
          </table:table-cell>
          <table:table-cell office:value-type="float" office:value="71097.5" calcext:value-type="float">
            <text:p>71097.5</text:p>
          </table:table-cell>
          <table:table-cell office:value-type="float" office:value="48140" calcext:value-type="float">
            <text:p>48140</text:p>
          </table:table-cell>
          <table:table-cell office:value-type="float" office:value="37100" calcext:value-type="float">
            <text:p>37100</text:p>
          </table:table-cell>
          <table:table-cell office:value-type="float" office:value="38525" calcext:value-type="float">
            <text:p>38525</text:p>
          </table:table-cell>
          <table:table-cell office:value-type="float" office:value="57180" calcext:value-type="float">
            <text:p>57180</text:p>
          </table:table-cell>
          <table:table-cell office:value-type="float" office:value="41087.5" calcext:value-type="float">
            <text:p>41087.5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83627.5" calcext:value-type="float">
            <text:p>83627.5</text:p>
          </table:table-cell>
          <table:table-cell office:value-type="float" office:value="64490" calcext:value-type="float">
            <text:p>64490</text:p>
          </table:table-cell>
          <table:table-cell office:value-type="float" office:value="44557.5" calcext:value-type="float">
            <text:p>44557.5</text:p>
          </table:table-cell>
          <table:table-cell office:value-type="float" office:value="42767.5" calcext:value-type="float">
            <text:p>42767.5</text:p>
          </table:table-cell>
          <table:table-cell office:value-type="float" office:value="33760" calcext:value-type="float">
            <text:p>33760</text:p>
          </table:table-cell>
          <table:table-cell office:value-type="float" office:value="52350" calcext:value-type="float">
            <text:p>52350</text:p>
          </table:table-cell>
          <table:table-cell office:value-type="float" office:value="35550" calcext:value-type="float">
            <text:p>35550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85847.5" calcext:value-type="float">
            <text:p>85847.5</text:p>
          </table:table-cell>
          <table:table-cell office:value-type="float" office:value="65250" calcext:value-type="float">
            <text:p>65250</text:p>
          </table:table-cell>
          <table:table-cell office:value-type="float" office:value="45492.5" calcext:value-type="float">
            <text:p>45492.5</text:p>
          </table:table-cell>
          <table:table-cell office:value-type="float" office:value="39812.5" calcext:value-type="float">
            <text:p>39812.5</text:p>
          </table:table-cell>
          <table:table-cell office:value-type="float" office:value="34602.5" calcext:value-type="float">
            <text:p>34602.5</text:p>
          </table:table-cell>
          <table:table-cell office:value-type="float" office:value="61777.5" calcext:value-type="float">
            <text:p>61777.5</text:p>
          </table:table-cell>
          <table:table-cell office:value-type="float" office:value="35225" calcext:value-type="float">
            <text:p>3522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88707.5" calcext:value-type="float">
            <text:p>88707.5</text:p>
          </table:table-cell>
          <table:table-cell office:value-type="float" office:value="67430" calcext:value-type="float">
            <text:p>67430</text:p>
          </table:table-cell>
          <table:table-cell office:value-type="float" office:value="50910" calcext:value-type="float">
            <text:p>50910</text:p>
          </table:table-cell>
          <table:table-cell office:value-type="float" office:value="36452.5" calcext:value-type="float">
            <text:p>36452.5</text:p>
          </table:table-cell>
          <table:table-cell office:value-type="float" office:value="36967.5" calcext:value-type="float">
            <text:p>36967.5</text:p>
          </table:table-cell>
          <table:table-cell office:value-type="float" office:value="65945" calcext:value-type="float">
            <text:p>65945</text:p>
          </table:table-cell>
          <table:table-cell office:value-type="float" office:value="36692.5" calcext:value-type="float">
            <text:p>36692.5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83605" calcext:value-type="float">
            <text:p>83605</text:p>
          </table:table-cell>
          <table:table-cell office:value-type="float" office:value="68147.5" calcext:value-type="float">
            <text:p>68147.5</text:p>
          </table:table-cell>
          <table:table-cell office:value-type="float" office:value="48335" calcext:value-type="float">
            <text:p>48335</text:p>
          </table:table-cell>
          <table:table-cell office:value-type="float" office:value="38470" calcext:value-type="float">
            <text:p>38470</text:p>
          </table:table-cell>
          <table:table-cell office:value-type="float" office:value="32835" calcext:value-type="float">
            <text:p>32835</text:p>
          </table:table-cell>
          <table:table-cell office:value-type="float" office:value="56265" calcext:value-type="float">
            <text:p>56265</text:p>
          </table:table-cell>
          <table:table-cell office:value-type="float" office:value="35142.5" calcext:value-type="float">
            <text:p>35142.5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80997.5" calcext:value-type="float">
            <text:p>80997.5</text:p>
          </table:table-cell>
          <table:table-cell office:value-type="float" office:value="67502.5" calcext:value-type="float">
            <text:p>67502.5</text:p>
          </table:table-cell>
          <table:table-cell office:value-type="float" office:value="48612.5" calcext:value-type="float">
            <text:p>48612.5</text:p>
          </table:table-cell>
          <table:table-cell office:value-type="float" office:value="42842.5" calcext:value-type="float">
            <text:p>42842.5</text:p>
          </table:table-cell>
          <table:table-cell office:value-type="float" office:value="31225" calcext:value-type="float">
            <text:p>31225</text:p>
          </table:table-cell>
          <table:table-cell office:value-type="float" office:value="56462.5" calcext:value-type="float">
            <text:p>56462.5</text:p>
          </table:table-cell>
          <table:table-cell office:value-type="float" office:value="38492.5" calcext:value-type="float">
            <text:p>38492.5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83445" calcext:value-type="float">
            <text:p>83445</text:p>
          </table:table-cell>
          <table:table-cell office:value-type="float" office:value="67577.5" calcext:value-type="float">
            <text:p>67577.5</text:p>
          </table:table-cell>
          <table:table-cell office:value-type="float" office:value="49832.5" calcext:value-type="float">
            <text:p>49832.5</text:p>
          </table:table-cell>
          <table:table-cell office:value-type="float" office:value="45915" calcext:value-type="float">
            <text:p>45915</text:p>
          </table:table-cell>
          <table:table-cell office:value-type="float" office:value="28997.5" calcext:value-type="float">
            <text:p>28997.5</text:p>
          </table:table-cell>
          <table:table-cell office:value-type="float" office:value="58925" calcext:value-type="float">
            <text:p>58925</text:p>
          </table:table-cell>
          <table:table-cell office:value-type="float" office:value="40842.5" calcext:value-type="float">
            <text:p>40842.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81725" calcext:value-type="float">
            <text:p>81725</text:p>
          </table:table-cell>
          <table:table-cell office:value-type="float" office:value="68990" calcext:value-type="float">
            <text:p>68990</text:p>
          </table:table-cell>
          <table:table-cell office:value-type="float" office:value="47167.5" calcext:value-type="float">
            <text:p>47167.5</text:p>
          </table:table-cell>
          <table:table-cell office:value-type="float" office:value="44062.5" calcext:value-type="float">
            <text:p>44062.5</text:p>
          </table:table-cell>
          <table:table-cell office:value-type="float" office:value="25772.5" calcext:value-type="float">
            <text:p>25772.5</text:p>
          </table:table-cell>
          <table:table-cell office:value-type="float" office:value="60617.5" calcext:value-type="float">
            <text:p>60617.5</text:p>
          </table:table-cell>
          <table:table-cell office:value-type="float" office:value="40682.5" calcext:value-type="float">
            <text:p>40682.5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81270" calcext:value-type="float">
            <text:p>81270</text:p>
          </table:table-cell>
          <table:table-cell office:value-type="float" office:value="69382.5" calcext:value-type="float">
            <text:p>69382.5</text:p>
          </table:table-cell>
          <table:table-cell office:value-type="float" office:value="45000" calcext:value-type="float">
            <text:p>45000</text:p>
          </table:table-cell>
          <table:table-cell office:value-type="float" office:value="42205" calcext:value-type="float">
            <text:p>42205</text:p>
          </table:table-cell>
          <table:table-cell office:value-type="float" office:value="27292.5" calcext:value-type="float">
            <text:p>27292.5</text:p>
          </table:table-cell>
          <table:table-cell office:value-type="float" office:value="59297.5" calcext:value-type="float">
            <text:p>59297.5</text:p>
          </table:table-cell>
          <table:table-cell office:value-type="float" office:value="36920" calcext:value-type="float">
            <text:p>36920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72725" calcext:value-type="float">
            <text:p>72725</text:p>
          </table:table-cell>
          <table:table-cell office:value-type="float" office:value="68070" calcext:value-type="float">
            <text:p>68070</text:p>
          </table:table-cell>
          <table:table-cell office:value-type="float" office:value="42745" calcext:value-type="float">
            <text:p>42745</text:p>
          </table:table-cell>
          <table:table-cell office:value-type="float" office:value="40050" calcext:value-type="float">
            <text:p>40050</text:p>
          </table:table-cell>
          <table:table-cell office:value-type="float" office:value="20900" calcext:value-type="float">
            <text:p>20900</text:p>
          </table:table-cell>
          <table:table-cell office:value-type="float" office:value="59125" calcext:value-type="float">
            <text:p>59125</text:p>
          </table:table-cell>
          <table:table-cell office:value-type="float" office:value="35267.5" calcext:value-type="float">
            <text:p>35267.5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77100" calcext:value-type="float">
            <text:p>77100</text:p>
          </table:table-cell>
          <table:table-cell office:value-type="float" office:value="73325" calcext:value-type="float">
            <text:p>73325</text:p>
          </table:table-cell>
          <table:table-cell office:value-type="float" office:value="40745" calcext:value-type="float">
            <text:p>40745</text:p>
          </table:table-cell>
          <table:table-cell office:value-type="float" office:value="35922.5" calcext:value-type="float">
            <text:p>35922.5</text:p>
          </table:table-cell>
          <table:table-cell office:value-type="float" office:value="20932.5" calcext:value-type="float">
            <text:p>20932.5</text:p>
          </table:table-cell>
          <table:table-cell office:value-type="float" office:value="62490" calcext:value-type="float">
            <text:p>62490</text:p>
          </table:table-cell>
          <table:table-cell office:value-type="float" office:value="36782.5" calcext:value-type="float">
            <text:p>36782.5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76262.5" calcext:value-type="float">
            <text:p>76262.5</text:p>
          </table:table-cell>
          <table:table-cell office:value-type="float" office:value="68712.5" calcext:value-type="float">
            <text:p>68712.5</text:p>
          </table:table-cell>
          <table:table-cell office:value-type="float" office:value="39815" calcext:value-type="float">
            <text:p>39815</text:p>
          </table:table-cell>
          <table:table-cell office:value-type="float" office:value="38290" calcext:value-type="float">
            <text:p>38290</text:p>
          </table:table-cell>
          <table:table-cell office:value-type="float" office:value="22875" calcext:value-type="float">
            <text:p>22875</text:p>
          </table:table-cell>
          <table:table-cell office:value-type="float" office:value="60675" calcext:value-type="float">
            <text:p>60675</text:p>
          </table:table-cell>
          <table:table-cell office:value-type="float" office:value="36207.5" calcext:value-type="float">
            <text:p>36207.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77277.5" calcext:value-type="float">
            <text:p>77277.5</text:p>
          </table:table-cell>
          <table:table-cell office:value-type="float" office:value="73767.5" calcext:value-type="float">
            <text:p>73767.5</text:p>
          </table:table-cell>
          <table:table-cell office:value-type="float" office:value="37345" calcext:value-type="float">
            <text:p>37345</text:p>
          </table:table-cell>
          <table:table-cell office:value-type="float" office:value="36875" calcext:value-type="float">
            <text:p>36875</text:p>
          </table:table-cell>
          <table:table-cell office:value-type="float" office:value="24277.5" calcext:value-type="float">
            <text:p>24277.5</text:p>
          </table:table-cell>
          <table:table-cell office:value-type="float" office:value="63517.5" calcext:value-type="float">
            <text:p>63517.5</text:p>
          </table:table-cell>
          <table:table-cell office:value-type="float" office:value="39862.5" calcext:value-type="float">
            <text:p>39862.5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77127.5" calcext:value-type="float">
            <text:p>77127.5</text:p>
          </table:table-cell>
          <table:table-cell office:value-type="float" office:value="73742.5" calcext:value-type="float">
            <text:p>73742.5</text:p>
          </table:table-cell>
          <table:table-cell office:value-type="float" office:value="37230" calcext:value-type="float">
            <text:p>37230</text:p>
          </table:table-cell>
          <table:table-cell office:value-type="float" office:value="40510" calcext:value-type="float">
            <text:p>40510</text:p>
          </table:table-cell>
          <table:table-cell office:value-type="float" office:value="24552.5" calcext:value-type="float">
            <text:p>24552.5</text:p>
          </table:table-cell>
          <table:table-cell office:value-type="float" office:value="64195" calcext:value-type="float">
            <text:p>64195</text:p>
          </table:table-cell>
          <table:table-cell office:value-type="float" office:value="29795" calcext:value-type="float">
            <text:p>29795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80247.5" calcext:value-type="float">
            <text:p>80247.5</text:p>
          </table:table-cell>
          <table:table-cell office:value-type="float" office:value="70782.5" calcext:value-type="float">
            <text:p>70782.5</text:p>
          </table:table-cell>
          <table:table-cell office:value-type="float" office:value="38130" calcext:value-type="float">
            <text:p>38130</text:p>
          </table:table-cell>
          <table:table-cell office:value-type="float" office:value="40140" calcext:value-type="float">
            <text:p>40140</text:p>
          </table:table-cell>
          <table:table-cell office:value-type="float" office:value="28137.5" calcext:value-type="float">
            <text:p>28137.5</text:p>
          </table:table-cell>
          <table:table-cell office:value-type="float" office:value="66025" calcext:value-type="float">
            <text:p>66025</text:p>
          </table:table-cell>
          <table:table-cell office:value-type="float" office:value="33370" calcext:value-type="float">
            <text:p>33370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79287.5" calcext:value-type="float">
            <text:p>79287.5</text:p>
          </table:table-cell>
          <table:table-cell office:value-type="float" office:value="69000" calcext:value-type="float">
            <text:p>69000</text:p>
          </table:table-cell>
          <table:table-cell office:value-type="float" office:value="39217.5" calcext:value-type="float">
            <text:p>39217.5</text:p>
          </table:table-cell>
          <table:table-cell office:value-type="float" office:value="31672.5" calcext:value-type="float">
            <text:p>31672.5</text:p>
          </table:table-cell>
          <table:table-cell office:value-type="float" office:value="32455" calcext:value-type="float">
            <text:p>32455</text:p>
          </table:table-cell>
          <table:table-cell office:value-type="float" office:value="68855" calcext:value-type="float">
            <text:p>68855</text:p>
          </table:table-cell>
          <table:table-cell office:value-type="float" office:value="34255" calcext:value-type="float">
            <text:p>34255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81777.5" calcext:value-type="float">
            <text:p>81777.5</text:p>
          </table:table-cell>
          <table:table-cell office:value-type="float" office:value="75420" calcext:value-type="float">
            <text:p>75420</text:p>
          </table:table-cell>
          <table:table-cell office:value-type="float" office:value="45887.5" calcext:value-type="float">
            <text:p>45887.5</text:p>
          </table:table-cell>
          <table:table-cell office:value-type="float" office:value="34005" calcext:value-type="float">
            <text:p>34005</text:p>
          </table:table-cell>
          <table:table-cell office:value-type="float" office:value="41970" calcext:value-type="float">
            <text:p>41970</text:p>
          </table:table-cell>
          <table:table-cell office:value-type="float" office:value="76027.5" calcext:value-type="float">
            <text:p>76027.5</text:p>
          </table:table-cell>
          <table:table-cell office:value-type="float" office:value="41662.5" calcext:value-type="float">
            <text:p>41662.5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85585" calcext:value-type="float">
            <text:p>85585</text:p>
          </table:table-cell>
          <table:table-cell office:value-type="float" office:value="73592.5" calcext:value-type="float">
            <text:p>73592.5</text:p>
          </table:table-cell>
          <table:table-cell office:value-type="float" office:value="52630" calcext:value-type="float">
            <text:p>52630</text:p>
          </table:table-cell>
          <table:table-cell office:value-type="float" office:value="34952.5" calcext:value-type="float">
            <text:p>34952.5</text:p>
          </table:table-cell>
          <table:table-cell office:value-type="float" office:value="40047.5" calcext:value-type="float">
            <text:p>40047.5</text:p>
          </table:table-cell>
          <table:table-cell office:value-type="float" office:value="78465" calcext:value-type="float">
            <text:p>78465</text:p>
          </table:table-cell>
          <table:table-cell office:value-type="float" office:value="39390" calcext:value-type="float">
            <text:p>39390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85122.5" calcext:value-type="float">
            <text:p>85122.5</text:p>
          </table:table-cell>
          <table:table-cell office:value-type="float" office:value="64470" calcext:value-type="float">
            <text:p>64470</text:p>
          </table:table-cell>
          <table:table-cell office:value-type="float" office:value="50077.5" calcext:value-type="float">
            <text:p>50077.5</text:p>
          </table:table-cell>
          <table:table-cell office:value-type="float" office:value="28310" calcext:value-type="float">
            <text:p>28310</text:p>
          </table:table-cell>
          <table:table-cell office:value-type="float" office:value="38870" calcext:value-type="float">
            <text:p>38870</text:p>
          </table:table-cell>
          <table:table-cell office:value-type="float" office:value="77070" calcext:value-type="float">
            <text:p>77070</text:p>
          </table:table-cell>
          <table:table-cell office:value-type="float" office:value="36740" calcext:value-type="float">
            <text:p>36740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89035" calcext:value-type="float">
            <text:p>89035</text:p>
          </table:table-cell>
          <table:table-cell office:value-type="float" office:value="67062.5" calcext:value-type="float">
            <text:p>67062.5</text:p>
          </table:table-cell>
          <table:table-cell office:value-type="float" office:value="55392.5" calcext:value-type="float">
            <text:p>55392.5</text:p>
          </table:table-cell>
          <table:table-cell office:value-type="float" office:value="29360" calcext:value-type="float">
            <text:p>29360</text:p>
          </table:table-cell>
          <table:table-cell office:value-type="float" office:value="39277.5" calcext:value-type="float">
            <text:p>39277.5</text:p>
          </table:table-cell>
          <table:table-cell office:value-type="float" office:value="84205" calcext:value-type="float">
            <text:p>84205</text:p>
          </table:table-cell>
          <table:table-cell office:value-type="float" office:value="39822.5" calcext:value-type="float">
            <text:p>39822.5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82672.5" calcext:value-type="float">
            <text:p>82672.5</text:p>
          </table:table-cell>
          <table:table-cell office:value-type="float" office:value="61327.5" calcext:value-type="float">
            <text:p>61327.5</text:p>
          </table:table-cell>
          <table:table-cell office:value-type="float" office:value="58947.5" calcext:value-type="float">
            <text:p>58947.5</text:p>
          </table:table-cell>
          <table:table-cell office:value-type="float" office:value="25077.5" calcext:value-type="float">
            <text:p>25077.5</text:p>
          </table:table-cell>
          <table:table-cell office:value-type="float" office:value="33440" calcext:value-type="float">
            <text:p>33440</text:p>
          </table:table-cell>
          <table:table-cell office:value-type="float" office:value="80767.5" calcext:value-type="float">
            <text:p>80767.5</text:p>
          </table:table-cell>
          <table:table-cell office:value-type="float" office:value="33480" calcext:value-type="float">
            <text:p>33480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84477.5" calcext:value-type="float">
            <text:p>84477.5</text:p>
          </table:table-cell>
          <table:table-cell office:value-type="float" office:value="50067.5" calcext:value-type="float">
            <text:p>50067.5</text:p>
          </table:table-cell>
          <table:table-cell office:value-type="float" office:value="53212.5" calcext:value-type="float">
            <text:p>53212.5</text:p>
          </table:table-cell>
          <table:table-cell office:value-type="float" office:value="20955" calcext:value-type="float">
            <text:p>20955</text:p>
          </table:table-cell>
          <table:table-cell office:value-type="float" office:value="26590" calcext:value-type="float">
            <text:p>26590</text:p>
          </table:table-cell>
          <table:table-cell office:value-type="float" office:value="80925" calcext:value-type="float">
            <text:p>80925</text:p>
          </table:table-cell>
          <table:table-cell office:value-type="float" office:value="30492.5" calcext:value-type="float">
            <text:p>30492.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85140" calcext:value-type="float">
            <text:p>85140</text:p>
          </table:table-cell>
          <table:table-cell office:value-type="float" office:value="43705" calcext:value-type="float">
            <text:p>43705</text:p>
          </table:table-cell>
          <table:table-cell office:value-type="float" office:value="57847.5" calcext:value-type="float">
            <text:p>57847.5</text:p>
          </table:table-cell>
          <table:table-cell office:value-type="float" office:value="24075" calcext:value-type="float">
            <text:p>24075</text:p>
          </table:table-cell>
          <table:table-cell office:value-type="float" office:value="30567.5" calcext:value-type="float">
            <text:p>30567.5</text:p>
          </table:table-cell>
          <table:table-cell office:value-type="float" office:value="76505" calcext:value-type="float">
            <text:p>76505</text:p>
          </table:table-cell>
          <table:table-cell office:value-type="float" office:value="35585" calcext:value-type="float">
            <text:p>35585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84615" calcext:value-type="float">
            <text:p>84615</text:p>
          </table:table-cell>
          <table:table-cell office:value-type="float" office:value="42780" calcext:value-type="float">
            <text:p>42780</text:p>
          </table:table-cell>
          <table:table-cell office:value-type="float" office:value="56317.5" calcext:value-type="float">
            <text:p>56317.5</text:p>
          </table:table-cell>
          <table:table-cell office:value-type="float" office:value="20760" calcext:value-type="float">
            <text:p>20760</text:p>
          </table:table-cell>
          <table:table-cell office:value-type="float" office:value="27200" calcext:value-type="float">
            <text:p>27200</text:p>
          </table:table-cell>
          <table:table-cell office:value-type="float" office:value="69297.5" calcext:value-type="float">
            <text:p>69297.5</text:p>
          </table:table-cell>
          <table:table-cell office:value-type="float" office:value="38707.5" calcext:value-type="float">
            <text:p>38707.5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84780" calcext:value-type="float">
            <text:p>84780</text:p>
          </table:table-cell>
          <table:table-cell office:value-type="float" office:value="39460" calcext:value-type="float">
            <text:p>39460</text:p>
          </table:table-cell>
          <table:table-cell office:value-type="float" office:value="58012.5" calcext:value-type="float">
            <text:p>58012.5</text:p>
          </table:table-cell>
          <table:table-cell office:value-type="float" office:value="15322.5" calcext:value-type="float">
            <text:p>15322.5</text:p>
          </table:table-cell>
          <table:table-cell office:value-type="float" office:value="24612.5" calcext:value-type="float">
            <text:p>24612.5</text:p>
          </table:table-cell>
          <table:table-cell office:value-type="float" office:value="65752.5" calcext:value-type="float">
            <text:p>65752.5</text:p>
          </table:table-cell>
          <table:table-cell office:value-type="float" office:value="33182.5" calcext:value-type="float">
            <text:p>33182.5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91945" calcext:value-type="float">
            <text:p>91945</text:p>
          </table:table-cell>
          <table:table-cell office:value-type="float" office:value="41490" calcext:value-type="float">
            <text:p>41490</text:p>
          </table:table-cell>
          <table:table-cell office:value-type="float" office:value="68420" calcext:value-type="float">
            <text:p>68420</text:p>
          </table:table-cell>
          <table:table-cell office:value-type="float" office:value="22612.5" calcext:value-type="float">
            <text:p>22612.5</text:p>
          </table:table-cell>
          <table:table-cell office:value-type="float" office:value="26380" calcext:value-type="float">
            <text:p>26380</text:p>
          </table:table-cell>
          <table:table-cell office:value-type="float" office:value="68547.5" calcext:value-type="float">
            <text:p>68547.5</text:p>
          </table:table-cell>
          <table:table-cell office:value-type="float" office:value="36040" calcext:value-type="float">
            <text:p>36040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85572.5" calcext:value-type="float">
            <text:p>85572.5</text:p>
          </table:table-cell>
          <table:table-cell office:value-type="float" office:value="34157.5" calcext:value-type="float">
            <text:p>34157.5</text:p>
          </table:table-cell>
          <table:table-cell office:value-type="float" office:value="57525" calcext:value-type="float">
            <text:p>57525</text:p>
          </table:table-cell>
          <table:table-cell office:value-type="float" office:value="16645" calcext:value-type="float">
            <text:p>16645</text:p>
          </table:table-cell>
          <table:table-cell office:value-type="float" office:value="22955" calcext:value-type="float">
            <text:p>22955</text:p>
          </table:table-cell>
          <table:table-cell office:value-type="float" office:value="59825" calcext:value-type="float">
            <text:p>59825</text:p>
          </table:table-cell>
          <table:table-cell office:value-type="float" office:value="33545" calcext:value-type="float">
            <text:p>33545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84630" calcext:value-type="float">
            <text:p>84630</text:p>
          </table:table-cell>
          <table:table-cell office:value-type="float" office:value="35920" calcext:value-type="float">
            <text:p>35920</text:p>
          </table:table-cell>
          <table:table-cell office:value-type="float" office:value="59145" calcext:value-type="float">
            <text:p>59145</text:p>
          </table:table-cell>
          <table:table-cell office:value-type="float" office:value="14237.5" calcext:value-type="float">
            <text:p>14237.5</text:p>
          </table:table-cell>
          <table:table-cell office:value-type="float" office:value="19882.5" calcext:value-type="float">
            <text:p>19882.5</text:p>
          </table:table-cell>
          <table:table-cell office:value-type="float" office:value="62537.5" calcext:value-type="float">
            <text:p>62537.5</text:p>
          </table:table-cell>
          <table:table-cell office:value-type="float" office:value="39152.5" calcext:value-type="float">
            <text:p>39152.5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78712.5" calcext:value-type="float">
            <text:p>78712.5</text:p>
          </table:table-cell>
          <table:table-cell office:value-type="float" office:value="32152.5" calcext:value-type="float">
            <text:p>32152.5</text:p>
          </table:table-cell>
          <table:table-cell office:value-type="float" office:value="56020" calcext:value-type="float">
            <text:p>56020</text:p>
          </table:table-cell>
          <table:table-cell office:value-type="float" office:value="4335" calcext:value-type="float">
            <text:p>4335</text:p>
          </table:table-cell>
          <table:table-cell office:value-type="float" office:value="18562.5" calcext:value-type="float">
            <text:p>18562.5</text:p>
          </table:table-cell>
          <table:table-cell office:value-type="float" office:value="55675" calcext:value-type="float">
            <text:p>55675</text:p>
          </table:table-cell>
          <table:table-cell office:value-type="float" office:value="39200" calcext:value-type="float">
            <text:p>39200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74425" calcext:value-type="float">
            <text:p>74425</text:p>
          </table:table-cell>
          <table:table-cell office:value-type="float" office:value="31792.5" calcext:value-type="float">
            <text:p>31792.5</text:p>
          </table:table-cell>
          <table:table-cell office:value-type="float" office:value="55030" calcext:value-type="float">
            <text:p>55030</text:p>
          </table:table-cell>
          <table:table-cell office:value-type="float" office:value="15" calcext:value-type="float">
            <text:p>15</text:p>
          </table:table-cell>
          <table:table-cell office:value-type="float" office:value="19242.5" calcext:value-type="float">
            <text:p>19242.5</text:p>
          </table:table-cell>
          <table:table-cell office:value-type="float" office:value="53955" calcext:value-type="float">
            <text:p>53955</text:p>
          </table:table-cell>
          <table:table-cell office:value-type="float" office:value="38172.5" calcext:value-type="float">
            <text:p>38172.5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73340" calcext:value-type="float">
            <text:p>73340</text:p>
          </table:table-cell>
          <table:table-cell office:value-type="float" office:value="36140" calcext:value-type="float">
            <text:p>36140</text:p>
          </table:table-cell>
          <table:table-cell office:value-type="float" office:value="48917.5" calcext:value-type="float">
            <text:p>48917.5</text:p>
          </table:table-cell>
          <table:table-cell office:value-type="float" office:value="15" calcext:value-type="float">
            <text:p>15</text:p>
          </table:table-cell>
          <table:table-cell office:value-type="float" office:value="18962.5" calcext:value-type="float">
            <text:p>18962.5</text:p>
          </table:table-cell>
          <table:table-cell office:value-type="float" office:value="55567.5" calcext:value-type="float">
            <text:p>55567.5</text:p>
          </table:table-cell>
          <table:table-cell office:value-type="float" office:value="43455" calcext:value-type="float">
            <text:p>4345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74435" calcext:value-type="float">
            <text:p>74435</text:p>
          </table:table-cell>
          <table:table-cell office:value-type="float" office:value="32455" calcext:value-type="float">
            <text:p>32455</text:p>
          </table:table-cell>
          <table:table-cell office:value-type="float" office:value="47097.5" calcext:value-type="float">
            <text:p>47097.5</text:p>
          </table:table-cell>
          <table:table-cell office:value-type="float" office:value="15" calcext:value-type="float">
            <text:p>15</text:p>
          </table:table-cell>
          <table:table-cell office:value-type="float" office:value="14885" calcext:value-type="float">
            <text:p>14885</text:p>
          </table:table-cell>
          <table:table-cell office:value-type="float" office:value="59652.5" calcext:value-type="float">
            <text:p>59652.5</text:p>
          </table:table-cell>
          <table:table-cell office:value-type="float" office:value="41415" calcext:value-type="float">
            <text:p>4141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70937.5" calcext:value-type="float">
            <text:p>70937.5</text:p>
          </table:table-cell>
          <table:table-cell office:value-type="float" office:value="28745" calcext:value-type="float">
            <text:p>28745</text:p>
          </table:table-cell>
          <table:table-cell office:value-type="float" office:value="49835" calcext:value-type="float">
            <text:p>49835</text:p>
          </table:table-cell>
          <table:table-cell office:value-type="float" office:value="15" calcext:value-type="float">
            <text:p>15</text:p>
          </table:table-cell>
          <table:table-cell office:value-type="float" office:value="15972.5" calcext:value-type="float">
            <text:p>15972.5</text:p>
          </table:table-cell>
          <table:table-cell office:value-type="float" office:value="54765" calcext:value-type="float">
            <text:p>54765</text:p>
          </table:table-cell>
          <table:table-cell office:value-type="float" office:value="35187.5" calcext:value-type="float">
            <text:p>35187.5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70160" calcext:value-type="float">
            <text:p>70160</text:p>
          </table:table-cell>
          <table:table-cell office:value-type="float" office:value="27130" calcext:value-type="float">
            <text:p>27130</text:p>
          </table:table-cell>
          <table:table-cell office:value-type="float" office:value="55160" calcext:value-type="float">
            <text:p>55160</text:p>
          </table:table-cell>
          <table:table-cell office:value-type="float" office:value="15" calcext:value-type="float">
            <text:p>15</text:p>
          </table:table-cell>
          <table:table-cell office:value-type="float" office:value="15745" calcext:value-type="float">
            <text:p>15745</text:p>
          </table:table-cell>
          <table:table-cell office:value-type="float" office:value="59947.5" calcext:value-type="float">
            <text:p>59947.5</text:p>
          </table:table-cell>
          <table:table-cell office:value-type="float" office:value="36780" calcext:value-type="float">
            <text:p>36780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64840" calcext:value-type="float">
            <text:p>64840</text:p>
          </table:table-cell>
          <table:table-cell office:value-type="float" office:value="24685" calcext:value-type="float">
            <text:p>24685</text:p>
          </table:table-cell>
          <table:table-cell office:value-type="float" office:value="57710" calcext:value-type="float">
            <text:p>57710</text:p>
          </table:table-cell>
          <table:table-cell office:value-type="float" office:value="15" calcext:value-type="float">
            <text:p>15</text:p>
          </table:table-cell>
          <table:table-cell office:value-type="float" office:value="10757.5" calcext:value-type="float">
            <text:p>10757.5</text:p>
          </table:table-cell>
          <table:table-cell office:value-type="float" office:value="54967.5" calcext:value-type="float">
            <text:p>54967.5</text:p>
          </table:table-cell>
          <table:table-cell office:value-type="float" office:value="35410" calcext:value-type="float">
            <text:p>35410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64822.5" calcext:value-type="float">
            <text:p>64822.5</text:p>
          </table:table-cell>
          <table:table-cell office:value-type="float" office:value="28572.5" calcext:value-type="float">
            <text:p>28572.5</text:p>
          </table:table-cell>
          <table:table-cell office:value-type="float" office:value="56045" calcext:value-type="float">
            <text:p>56045</text:p>
          </table:table-cell>
          <table:table-cell office:value-type="float" office:value="15" calcext:value-type="float">
            <text:p>15</text:p>
          </table:table-cell>
          <table:table-cell office:value-type="float" office:value="10947.5" calcext:value-type="float">
            <text:p>10947.5</text:p>
          </table:table-cell>
          <table:table-cell office:value-type="float" office:value="58682.5" calcext:value-type="float">
            <text:p>58682.5</text:p>
          </table:table-cell>
          <table:table-cell office:value-type="float" office:value="37662.5" calcext:value-type="float">
            <text:p>37662.5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67965" calcext:value-type="float">
            <text:p>67965</text:p>
          </table:table-cell>
          <table:table-cell office:value-type="float" office:value="28442.5" calcext:value-type="float">
            <text:p>28442.5</text:p>
          </table:table-cell>
          <table:table-cell office:value-type="float" office:value="52085" calcext:value-type="float">
            <text:p>52085</text:p>
          </table:table-cell>
          <table:table-cell office:value-type="float" office:value="15" calcext:value-type="float">
            <text:p>15</text:p>
          </table:table-cell>
          <table:table-cell office:value-type="float" office:value="7715" calcext:value-type="float">
            <text:p>7715</text:p>
          </table:table-cell>
          <table:table-cell office:value-type="float" office:value="52970" calcext:value-type="float">
            <text:p>52970</text:p>
          </table:table-cell>
          <table:table-cell office:value-type="float" office:value="35430" calcext:value-type="float">
            <text:p>35430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71222.5" calcext:value-type="float">
            <text:p>71222.5</text:p>
          </table:table-cell>
          <table:table-cell office:value-type="float" office:value="27652.5" calcext:value-type="float">
            <text:p>27652.5</text:p>
          </table:table-cell>
          <table:table-cell office:value-type="float" office:value="58535" calcext:value-type="float">
            <text:p>58535</text:p>
          </table:table-cell>
          <table:table-cell office:value-type="float" office:value="15" calcext:value-type="float">
            <text:p>15</text:p>
          </table:table-cell>
          <table:table-cell office:value-type="float" office:value="13875" calcext:value-type="float">
            <text:p>13875</text:p>
          </table:table-cell>
          <table:table-cell office:value-type="float" office:value="53450" calcext:value-type="float">
            <text:p>53450</text:p>
          </table:table-cell>
          <table:table-cell office:value-type="float" office:value="33255" calcext:value-type="float">
            <text:p>33255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72625" calcext:value-type="float">
            <text:p>72625</text:p>
          </table:table-cell>
          <table:table-cell office:value-type="float" office:value="20502.5" calcext:value-type="float">
            <text:p>20502.5</text:p>
          </table:table-cell>
          <table:table-cell office:value-type="float" office:value="61097.5" calcext:value-type="float">
            <text:p>61097.5</text:p>
          </table:table-cell>
          <table:table-cell office:value-type="float" office:value="15" calcext:value-type="float">
            <text:p>15</text:p>
          </table:table-cell>
          <table:table-cell office:value-type="float" office:value="7992.5" calcext:value-type="float">
            <text:p>7992.5</text:p>
          </table:table-cell>
          <table:table-cell office:value-type="float" office:value="58135" calcext:value-type="float">
            <text:p>58135</text:p>
          </table:table-cell>
          <table:table-cell office:value-type="float" office:value="35187.5" calcext:value-type="float">
            <text:p>35187.5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82385" calcext:value-type="float">
            <text:p>82385</text:p>
          </table:table-cell>
          <table:table-cell office:value-type="float" office:value="24367.5" calcext:value-type="float">
            <text:p>24367.5</text:p>
          </table:table-cell>
          <table:table-cell office:value-type="float" office:value="64050" calcext:value-type="float">
            <text:p>64050</text:p>
          </table:table-cell>
          <table:table-cell office:value-type="float" office:value="15" calcext:value-type="float">
            <text:p>15</text:p>
          </table:table-cell>
          <table:table-cell office:value-type="float" office:value="15395" calcext:value-type="float">
            <text:p>15395</text:p>
          </table:table-cell>
          <table:table-cell office:value-type="float" office:value="64977.5" calcext:value-type="float">
            <text:p>64977.5</text:p>
          </table:table-cell>
          <table:table-cell office:value-type="float" office:value="41905" calcext:value-type="float">
            <text:p>4190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78797.5" calcext:value-type="float">
            <text:p>78797.5</text:p>
          </table:table-cell>
          <table:table-cell office:value-type="float" office:value="23727.5" calcext:value-type="float">
            <text:p>23727.5</text:p>
          </table:table-cell>
          <table:table-cell office:value-type="float" office:value="64950" calcext:value-type="float">
            <text:p>64950</text:p>
          </table:table-cell>
          <table:table-cell office:value-type="float" office:value="15" calcext:value-type="float">
            <text:p>15</text:p>
          </table:table-cell>
          <table:table-cell office:value-type="float" office:value="18837.5" calcext:value-type="float">
            <text:p>18837.5</text:p>
          </table:table-cell>
          <table:table-cell office:value-type="float" office:value="65160" calcext:value-type="float">
            <text:p>65160</text:p>
          </table:table-cell>
          <table:table-cell office:value-type="float" office:value="45920" calcext:value-type="float">
            <text:p>45920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74225" calcext:value-type="float">
            <text:p>74225</text:p>
          </table:table-cell>
          <table:table-cell office:value-type="float" office:value="22145" calcext:value-type="float">
            <text:p>22145</text:p>
          </table:table-cell>
          <table:table-cell office:value-type="float" office:value="65085" calcext:value-type="float">
            <text:p>65085</text:p>
          </table:table-cell>
          <table:table-cell office:value-type="float" office:value="15" calcext:value-type="float">
            <text:p>15</text:p>
          </table:table-cell>
          <table:table-cell office:value-type="float" office:value="9190" calcext:value-type="float">
            <text:p>9190</text:p>
          </table:table-cell>
          <table:table-cell office:value-type="float" office:value="64332.5" calcext:value-type="float">
            <text:p>64332.5</text:p>
          </table:table-cell>
          <table:table-cell office:value-type="float" office:value="39347.5" calcext:value-type="float">
            <text:p>39347.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6672.5" calcext:value-type="float">
            <text:p>66672.5</text:p>
          </table:table-cell>
          <table:table-cell office:value-type="float" office:value="18457.5" calcext:value-type="float">
            <text:p>18457.5</text:p>
          </table:table-cell>
          <table:table-cell office:value-type="float" office:value="63882.5" calcext:value-type="float">
            <text:p>63882.5</text:p>
          </table:table-cell>
          <table:table-cell office:value-type="float" office:value="15" calcext:value-type="float">
            <text:p>15</text:p>
          </table:table-cell>
          <table:table-cell office:value-type="float" office:value="6762.5" calcext:value-type="float">
            <text:p>6762.5</text:p>
          </table:table-cell>
          <table:table-cell office:value-type="float" office:value="65422.5" calcext:value-type="float">
            <text:p>65422.5</text:p>
          </table:table-cell>
          <table:table-cell office:value-type="float" office:value="28697.5" calcext:value-type="float">
            <text:p>28697.5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67675" calcext:value-type="float">
            <text:p>67675</text:p>
          </table:table-cell>
          <table:table-cell office:value-type="float" office:value="18410" calcext:value-type="float">
            <text:p>18410</text:p>
          </table:table-cell>
          <table:table-cell office:value-type="float" office:value="57852.5" calcext:value-type="float">
            <text:p>57852.5</text:p>
          </table:table-cell>
          <table:table-cell office:value-type="float" office:value="15" calcext:value-type="float">
            <text:p>15</text:p>
          </table:table-cell>
          <table:table-cell office:value-type="float" office:value="12890" calcext:value-type="float">
            <text:p>12890</text:p>
          </table:table-cell>
          <table:table-cell office:value-type="float" office:value="67607.5" calcext:value-type="float">
            <text:p>67607.5</text:p>
          </table:table-cell>
          <table:table-cell office:value-type="float" office:value="25497.5" calcext:value-type="float">
            <text:p>25497.5</text:p>
          </table:table-cell>
        </table:table-row>
        <table:table-row table:style-name="ro1">
          <table:table-cell office:value-type="float" office:value="1020000" calcext:value-type="float">
            <text:p>1020000</text:p>
          </table:table-cell>
          <table:table-cell office:value-type="float" office:value="66475" calcext:value-type="float">
            <text:p>66475</text:p>
          </table:table-cell>
          <table:table-cell office:value-type="float" office:value="14657.5" calcext:value-type="float">
            <text:p>14657.5</text:p>
          </table:table-cell>
          <table:table-cell office:value-type="float" office:value="52342.5" calcext:value-type="float">
            <text:p>52342.5</text:p>
          </table:table-cell>
          <table:table-cell office:value-type="float" office:value="15" calcext:value-type="float">
            <text:p>15</text:p>
          </table:table-cell>
          <table:table-cell office:value-type="float" office:value="12482.5" calcext:value-type="float">
            <text:p>12482.5</text:p>
          </table:table-cell>
          <table:table-cell office:value-type="float" office:value="68070" calcext:value-type="float">
            <text:p>6807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1030000" calcext:value-type="float">
            <text:p>1030000</text:p>
          </table:table-cell>
          <table:table-cell office:value-type="float" office:value="68530" calcext:value-type="float">
            <text:p>68530</text:p>
          </table:table-cell>
          <table:table-cell office:value-type="float" office:value="13737.5" calcext:value-type="float">
            <text:p>13737.5</text:p>
          </table:table-cell>
          <table:table-cell office:value-type="float" office:value="50905" calcext:value-type="float">
            <text:p>50905</text:p>
          </table:table-cell>
          <table:table-cell office:value-type="float" office:value="15" calcext:value-type="float">
            <text:p>15</text:p>
          </table:table-cell>
          <table:table-cell office:value-type="float" office:value="16920" calcext:value-type="float">
            <text:p>16920</text:p>
          </table:table-cell>
          <table:table-cell office:value-type="float" office:value="65767.5" calcext:value-type="float">
            <text:p>65767.5</text:p>
          </table:table-cell>
          <table:table-cell office:value-type="float" office:value="26840" calcext:value-type="float">
            <text:p>26840</text:p>
          </table:table-cell>
        </table:table-row>
        <table:table-row table:style-name="ro1">
          <table:table-cell office:value-type="float" office:value="1040000" calcext:value-type="float">
            <text:p>1040000</text:p>
          </table:table-cell>
          <table:table-cell office:value-type="float" office:value="68575" calcext:value-type="float">
            <text:p>68575</text:p>
          </table:table-cell>
          <table:table-cell office:value-type="float" office:value="14320" calcext:value-type="float">
            <text:p>14320</text:p>
          </table:table-cell>
          <table:table-cell office:value-type="float" office:value="48795" calcext:value-type="float">
            <text:p>48795</text:p>
          </table:table-cell>
          <table:table-cell office:value-type="float" office:value="15" calcext:value-type="float">
            <text:p>15</text:p>
          </table:table-cell>
          <table:table-cell office:value-type="float" office:value="18720" calcext:value-type="float">
            <text:p>18720</text:p>
          </table:table-cell>
          <table:table-cell office:value-type="float" office:value="65945" calcext:value-type="float">
            <text:p>65945</text:p>
          </table:table-cell>
          <table:table-cell office:value-type="float" office:value="33162.5" calcext:value-type="float">
            <text:p>33162.5</text:p>
          </table:table-cell>
        </table:table-row>
        <table:table-row table:style-name="ro1">
          <table:table-cell office:value-type="float" office:value="1050000" calcext:value-type="float">
            <text:p>1050000</text:p>
          </table:table-cell>
          <table:table-cell office:value-type="float" office:value="73952.5" calcext:value-type="float">
            <text:p>73952.5</text:p>
          </table:table-cell>
          <table:table-cell office:value-type="float" office:value="14120" calcext:value-type="float">
            <text:p>14120</text:p>
          </table:table-cell>
          <table:table-cell office:value-type="float" office:value="49350" calcext:value-type="float">
            <text:p>49350</text:p>
          </table:table-cell>
          <table:table-cell office:value-type="float" office:value="15" calcext:value-type="float">
            <text:p>15</text:p>
          </table:table-cell>
          <table:table-cell office:value-type="float" office:value="26450" calcext:value-type="float">
            <text:p>26450</text:p>
          </table:table-cell>
          <table:table-cell office:value-type="float" office:value="66710" calcext:value-type="float">
            <text:p>66710</text:p>
          </table:table-cell>
          <table:table-cell office:value-type="float" office:value="34470" calcext:value-type="float">
            <text:p>34470</text:p>
          </table:table-cell>
        </table:table-row>
        <table:table-row table:style-name="ro1">
          <table:table-cell office:value-type="float" office:value="1060000" calcext:value-type="float">
            <text:p>1060000</text:p>
          </table:table-cell>
          <table:table-cell office:value-type="float" office:value="72305" calcext:value-type="float">
            <text:p>72305</text:p>
          </table:table-cell>
          <table:table-cell office:value-type="float" office:value="11542.5" calcext:value-type="float">
            <text:p>11542.5</text:p>
          </table:table-cell>
          <table:table-cell office:value-type="float" office:value="50975" calcext:value-type="float">
            <text:p>50975</text:p>
          </table:table-cell>
          <table:table-cell office:value-type="float" office:value="15" calcext:value-type="float">
            <text:p>15</text:p>
          </table:table-cell>
          <table:table-cell office:value-type="float" office:value="25880" calcext:value-type="float">
            <text:p>25880</text:p>
          </table:table-cell>
          <table:table-cell office:value-type="float" office:value="64470" calcext:value-type="float">
            <text:p>64470</text:p>
          </table:table-cell>
          <table:table-cell office:value-type="float" office:value="37797.5" calcext:value-type="float">
            <text:p>37797.5</text:p>
          </table:table-cell>
        </table:table-row>
        <table:table-row table:style-name="ro1">
          <table:table-cell office:value-type="float" office:value="1070000" calcext:value-type="float">
            <text:p>1070000</text:p>
          </table:table-cell>
          <table:table-cell office:value-type="float" office:value="75437.5" calcext:value-type="float">
            <text:p>75437.5</text:p>
          </table:table-cell>
          <table:table-cell office:value-type="float" office:value="17867.5" calcext:value-type="float">
            <text:p>17867.5</text:p>
          </table:table-cell>
          <table:table-cell office:value-type="float" office:value="54132.5" calcext:value-type="float">
            <text:p>54132.5</text:p>
          </table:table-cell>
          <table:table-cell office:value-type="float" office:value="15" calcext:value-type="float">
            <text:p>15</text:p>
          </table:table-cell>
          <table:table-cell office:value-type="float" office:value="29385" calcext:value-type="float">
            <text:p>29385</text:p>
          </table:table-cell>
          <table:table-cell office:value-type="float" office:value="65037.5" calcext:value-type="float">
            <text:p>65037.5</text:p>
          </table:table-cell>
          <table:table-cell office:value-type="float" office:value="34730" calcext:value-type="float">
            <text:p>34730</text:p>
          </table:table-cell>
        </table:table-row>
        <table:table-row table:style-name="ro1">
          <table:table-cell office:value-type="float" office:value="1080000" calcext:value-type="float">
            <text:p>1080000</text:p>
          </table:table-cell>
          <table:table-cell office:value-type="float" office:value="72612.5" calcext:value-type="float">
            <text:p>72612.5</text:p>
          </table:table-cell>
          <table:table-cell office:value-type="float" office:value="18030" calcext:value-type="float">
            <text:p>18030</text:p>
          </table:table-cell>
          <table:table-cell office:value-type="float" office:value="55725" calcext:value-type="float">
            <text:p>55725</text:p>
          </table:table-cell>
          <table:table-cell office:value-type="float" office:value="15" calcext:value-type="float">
            <text:p>15</text:p>
          </table:table-cell>
          <table:table-cell office:value-type="float" office:value="36865" calcext:value-type="float">
            <text:p>36865</text:p>
          </table:table-cell>
          <table:table-cell office:value-type="float" office:value="57680" calcext:value-type="float">
            <text:p>57680</text:p>
          </table:table-cell>
          <table:table-cell office:value-type="float" office:value="36385" calcext:value-type="float">
            <text:p>36385</text:p>
          </table:table-cell>
        </table:table-row>
        <table:table-row table:style-name="ro1">
          <table:table-cell office:value-type="float" office:value="1090000" calcext:value-type="float">
            <text:p>1090000</text:p>
          </table:table-cell>
          <table:table-cell office:value-type="float" office:value="71825" calcext:value-type="float">
            <text:p>71825</text:p>
          </table:table-cell>
          <table:table-cell office:value-type="float" office:value="10525" calcext:value-type="float">
            <text:p>10525</text:p>
          </table:table-cell>
          <table:table-cell office:value-type="float" office:value="51570" calcext:value-type="float">
            <text:p>51570</text:p>
          </table:table-cell>
          <table:table-cell office:value-type="float" office:value="15" calcext:value-type="float">
            <text:p>15</text:p>
          </table:table-cell>
          <table:table-cell office:value-type="float" office:value="38507.5" calcext:value-type="float">
            <text:p>38507.5</text:p>
          </table:table-cell>
          <table:table-cell office:value-type="float" office:value="57515" calcext:value-type="float">
            <text:p>57515</text:p>
          </table:table-cell>
          <table:table-cell office:value-type="float" office:value="34427.5" calcext:value-type="float">
            <text:p>34427.5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74270" calcext:value-type="float">
            <text:p>74270</text:p>
          </table:table-cell>
          <table:table-cell office:value-type="float" office:value="7055" calcext:value-type="float">
            <text:p>7055</text:p>
          </table:table-cell>
          <table:table-cell office:value-type="float" office:value="50810" calcext:value-type="float">
            <text:p>50810</text:p>
          </table:table-cell>
          <table:table-cell office:value-type="float" office:value="15" calcext:value-type="float">
            <text:p>15</text:p>
          </table:table-cell>
          <table:table-cell office:value-type="float" office:value="37677.5" calcext:value-type="float">
            <text:p>37677.5</text:p>
          </table:table-cell>
          <table:table-cell office:value-type="float" office:value="60872.5" calcext:value-type="float">
            <text:p>60872.5</text:p>
          </table:table-cell>
          <table:table-cell office:value-type="float" office:value="26365" calcext:value-type="float">
            <text:p>26365</text:p>
          </table:table-cell>
        </table:table-row>
        <table:table-row table:style-name="ro1">
          <table:table-cell office:value-type="float" office:value="1110000" calcext:value-type="float">
            <text:p>1110000</text:p>
          </table:table-cell>
          <table:table-cell office:value-type="float" office:value="78307.5" calcext:value-type="float">
            <text:p>78307.5</text:p>
          </table:table-cell>
          <table:table-cell office:value-type="float" office:value="8087.5" calcext:value-type="float">
            <text:p>8087.5</text:p>
          </table:table-cell>
          <table:table-cell office:value-type="float" office:value="53352.5" calcext:value-type="float">
            <text:p>53352.5</text:p>
          </table:table-cell>
          <table:table-cell office:value-type="float" office:value="15" calcext:value-type="float">
            <text:p>15</text:p>
          </table:table-cell>
          <table:table-cell office:value-type="float" office:value="46190" calcext:value-type="float">
            <text:p>46190</text:p>
          </table:table-cell>
          <table:table-cell office:value-type="float" office:value="63055" calcext:value-type="float">
            <text:p>63055</text:p>
          </table:table-cell>
          <table:table-cell office:value-type="float" office:value="34622.5" calcext:value-type="float">
            <text:p>34622.5</text:p>
          </table:table-cell>
        </table:table-row>
        <table:table-row table:style-name="ro1">
          <table:table-cell office:value-type="float" office:value="1120000" calcext:value-type="float">
            <text:p>1120000</text:p>
          </table:table-cell>
          <table:table-cell office:value-type="float" office:value="78402.5" calcext:value-type="float">
            <text:p>78402.5</text:p>
          </table:table-cell>
          <table:table-cell office:value-type="float" office:value="4417.5" calcext:value-type="float">
            <text:p>4417.5</text:p>
          </table:table-cell>
          <table:table-cell office:value-type="float" office:value="51527.5" calcext:value-type="float">
            <text:p>51527.5</text:p>
          </table:table-cell>
          <table:table-cell office:value-type="float" office:value="15" calcext:value-type="float">
            <text:p>15</text:p>
          </table:table-cell>
          <table:table-cell office:value-type="float" office:value="48455" calcext:value-type="float">
            <text:p>48455</text:p>
          </table:table-cell>
          <table:table-cell office:value-type="float" office:value="60342.5" calcext:value-type="float">
            <text:p>60342.5</text:p>
          </table:table-cell>
          <table:table-cell office:value-type="float" office:value="35282.5" calcext:value-type="float">
            <text:p>35282.5</text:p>
          </table:table-cell>
        </table:table-row>
        <table:table-row table:style-name="ro1">
          <table:table-cell office:value-type="float" office:value="1130000" calcext:value-type="float">
            <text:p>1130000</text:p>
          </table:table-cell>
          <table:table-cell office:value-type="float" office:value="76835" calcext:value-type="float">
            <text:p>76835</text:p>
          </table:table-cell>
          <table:table-cell office:value-type="float" office:value="10" calcext:value-type="float">
            <text:p>10</text:p>
          </table:table-cell>
          <table:table-cell office:value-type="float" office:value="53247.5" calcext:value-type="float">
            <text:p>53247.5</text:p>
          </table:table-cell>
          <table:table-cell office:value-type="float" office:value="15" calcext:value-type="float">
            <text:p>15</text:p>
          </table:table-cell>
          <table:table-cell office:value-type="float" office:value="44437.5" calcext:value-type="float">
            <text:p>44437.5</text:p>
          </table:table-cell>
          <table:table-cell office:value-type="float" office:value="55302.5" calcext:value-type="float">
            <text:p>55302.5</text:p>
          </table:table-cell>
          <table:table-cell office:value-type="float" office:value="31567.5" calcext:value-type="float">
            <text:p>31567.5</text:p>
          </table:table-cell>
        </table:table-row>
        <table:table-row table:style-name="ro1">
          <table:table-cell office:value-type="float" office:value="1140000" calcext:value-type="float">
            <text:p>1140000</text:p>
          </table:table-cell>
          <table:table-cell office:value-type="float" office:value="80392.5" calcext:value-type="float">
            <text:p>80392.5</text:p>
          </table:table-cell>
          <table:table-cell office:value-type="float" office:value="10" calcext:value-type="float">
            <text:p>10</text:p>
          </table:table-cell>
          <table:table-cell office:value-type="float" office:value="55582.5" calcext:value-type="float">
            <text:p>55582.5</text:p>
          </table:table-cell>
          <table:table-cell office:value-type="float" office:value="15" calcext:value-type="float">
            <text:p>15</text:p>
          </table:table-cell>
          <table:table-cell office:value-type="float" office:value="41217.5" calcext:value-type="float">
            <text:p>41217.5</text:p>
          </table:table-cell>
          <table:table-cell office:value-type="float" office:value="56770" calcext:value-type="float">
            <text:p>56770</text:p>
          </table:table-cell>
          <table:table-cell office:value-type="float" office:value="32265" calcext:value-type="float">
            <text:p>32265</text:p>
          </table:table-cell>
        </table:table-row>
        <table:table-row table:style-name="ro1">
          <table:table-cell office:value-type="float" office:value="1150000" calcext:value-type="float">
            <text:p>1150000</text:p>
          </table:table-cell>
          <table:table-cell office:value-type="float" office:value="81510" calcext:value-type="float">
            <text:p>81510</text:p>
          </table:table-cell>
          <table:table-cell office:value-type="float" office:value="10" calcext:value-type="float">
            <text:p>10</text:p>
          </table:table-cell>
          <table:table-cell office:value-type="float" office:value="56092.5" calcext:value-type="float">
            <text:p>56092.5</text:p>
          </table:table-cell>
          <table:table-cell office:value-type="float" office:value="15" calcext:value-type="float">
            <text:p>15</text:p>
          </table:table-cell>
          <table:table-cell office:value-type="float" office:value="47617.5" calcext:value-type="float">
            <text:p>47617.5</text:p>
          </table:table-cell>
          <table:table-cell office:value-type="float" office:value="57602.5" calcext:value-type="float">
            <text:p>57602.5</text:p>
          </table:table-cell>
          <table:table-cell office:value-type="float" office:value="30180" calcext:value-type="float">
            <text:p>30180</text:p>
          </table:table-cell>
        </table:table-row>
        <table:table-row table:style-name="ro1">
          <table:table-cell office:value-type="float" office:value="1160000" calcext:value-type="float">
            <text:p>1160000</text:p>
          </table:table-cell>
          <table:table-cell office:value-type="float" office:value="81912.5" calcext:value-type="float">
            <text:p>81912.5</text:p>
          </table:table-cell>
          <table:table-cell office:value-type="float" office:value="10" calcext:value-type="float">
            <text:p>10</text:p>
          </table:table-cell>
          <table:table-cell office:value-type="float" office:value="54967.5" calcext:value-type="float">
            <text:p>54967.5</text:p>
          </table:table-cell>
          <table:table-cell office:value-type="float" office:value="15" calcext:value-type="float">
            <text:p>15</text:p>
          </table:table-cell>
          <table:table-cell office:value-type="float" office:value="47207.5" calcext:value-type="float">
            <text:p>47207.5</text:p>
          </table:table-cell>
          <table:table-cell office:value-type="float" office:value="53485" calcext:value-type="float">
            <text:p>53485</text:p>
          </table:table-cell>
          <table:table-cell office:value-type="float" office:value="22332.5" calcext:value-type="float">
            <text:p>22332.5</text:p>
          </table:table-cell>
        </table:table-row>
        <table:table-row table:style-name="ro1">
          <table:table-cell office:value-type="float" office:value="1170000" calcext:value-type="float">
            <text:p>1170000</text:p>
          </table:table-cell>
          <table:table-cell office:value-type="float" office:value="86137.5" calcext:value-type="float">
            <text:p>86137.5</text:p>
          </table:table-cell>
          <table:table-cell office:value-type="float" office:value="10" calcext:value-type="float">
            <text:p>10</text:p>
          </table:table-cell>
          <table:table-cell office:value-type="float" office:value="59372.5" calcext:value-type="float">
            <text:p>59372.5</text:p>
          </table:table-cell>
          <table:table-cell office:value-type="float" office:value="15" calcext:value-type="float">
            <text:p>15</text:p>
          </table:table-cell>
          <table:table-cell office:value-type="float" office:value="51645" calcext:value-type="float">
            <text:p>51645</text:p>
          </table:table-cell>
          <table:table-cell office:value-type="float" office:value="62742.5" calcext:value-type="float">
            <text:p>62742.5</text:p>
          </table:table-cell>
          <table:table-cell office:value-type="float" office:value="27050" calcext:value-type="float">
            <text:p>27050</text:p>
          </table:table-cell>
        </table:table-row>
        <table:table-row table:style-name="ro1">
          <table:table-cell office:value-type="float" office:value="1180000" calcext:value-type="float">
            <text:p>1180000</text:p>
          </table:table-cell>
          <table:table-cell office:value-type="float" office:value="83495" calcext:value-type="float">
            <text:p>83495</text:p>
          </table:table-cell>
          <table:table-cell office:value-type="float" office:value="10" calcext:value-type="float">
            <text:p>10</text:p>
          </table:table-cell>
          <table:table-cell office:value-type="float" office:value="53610" calcext:value-type="float">
            <text:p>53610</text:p>
          </table:table-cell>
          <table:table-cell office:value-type="float" office:value="15" calcext:value-type="float">
            <text:p>15</text:p>
          </table:table-cell>
          <table:table-cell office:value-type="float" office:value="52072.5" calcext:value-type="float">
            <text:p>52072.5</text:p>
          </table:table-cell>
          <table:table-cell office:value-type="float" office:value="63012.5" calcext:value-type="float">
            <text:p>63012.5</text:p>
          </table:table-cell>
          <table:table-cell office:value-type="float" office:value="24230" calcext:value-type="float">
            <text:p>24230</text:p>
          </table:table-cell>
        </table:table-row>
        <table:table-row table:style-name="ro1">
          <table:table-cell office:value-type="float" office:value="1190000" calcext:value-type="float">
            <text:p>1190000</text:p>
          </table:table-cell>
          <table:table-cell office:value-type="float" office:value="76067.5" calcext:value-type="float">
            <text:p>76067.5</text:p>
          </table:table-cell>
          <table:table-cell office:value-type="float" office:value="10" calcext:value-type="float">
            <text:p>10</text:p>
          </table:table-cell>
          <table:table-cell office:value-type="float" office:value="44975" calcext:value-type="float">
            <text:p>44975</text:p>
          </table:table-cell>
          <table:table-cell office:value-type="float" office:value="15" calcext:value-type="float">
            <text:p>15</text:p>
          </table:table-cell>
          <table:table-cell office:value-type="float" office:value="45150" calcext:value-type="float">
            <text:p>45150</text:p>
          </table:table-cell>
          <table:table-cell office:value-type="float" office:value="58552.5" calcext:value-type="float">
            <text:p>58552.5</text:p>
          </table:table-cell>
          <table:table-cell office:value-type="float" office:value="22717.5" calcext:value-type="float">
            <text:p>22717.5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68812.5" calcext:value-type="float">
            <text:p>68812.5</text:p>
          </table:table-cell>
          <table:table-cell office:value-type="float" office:value="10" calcext:value-type="float">
            <text:p>10</text:p>
          </table:table-cell>
          <table:table-cell office:value-type="float" office:value="35330" calcext:value-type="float">
            <text:p>35330</text:p>
          </table:table-cell>
          <table:table-cell office:value-type="float" office:value="15" calcext:value-type="float">
            <text:p>15</text:p>
          </table:table-cell>
          <table:table-cell office:value-type="float" office:value="47462.5" calcext:value-type="float">
            <text:p>47462.5</text:p>
          </table:table-cell>
          <table:table-cell office:value-type="float" office:value="53512.5" calcext:value-type="float">
            <text:p>53512.5</text:p>
          </table:table-cell>
          <table:table-cell office:value-type="float" office:value="23117.5" calcext:value-type="float">
            <text:p>23117.5</text:p>
          </table:table-cell>
        </table:table-row>
        <table:table-row table:style-name="ro1">
          <table:table-cell office:value-type="float" office:value="1210000" calcext:value-type="float">
            <text:p>1210000</text:p>
          </table:table-cell>
          <table:table-cell office:value-type="float" office:value="71625" calcext:value-type="float">
            <text:p>71625</text:p>
          </table:table-cell>
          <table:table-cell office:value-type="float" office:value="10" calcext:value-type="float">
            <text:p>10</text:p>
          </table:table-cell>
          <table:table-cell office:value-type="float" office:value="39160" calcext:value-type="float">
            <text:p>39160</text:p>
          </table:table-cell>
          <table:table-cell office:value-type="float" office:value="15" calcext:value-type="float">
            <text:p>15</text:p>
          </table:table-cell>
          <table:table-cell office:value-type="float" office:value="47950" calcext:value-type="float">
            <text:p>47950</text:p>
          </table:table-cell>
          <table:table-cell office:value-type="float" office:value="54315" calcext:value-type="float">
            <text:p>54315</text:p>
          </table:table-cell>
          <table:table-cell office:value-type="float" office:value="19337.5" calcext:value-type="float">
            <text:p>19337.5</text:p>
          </table:table-cell>
        </table:table-row>
        <table:table-row table:style-name="ro1">
          <table:table-cell office:value-type="float" office:value="1220000" calcext:value-type="float">
            <text:p>1220000</text:p>
          </table:table-cell>
          <table:table-cell office:value-type="float" office:value="73247.5" calcext:value-type="float">
            <text:p>73247.5</text:p>
          </table:table-cell>
          <table:table-cell office:value-type="float" office:value="10" calcext:value-type="float">
            <text:p>10</text:p>
          </table:table-cell>
          <table:table-cell office:value-type="float" office:value="40742.5" calcext:value-type="float">
            <text:p>40742.5</text:p>
          </table:table-cell>
          <table:table-cell office:value-type="float" office:value="15" calcext:value-type="float">
            <text:p>15</text:p>
          </table:table-cell>
          <table:table-cell office:value-type="float" office:value="47040" calcext:value-type="float">
            <text:p>47040</text:p>
          </table:table-cell>
          <table:table-cell office:value-type="float" office:value="55825" calcext:value-type="float">
            <text:p>55825</text:p>
          </table:table-cell>
          <table:table-cell office:value-type="float" office:value="25130" calcext:value-type="float">
            <text:p>25130</text:p>
          </table:table-cell>
        </table:table-row>
        <table:table-row table:style-name="ro1">
          <table:table-cell office:value-type="float" office:value="1230000" calcext:value-type="float">
            <text:p>1230000</text:p>
          </table:table-cell>
          <table:table-cell office:value-type="float" office:value="74340" calcext:value-type="float">
            <text:p>74340</text:p>
          </table:table-cell>
          <table:table-cell office:value-type="float" office:value="10" calcext:value-type="float">
            <text:p>10</text:p>
          </table:table-cell>
          <table:table-cell office:value-type="float" office:value="33360" calcext:value-type="float">
            <text:p>33360</text:p>
          </table:table-cell>
          <table:table-cell office:value-type="float" office:value="15" calcext:value-type="float">
            <text:p>15</text:p>
          </table:table-cell>
          <table:table-cell office:value-type="float" office:value="45385" calcext:value-type="float">
            <text:p>45385</text:p>
          </table:table-cell>
          <table:table-cell office:value-type="float" office:value="58182.5" calcext:value-type="float">
            <text:p>58182.5</text:p>
          </table:table-cell>
          <table:table-cell office:value-type="float" office:value="28712.5" calcext:value-type="float">
            <text:p>28712.5</text:p>
          </table:table-cell>
        </table:table-row>
        <table:table-row table:style-name="ro1">
          <table:table-cell office:value-type="float" office:value="1240000" calcext:value-type="float">
            <text:p>1240000</text:p>
          </table:table-cell>
          <table:table-cell office:value-type="float" office:value="75075" calcext:value-type="float">
            <text:p>75075</text:p>
          </table:table-cell>
          <table:table-cell office:value-type="float" office:value="10" calcext:value-type="float">
            <text:p>10</text:p>
          </table:table-cell>
          <table:table-cell office:value-type="float" office:value="32990" calcext:value-type="float">
            <text:p>32990</text:p>
          </table:table-cell>
          <table:table-cell office:value-type="float" office:value="15" calcext:value-type="float">
            <text:p>15</text:p>
          </table:table-cell>
          <table:table-cell office:value-type="float" office:value="47902.5" calcext:value-type="float">
            <text:p>47902.5</text:p>
          </table:table-cell>
          <table:table-cell office:value-type="float" office:value="62502.5" calcext:value-type="float">
            <text:p>62502.5</text:p>
          </table:table-cell>
          <table:table-cell office:value-type="float" office:value="26755" calcext:value-type="float">
            <text:p>26755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67497.5" calcext:value-type="float">
            <text:p>67497.5</text:p>
          </table:table-cell>
          <table:table-cell office:value-type="float" office:value="10" calcext:value-type="float">
            <text:p>10</text:p>
          </table:table-cell>
          <table:table-cell office:value-type="float" office:value="27505" calcext:value-type="float">
            <text:p>27505</text:p>
          </table:table-cell>
          <table:table-cell office:value-type="float" office:value="15" calcext:value-type="float">
            <text:p>15</text:p>
          </table:table-cell>
          <table:table-cell office:value-type="float" office:value="44450" calcext:value-type="float">
            <text:p>44450</text:p>
          </table:table-cell>
          <table:table-cell office:value-type="float" office:value="60622.5" calcext:value-type="float">
            <text:p>60622.5</text:p>
          </table:table-cell>
          <table:table-cell office:value-type="float" office:value="21185" calcext:value-type="float">
            <text:p>21185</text:p>
          </table:table-cell>
        </table:table-row>
        <table:table-row table:style-name="ro1">
          <table:table-cell office:value-type="float" office:value="1260000" calcext:value-type="float">
            <text:p>1260000</text:p>
          </table:table-cell>
          <table:table-cell office:value-type="float" office:value="68185" calcext:value-type="float">
            <text:p>68185</text:p>
          </table:table-cell>
          <table:table-cell office:value-type="float" office:value="10" calcext:value-type="float">
            <text:p>10</text:p>
          </table:table-cell>
          <table:table-cell office:value-type="float" office:value="22125" calcext:value-type="float">
            <text:p>22125</text:p>
          </table:table-cell>
          <table:table-cell office:value-type="float" office:value="15" calcext:value-type="float">
            <text:p>15</text:p>
          </table:table-cell>
          <table:table-cell office:value-type="float" office:value="42915" calcext:value-type="float">
            <text:p>42915</text:p>
          </table:table-cell>
          <table:table-cell office:value-type="float" office:value="61305" calcext:value-type="float">
            <text:p>61305</text:p>
          </table:table-cell>
          <table:table-cell office:value-type="float" office:value="21355" calcext:value-type="float">
            <text:p>21355</text:p>
          </table:table-cell>
        </table:table-row>
        <table:table-row table:style-name="ro1">
          <table:table-cell office:value-type="float" office:value="1270000" calcext:value-type="float">
            <text:p>1270000</text:p>
          </table:table-cell>
          <table:table-cell office:value-type="float" office:value="61920" calcext:value-type="float">
            <text:p>61920</text:p>
          </table:table-cell>
          <table:table-cell office:value-type="float" office:value="10" calcext:value-type="float">
            <text:p>10</text:p>
          </table:table-cell>
          <table:table-cell office:value-type="float" office:value="23252.5" calcext:value-type="float">
            <text:p>23252.5</text:p>
          </table:table-cell>
          <table:table-cell office:value-type="float" office:value="15" calcext:value-type="float">
            <text:p>15</text:p>
          </table:table-cell>
          <table:table-cell office:value-type="float" office:value="44662.5" calcext:value-type="float">
            <text:p>44662.5</text:p>
          </table:table-cell>
          <table:table-cell office:value-type="float" office:value="62625" calcext:value-type="float">
            <text:p>62625</text:p>
          </table:table-cell>
          <table:table-cell office:value-type="float" office:value="19292.5" calcext:value-type="float">
            <text:p>19292.5</text:p>
          </table:table-cell>
        </table:table-row>
        <table:table-row table:style-name="ro1">
          <table:table-cell office:value-type="float" office:value="1280000" calcext:value-type="float">
            <text:p>1280000</text:p>
          </table:table-cell>
          <table:table-cell office:value-type="float" office:value="58742.5" calcext:value-type="float">
            <text:p>58742.5</text:p>
          </table:table-cell>
          <table:table-cell office:value-type="float" office:value="10" calcext:value-type="float">
            <text:p>10</text:p>
          </table:table-cell>
          <table:table-cell office:value-type="float" office:value="25080" calcext:value-type="float">
            <text:p>25080</text:p>
          </table:table-cell>
          <table:table-cell office:value-type="float" office:value="15" calcext:value-type="float">
            <text:p>15</text:p>
          </table:table-cell>
          <table:table-cell office:value-type="float" office:value="40917.5" calcext:value-type="float">
            <text:p>40917.5</text:p>
          </table:table-cell>
          <table:table-cell office:value-type="float" office:value="60370" calcext:value-type="float">
            <text:p>60370</text:p>
          </table:table-cell>
          <table:table-cell office:value-type="float" office:value="21247.5" calcext:value-type="float">
            <text:p>21247.5</text:p>
          </table:table-cell>
        </table:table-row>
        <table:table-row table:style-name="ro1">
          <table:table-cell office:value-type="float" office:value="1290000" calcext:value-type="float">
            <text:p>1290000</text:p>
          </table:table-cell>
          <table:table-cell office:value-type="float" office:value="56555" calcext:value-type="float">
            <text:p>56555</text:p>
          </table:table-cell>
          <table:table-cell office:value-type="float" office:value="10" calcext:value-type="float">
            <text:p>10</text:p>
          </table:table-cell>
          <table:table-cell office:value-type="float" office:value="22462.5" calcext:value-type="float">
            <text:p>22462.5</text:p>
          </table:table-cell>
          <table:table-cell office:value-type="float" office:value="15" calcext:value-type="float">
            <text:p>15</text:p>
          </table:table-cell>
          <table:table-cell office:value-type="float" office:value="42442.5" calcext:value-type="float">
            <text:p>42442.5</text:p>
          </table:table-cell>
          <table:table-cell office:value-type="float" office:value="58110" calcext:value-type="float">
            <text:p>58110</text:p>
          </table:table-cell>
          <table:table-cell office:value-type="float" office:value="20762.5" calcext:value-type="float">
            <text:p>20762.5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52535" calcext:value-type="float">
            <text:p>52535</text:p>
          </table:table-cell>
          <table:table-cell office:value-type="float" office:value="10" calcext:value-type="float">
            <text:p>10</text:p>
          </table:table-cell>
          <table:table-cell office:value-type="float" office:value="16740" calcext:value-type="float">
            <text:p>16740</text:p>
          </table:table-cell>
          <table:table-cell office:value-type="float" office:value="15" calcext:value-type="float">
            <text:p>15</text:p>
          </table:table-cell>
          <table:table-cell office:value-type="float" office:value="38822.5" calcext:value-type="float">
            <text:p>38822.5</text:p>
          </table:table-cell>
          <table:table-cell office:value-type="float" office:value="49847.5" calcext:value-type="float">
            <text:p>49847.5</text:p>
          </table:table-cell>
          <table:table-cell office:value-type="float" office:value="17907.5" calcext:value-type="float">
            <text:p>17907.5</text:p>
          </table:table-cell>
        </table:table-row>
        <table:table-row table:style-name="ro1">
          <table:table-cell office:value-type="float" office:value="1310000" calcext:value-type="float">
            <text:p>1310000</text:p>
          </table:table-cell>
          <table:table-cell office:value-type="float" office:value="49820" calcext:value-type="float">
            <text:p>49820</text:p>
          </table:table-cell>
          <table:table-cell office:value-type="float" office:value="10" calcext:value-type="float">
            <text:p>10</text:p>
          </table:table-cell>
          <table:table-cell office:value-type="float" office:value="13332.5" calcext:value-type="float">
            <text:p>13332.5</text:p>
          </table:table-cell>
          <table:table-cell office:value-type="float" office:value="15" calcext:value-type="float">
            <text:p>15</text:p>
          </table:table-cell>
          <table:table-cell office:value-type="float" office:value="32355" calcext:value-type="float">
            <text:p>32355</text:p>
          </table:table-cell>
          <table:table-cell office:value-type="float" office:value="47795" calcext:value-type="float">
            <text:p>47795</text:p>
          </table:table-cell>
          <table:table-cell office:value-type="float" office:value="14022.5" calcext:value-type="float">
            <text:p>14022.5</text:p>
          </table:table-cell>
        </table:table-row>
        <table:table-row table:style-name="ro1">
          <table:table-cell office:value-type="float" office:value="1320000" calcext:value-type="float">
            <text:p>1320000</text:p>
          </table:table-cell>
          <table:table-cell office:value-type="float" office:value="44400" calcext:value-type="float">
            <text:p>44400</text:p>
          </table:table-cell>
          <table:table-cell office:value-type="float" office:value="10" calcext:value-type="float">
            <text:p>10</text:p>
          </table:table-cell>
          <table:table-cell office:value-type="float" office:value="12847.5" calcext:value-type="float">
            <text:p>12847.5</text:p>
          </table:table-cell>
          <table:table-cell office:value-type="float" office:value="15" calcext:value-type="float">
            <text:p>15</text:p>
          </table:table-cell>
          <table:table-cell office:value-type="float" office:value="25392.5" calcext:value-type="float">
            <text:p>25392.5</text:p>
          </table:table-cell>
          <table:table-cell office:value-type="float" office:value="40097.5" calcext:value-type="float">
            <text:p>40097.5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float" office:value="1330000" calcext:value-type="float">
            <text:p>1330000</text:p>
          </table:table-cell>
          <table:table-cell office:value-type="float" office:value="43712.5" calcext:value-type="float">
            <text:p>43712.5</text:p>
          </table:table-cell>
          <table:table-cell office:value-type="float" office:value="10" calcext:value-type="float">
            <text:p>10</text:p>
          </table:table-cell>
          <table:table-cell office:value-type="float" office:value="13817.5" calcext:value-type="float">
            <text:p>13817.5</text:p>
          </table:table-cell>
          <table:table-cell office:value-type="float" office:value="15" calcext:value-type="float">
            <text:p>15</text:p>
          </table:table-cell>
          <table:table-cell office:value-type="float" office:value="24737.5" calcext:value-type="float">
            <text:p>24737.5</text:p>
          </table:table-cell>
          <table:table-cell office:value-type="float" office:value="41637.5" calcext:value-type="float">
            <text:p>41637.5</text:p>
          </table:table-cell>
          <table:table-cell office:value-type="float" office:value="15570" calcext:value-type="float">
            <text:p>15570</text:p>
          </table:table-cell>
        </table:table-row>
        <table:table-row table:style-name="ro1">
          <table:table-cell office:value-type="float" office:value="1340000" calcext:value-type="float">
            <text:p>1340000</text:p>
          </table:table-cell>
          <table:table-cell office:value-type="float" office:value="38852.5" calcext:value-type="float">
            <text:p>38852.5</text:p>
          </table:table-cell>
          <table:table-cell office:value-type="float" office:value="10" calcext:value-type="float">
            <text:p>10</text:p>
          </table:table-cell>
          <table:table-cell office:value-type="float" office:value="9345" calcext:value-type="float">
            <text:p>9345</text:p>
          </table:table-cell>
          <table:table-cell office:value-type="float" office:value="15" calcext:value-type="float">
            <text:p>15</text:p>
          </table:table-cell>
          <table:table-cell office:value-type="float" office:value="25875" calcext:value-type="float">
            <text:p>25875</text:p>
          </table:table-cell>
          <table:table-cell office:value-type="float" office:value="38435" calcext:value-type="float">
            <text:p>38435</text:p>
          </table:table-cell>
          <table:table-cell office:value-type="float" office:value="12825" calcext:value-type="float">
            <text:p>12825</text:p>
          </table:table-cell>
        </table:table-row>
        <table:table-row table:style-name="ro1">
          <table:table-cell office:value-type="float" office:value="1350000" calcext:value-type="float">
            <text:p>1350000</text:p>
          </table:table-cell>
          <table:table-cell office:value-type="float" office:value="39637.5" calcext:value-type="float">
            <text:p>39637.5</text:p>
          </table:table-cell>
          <table:table-cell office:value-type="float" office:value="10" calcext:value-type="float">
            <text:p>10</text:p>
          </table:table-cell>
          <table:table-cell office:value-type="float" office:value="7750" calcext:value-type="float">
            <text:p>7750</text:p>
          </table:table-cell>
          <table:table-cell office:value-type="float" office:value="15" calcext:value-type="float">
            <text:p>15</text:p>
          </table:table-cell>
          <table:table-cell office:value-type="float" office:value="29212.5" calcext:value-type="float">
            <text:p>29212.5</text:p>
          </table:table-cell>
          <table:table-cell office:value-type="float" office:value="41547.5" calcext:value-type="float">
            <text:p>41547.5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float" office:value="1360000" calcext:value-type="float">
            <text:p>1360000</text:p>
          </table:table-cell>
          <table:table-cell office:value-type="float" office:value="45910" calcext:value-type="float">
            <text:p>45910</text:p>
          </table:table-cell>
          <table:table-cell office:value-type="float" office:value="10" calcext:value-type="float">
            <text:p>10</text:p>
          </table:table-cell>
          <table:table-cell office:value-type="float" office:value="6380" calcext:value-type="float">
            <text:p>6380</text:p>
          </table:table-cell>
          <table:table-cell office:value-type="float" office:value="15" calcext:value-type="float">
            <text:p>15</text:p>
          </table:table-cell>
          <table:table-cell office:value-type="float" office:value="36212.5" calcext:value-type="float">
            <text:p>36212.5</text:p>
          </table:table-cell>
          <table:table-cell office:value-type="float" office:value="47155" calcext:value-type="float">
            <text:p>47155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1370000" calcext:value-type="float">
            <text:p>1370000</text:p>
          </table:table-cell>
          <table:table-cell office:value-type="float" office:value="55420" calcext:value-type="float">
            <text:p>55420</text:p>
          </table:table-cell>
          <table:table-cell office:value-type="float" office:value="10" calcext:value-type="float">
            <text:p>10</text:p>
          </table:table-cell>
          <table:table-cell office:value-type="float" office:value="10892.5" calcext:value-type="float">
            <text:p>10892.5</text:p>
          </table:table-cell>
          <table:table-cell office:value-type="float" office:value="15" calcext:value-type="float">
            <text:p>15</text:p>
          </table:table-cell>
          <table:table-cell office:value-type="float" office:value="34080" calcext:value-type="float">
            <text:p>34080</text:p>
          </table:table-cell>
          <table:table-cell office:value-type="float" office:value="51507.5" calcext:value-type="float">
            <text:p>51507.5</text:p>
          </table:table-cell>
          <table:table-cell office:value-type="float" office:value="20295" calcext:value-type="float">
            <text:p>20295</text:p>
          </table:table-cell>
        </table:table-row>
        <table:table-row table:style-name="ro1">
          <table:table-cell office:value-type="float" office:value="1380000" calcext:value-type="float">
            <text:p>1380000</text:p>
          </table:table-cell>
          <table:table-cell office:value-type="float" office:value="62652.5" calcext:value-type="float">
            <text:p>62652.5</text:p>
          </table:table-cell>
          <table:table-cell office:value-type="float" office:value="10" calcext:value-type="float">
            <text:p>10</text:p>
          </table:table-cell>
          <table:table-cell office:value-type="float" office:value="13767.5" calcext:value-type="float">
            <text:p>13767.5</text:p>
          </table:table-cell>
          <table:table-cell office:value-type="float" office:value="15" calcext:value-type="float">
            <text:p>15</text:p>
          </table:table-cell>
          <table:table-cell office:value-type="float" office:value="38685" calcext:value-type="float">
            <text:p>38685</text:p>
          </table:table-cell>
          <table:table-cell office:value-type="float" office:value="52345" calcext:value-type="float">
            <text:p>52345</text:p>
          </table:table-cell>
          <table:table-cell office:value-type="float" office:value="22347.5" calcext:value-type="float">
            <text:p>22347.5</text:p>
          </table:table-cell>
        </table:table-row>
        <table:table-row table:style-name="ro1">
          <table:table-cell office:value-type="float" office:value="1390000" calcext:value-type="float">
            <text:p>1390000</text:p>
          </table:table-cell>
          <table:table-cell office:value-type="float" office:value="64327.5" calcext:value-type="float">
            <text:p>64327.5</text:p>
          </table:table-cell>
          <table:table-cell office:value-type="float" office:value="10" calcext:value-type="float">
            <text:p>10</text:p>
          </table:table-cell>
          <table:table-cell office:value-type="float" office:value="9545" calcext:value-type="float">
            <text:p>9545</text:p>
          </table:table-cell>
          <table:table-cell office:value-type="float" office:value="15" calcext:value-type="float">
            <text:p>15</text:p>
          </table:table-cell>
          <table:table-cell office:value-type="float" office:value="35165" calcext:value-type="float">
            <text:p>35165</text:p>
          </table:table-cell>
          <table:table-cell office:value-type="float" office:value="46762.5" calcext:value-type="float">
            <text:p>46762.5</text:p>
          </table:table-cell>
          <table:table-cell office:value-type="float" office:value="20782.5" calcext:value-type="float">
            <text:p>20782.5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63640" calcext:value-type="float">
            <text:p>63640</text:p>
          </table:table-cell>
          <table:table-cell office:value-type="float" office:value="10" calcext:value-type="float">
            <text:p>10</text:p>
          </table:table-cell>
          <table:table-cell office:value-type="float" office:value="6137.5" calcext:value-type="float">
            <text:p>6137.5</text:p>
          </table:table-cell>
          <table:table-cell office:value-type="float" office:value="15" calcext:value-type="float">
            <text:p>15</text:p>
          </table:table-cell>
          <table:table-cell office:value-type="float" office:value="35680" calcext:value-type="float">
            <text:p>35680</text:p>
          </table:table-cell>
          <table:table-cell office:value-type="float" office:value="39917.5" calcext:value-type="float">
            <text:p>39917.5</text:p>
          </table:table-cell>
          <table:table-cell office:value-type="float" office:value="16502.5" calcext:value-type="float">
            <text:p>16502.5</text:p>
          </table:table-cell>
        </table:table-row>
        <table:table-row table:style-name="ro1">
          <table:table-cell office:value-type="float" office:value="1410000" calcext:value-type="float">
            <text:p>1410000</text:p>
          </table:table-cell>
          <table:table-cell office:value-type="float" office:value="55820" calcext:value-type="float">
            <text:p>55820</text:p>
          </table:table-cell>
          <table:table-cell office:value-type="float" office:value="10" calcext:value-type="float">
            <text:p>10</text:p>
          </table:table-cell>
          <table:table-cell office:value-type="float" office:value="9255" calcext:value-type="float">
            <text:p>9255</text:p>
          </table:table-cell>
          <table:table-cell office:value-type="float" office:value="15" calcext:value-type="float">
            <text:p>15</text:p>
          </table:table-cell>
          <table:table-cell office:value-type="float" office:value="36007.5" calcext:value-type="float">
            <text:p>36007.5</text:p>
          </table:table-cell>
          <table:table-cell office:value-type="float" office:value="36377.5" calcext:value-type="float">
            <text:p>36377.5</text:p>
          </table:table-cell>
          <table:table-cell office:value-type="float" office:value="12612.5" calcext:value-type="float">
            <text:p>12612.5</text:p>
          </table:table-cell>
        </table:table-row>
        <table:table-row table:style-name="ro1">
          <table:table-cell office:value-type="float" office:value="1420000" calcext:value-type="float">
            <text:p>1420000</text:p>
          </table:table-cell>
          <table:table-cell office:value-type="float" office:value="53242.5" calcext:value-type="float">
            <text:p>53242.5</text:p>
          </table:table-cell>
          <table:table-cell office:value-type="float" office:value="10" calcext:value-type="float">
            <text:p>10</text:p>
          </table:table-cell>
          <table:table-cell office:value-type="float" office:value="11212.5" calcext:value-type="float">
            <text:p>11212.5</text:p>
          </table:table-cell>
          <table:table-cell office:value-type="float" office:value="15" calcext:value-type="float">
            <text:p>15</text:p>
          </table:table-cell>
          <table:table-cell office:value-type="float" office:value="35770" calcext:value-type="float">
            <text:p>35770</text:p>
          </table:table-cell>
          <table:table-cell office:value-type="float" office:value="36465" calcext:value-type="float">
            <text:p>36465</text:p>
          </table:table-cell>
          <table:table-cell office:value-type="float" office:value="11427.5" calcext:value-type="float">
            <text:p>11427.5</text:p>
          </table:table-cell>
        </table:table-row>
        <table:table-row table:style-name="ro1">
          <table:table-cell office:value-type="float" office:value="1430000" calcext:value-type="float">
            <text:p>1430000</text:p>
          </table:table-cell>
          <table:table-cell office:value-type="float" office:value="52230" calcext:value-type="float">
            <text:p>52230</text:p>
          </table:table-cell>
          <table:table-cell office:value-type="float" office:value="10" calcext:value-type="float">
            <text:p>10</text:p>
          </table:table-cell>
          <table:table-cell office:value-type="float" office:value="8772.5" calcext:value-type="float">
            <text:p>8772.5</text:p>
          </table:table-cell>
          <table:table-cell office:value-type="float" office:value="15" calcext:value-type="float">
            <text:p>15</text:p>
          </table:table-cell>
          <table:table-cell office:value-type="float" office:value="33072.5" calcext:value-type="float">
            <text:p>33072.5</text:p>
          </table:table-cell>
          <table:table-cell office:value-type="float" office:value="38325" calcext:value-type="float">
            <text:p>38325</text:p>
          </table:table-cell>
          <table:table-cell office:value-type="float" office:value="5325" calcext:value-type="float">
            <text:p>5325</text:p>
          </table:table-cell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float" office:value="60360" calcext:value-type="float">
            <text:p>60360</text:p>
          </table:table-cell>
          <table:table-cell office:value-type="float" office:value="10" calcext:value-type="float">
            <text:p>10</text:p>
          </table:table-cell>
          <table:table-cell office:value-type="float" office:value="16265" calcext:value-type="float">
            <text:p>16265</text:p>
          </table:table-cell>
          <table:table-cell office:value-type="float" office:value="15" calcext:value-type="float">
            <text:p>15</text:p>
          </table:table-cell>
          <table:table-cell office:value-type="float" office:value="35000" calcext:value-type="float">
            <text:p>35000</text:p>
          </table:table-cell>
          <table:table-cell office:value-type="float" office:value="37562.5" calcext:value-type="float">
            <text:p>37562.5</text:p>
          </table:table-cell>
          <table:table-cell office:value-type="float" office:value="11155" calcext:value-type="float">
            <text:p>11155</text:p>
          </table:table-cell>
        </table:table-row>
        <table:table-row table:style-name="ro1">
          <table:table-cell office:value-type="float" office:value="1450000" calcext:value-type="float">
            <text:p>1450000</text:p>
          </table:table-cell>
          <table:table-cell office:value-type="float" office:value="56625" calcext:value-type="float">
            <text:p>56625</text:p>
          </table:table-cell>
          <table:table-cell office:value-type="float" office:value="10" calcext:value-type="float">
            <text:p>10</text:p>
          </table:table-cell>
          <table:table-cell office:value-type="float" office:value="7887.5" calcext:value-type="float">
            <text:p>7887.5</text:p>
          </table:table-cell>
          <table:table-cell office:value-type="float" office:value="15" calcext:value-type="float">
            <text:p>15</text:p>
          </table:table-cell>
          <table:table-cell office:value-type="float" office:value="25535" calcext:value-type="float">
            <text:p>25535</text:p>
          </table:table-cell>
          <table:table-cell office:value-type="float" office:value="31175" calcext:value-type="float">
            <text:p>3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000" calcext:value-type="float">
            <text:p>1460000</text:p>
          </table:table-cell>
          <table:table-cell office:value-type="float" office:value="54210" calcext:value-type="float">
            <text:p>54210</text:p>
          </table:table-cell>
          <table:table-cell office:value-type="float" office:value="10" calcext:value-type="float">
            <text:p>10</text:p>
          </table:table-cell>
          <table:table-cell office:value-type="float" office:value="8320" calcext:value-type="float">
            <text:p>8320</text:p>
          </table:table-cell>
          <table:table-cell office:value-type="float" office:value="15" calcext:value-type="float">
            <text:p>15</text:p>
          </table:table-cell>
          <table:table-cell office:value-type="float" office:value="27612.5" calcext:value-type="float">
            <text:p>27612.5</text:p>
          </table:table-cell>
          <table:table-cell office:value-type="float" office:value="30390" calcext:value-type="float">
            <text:p>30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000" calcext:value-type="float">
            <text:p>1470000</text:p>
          </table:table-cell>
          <table:table-cell office:value-type="float" office:value="45020" calcext:value-type="float">
            <text:p>45020</text:p>
          </table:table-cell>
          <table:table-cell office:value-type="float" office:value="10" calcext:value-type="float">
            <text:p>10</text:p>
          </table:table-cell>
          <table:table-cell office:value-type="float" office:value="5700" calcext:value-type="float">
            <text:p>5700</text:p>
          </table:table-cell>
          <table:table-cell office:value-type="float" office:value="15" calcext:value-type="float">
            <text:p>15</text:p>
          </table:table-cell>
          <table:table-cell office:value-type="float" office:value="21495" calcext:value-type="float">
            <text:p>21495</text:p>
          </table:table-cell>
          <table:table-cell office:value-type="float" office:value="24092.5" calcext:value-type="float">
            <text:p>2409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000" calcext:value-type="float">
            <text:p>1480000</text:p>
          </table:table-cell>
          <table:table-cell office:value-type="float" office:value="38860" calcext:value-type="float">
            <text:p>38860</text:p>
          </table:table-cell>
          <table:table-cell office:value-type="float" office:value="10" calcext:value-type="float">
            <text:p>10</text:p>
          </table:table-cell>
          <table:table-cell office:value-type="float" office:value="5692.5" calcext:value-type="float">
            <text:p>5692.5</text:p>
          </table:table-cell>
          <table:table-cell office:value-type="float" office:value="15" calcext:value-type="float">
            <text:p>15</text:p>
          </table:table-cell>
          <table:table-cell office:value-type="float" office:value="16790" calcext:value-type="float">
            <text:p>16790</text:p>
          </table:table-cell>
          <table:table-cell office:value-type="float" office:value="20887.5" calcext:value-type="float">
            <text:p>2088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000" calcext:value-type="float">
            <text:p>1490000</text:p>
          </table:table-cell>
          <table:table-cell office:value-type="float" office:value="37430" calcext:value-type="float">
            <text:p>374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5497.5" calcext:value-type="float">
            <text:p>15497.5</text:p>
          </table:table-cell>
          <table:table-cell office:value-type="float" office:value="24867.5" calcext:value-type="float">
            <text:p>2486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9505" calcext:value-type="float">
            <text:p>2950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5910" calcext:value-type="float">
            <text:p>15910</text:p>
          </table:table-cell>
          <table:table-cell office:value-type="float" office:value="20090" calcext:value-type="float">
            <text:p>20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000" calcext:value-type="float">
            <text:p>1510000</text:p>
          </table:table-cell>
          <table:table-cell office:value-type="float" office:value="28985" calcext:value-type="float">
            <text:p>2898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667.5" calcext:value-type="float">
            <text:p>10667.5</text:p>
          </table:table-cell>
          <table:table-cell office:value-type="float" office:value="19425" calcext:value-type="float">
            <text:p>19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000" calcext:value-type="float">
            <text:p>1520000</text:p>
          </table:table-cell>
          <table:table-cell office:value-type="float" office:value="35282.5" calcext:value-type="float">
            <text:p>3528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490" calcext:value-type="float">
            <text:p>11490</text:p>
          </table:table-cell>
          <table:table-cell office:value-type="float" office:value="21687.5" calcext:value-type="float">
            <text:p>2168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000" calcext:value-type="float">
            <text:p>1530000</text:p>
          </table:table-cell>
          <table:table-cell office:value-type="float" office:value="37230" calcext:value-type="float">
            <text:p>372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245" calcext:value-type="float">
            <text:p>13245</text:p>
          </table:table-cell>
          <table:table-cell office:value-type="float" office:value="25105" calcext:value-type="float">
            <text:p>25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000" calcext:value-type="float">
            <text:p>1540000</text:p>
          </table:table-cell>
          <table:table-cell office:value-type="float" office:value="40872.5" calcext:value-type="float">
            <text:p>4087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290" calcext:value-type="float">
            <text:p>19290</text:p>
          </table:table-cell>
          <table:table-cell office:value-type="float" office:value="18820" calcext:value-type="float">
            <text:p>18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000" calcext:value-type="float">
            <text:p>1550000</text:p>
          </table:table-cell>
          <table:table-cell office:value-type="float" office:value="40320" calcext:value-type="float">
            <text:p>403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295" calcext:value-type="float">
            <text:p>24295</text:p>
          </table:table-cell>
          <table:table-cell office:value-type="float" office:value="22977.5" calcext:value-type="float">
            <text:p>2297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000" calcext:value-type="float">
            <text:p>1560000</text:p>
          </table:table-cell>
          <table:table-cell office:value-type="float" office:value="46780" calcext:value-type="float">
            <text:p>467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6235" calcext:value-type="float">
            <text:p>26235</text:p>
          </table:table-cell>
          <table:table-cell office:value-type="float" office:value="26712.5" calcext:value-type="float">
            <text:p>267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000" calcext:value-type="float">
            <text:p>1570000</text:p>
          </table:table-cell>
          <table:table-cell office:value-type="float" office:value="53827.5" calcext:value-type="float">
            <text:p>53827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9602.5" calcext:value-type="float">
            <text:p>29602.5</text:p>
          </table:table-cell>
          <table:table-cell office:value-type="float" office:value="27965" calcext:value-type="float">
            <text:p>27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000" calcext:value-type="float">
            <text:p>1580000</text:p>
          </table:table-cell>
          <table:table-cell office:value-type="float" office:value="49315" calcext:value-type="float">
            <text:p>493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8817.5" calcext:value-type="float">
            <text:p>28817.5</text:p>
          </table:table-cell>
          <table:table-cell office:value-type="float" office:value="24312.5" calcext:value-type="float">
            <text:p>243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000" calcext:value-type="float">
            <text:p>1590000</text:p>
          </table:table-cell>
          <table:table-cell office:value-type="float" office:value="41557.5" calcext:value-type="float">
            <text:p>41557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852.5" calcext:value-type="float">
            <text:p>22852.5</text:p>
          </table:table-cell>
          <table:table-cell office:value-type="float" office:value="20710" calcext:value-type="float">
            <text:p>20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44180" calcext:value-type="float">
            <text:p>441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005" calcext:value-type="float">
            <text:p>22005</text:p>
          </table:table-cell>
          <table:table-cell office:value-type="float" office:value="14717.5" calcext:value-type="float">
            <text:p>1471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000" calcext:value-type="float">
            <text:p>1610000</text:p>
          </table:table-cell>
          <table:table-cell office:value-type="float" office:value="40080" calcext:value-type="float">
            <text:p>400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960" calcext:value-type="float">
            <text:p>18960</text:p>
          </table:table-cell>
          <table:table-cell office:value-type="float" office:value="17250" calcext:value-type="float">
            <text:p>17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000" calcext:value-type="float">
            <text:p>1620000</text:p>
          </table:table-cell>
          <table:table-cell office:value-type="float" office:value="36345" calcext:value-type="float">
            <text:p>363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125" calcext:value-type="float">
            <text:p>19125</text:p>
          </table:table-cell>
          <table:table-cell office:value-type="float" office:value="15190" calcext:value-type="float">
            <text:p>15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000" calcext:value-type="float">
            <text:p>1630000</text:p>
          </table:table-cell>
          <table:table-cell office:value-type="float" office:value="31922.5" calcext:value-type="float">
            <text:p>3192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790" calcext:value-type="float">
            <text:p>20790</text:p>
          </table:table-cell>
          <table:table-cell office:value-type="float" office:value="6772.5" calcext:value-type="float">
            <text:p>677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000" calcext:value-type="float">
            <text:p>1640000</text:p>
          </table:table-cell>
          <table:table-cell office:value-type="float" office:value="28732.5" calcext:value-type="float">
            <text:p>2873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082.5" calcext:value-type="float">
            <text:p>1708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000" calcext:value-type="float">
            <text:p>1650000</text:p>
          </table:table-cell>
          <table:table-cell office:value-type="float" office:value="25052.5" calcext:value-type="float">
            <text:p>2505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447.5" calcext:value-type="float">
            <text:p>2244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000" calcext:value-type="float">
            <text:p>1660000</text:p>
          </table:table-cell>
          <table:table-cell office:value-type="float" office:value="23355" calcext:value-type="float">
            <text:p>2335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8677.5" calcext:value-type="float">
            <text:p>2867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000" calcext:value-type="float">
            <text:p>1670000</text:p>
          </table:table-cell>
          <table:table-cell office:value-type="float" office:value="23620" calcext:value-type="float">
            <text:p>236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140" calcext:value-type="float">
            <text:p>35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000" calcext:value-type="float">
            <text:p>1680000</text:p>
          </table:table-cell>
          <table:table-cell office:value-type="float" office:value="28802.5" calcext:value-type="float">
            <text:p>2880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0637.5" calcext:value-type="float">
            <text:p>406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000" calcext:value-type="float">
            <text:p>1690000</text:p>
          </table:table-cell>
          <table:table-cell office:value-type="float" office:value="24247.5" calcext:value-type="float">
            <text:p>24247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0217.5" calcext:value-type="float">
            <text:p>4021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20702.5" calcext:value-type="float">
            <text:p>2070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4455" calcext:value-type="float">
            <text:p>34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000" calcext:value-type="float">
            <text:p>1710000</text:p>
          </table:table-cell>
          <table:table-cell office:value-type="float" office:value="25775" calcext:value-type="float">
            <text:p>2577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4680" calcext:value-type="float">
            <text:p>346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000" calcext:value-type="float">
            <text:p>1720000</text:p>
          </table:table-cell>
          <table:table-cell office:value-type="float" office:value="30895" calcext:value-type="float">
            <text:p>308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7412.5" calcext:value-type="float">
            <text:p>3741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000" calcext:value-type="float">
            <text:p>1730000</text:p>
          </table:table-cell>
          <table:table-cell office:value-type="float" office:value="32802.5" calcext:value-type="float">
            <text:p>3280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6355" calcext:value-type="float">
            <text:p>36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000" calcext:value-type="float">
            <text:p>1740000</text:p>
          </table:table-cell>
          <table:table-cell office:value-type="float" office:value="28297.5" calcext:value-type="float">
            <text:p>28297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8777.5" calcext:value-type="float">
            <text:p>3877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33235" calcext:value-type="float">
            <text:p>3323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925" calcext:value-type="float">
            <text:p>35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000" calcext:value-type="float">
            <text:p>1760000</text:p>
          </table:table-cell>
          <table:table-cell office:value-type="float" office:value="35535" calcext:value-type="float">
            <text:p>3553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177.5" calcext:value-type="float">
            <text:p>3517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000" calcext:value-type="float">
            <text:p>1770000</text:p>
          </table:table-cell>
          <table:table-cell office:value-type="float" office:value="36212.5" calcext:value-type="float">
            <text:p>3621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4740" calcext:value-type="float">
            <text:p>347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000" calcext:value-type="float">
            <text:p>1780000</text:p>
          </table:table-cell>
          <table:table-cell office:value-type="float" office:value="39447.5" calcext:value-type="float">
            <text:p>39447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8705" calcext:value-type="float">
            <text:p>387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000" calcext:value-type="float">
            <text:p>1790000</text:p>
          </table:table-cell>
          <table:table-cell office:value-type="float" office:value="34357.5" calcext:value-type="float">
            <text:p>34357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9387.5" calcext:value-type="float">
            <text:p>393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30382.5" calcext:value-type="float">
            <text:p>3038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015" calcext:value-type="float">
            <text:p>32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000" calcext:value-type="float">
            <text:p>1810000</text:p>
          </table:table-cell>
          <table:table-cell office:value-type="float" office:value="34862.5" calcext:value-type="float">
            <text:p>3486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035" calcext:value-type="float">
            <text:p>30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000" calcext:value-type="float">
            <text:p>1820000</text:p>
          </table:table-cell>
          <table:table-cell office:value-type="float" office:value="31480" calcext:value-type="float">
            <text:p>314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722.5" calcext:value-type="float">
            <text:p>2272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000" calcext:value-type="float">
            <text:p>1830000</text:p>
          </table:table-cell>
          <table:table-cell office:value-type="float" office:value="20692.5" calcext:value-type="float">
            <text:p>2069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5265" calcext:value-type="float">
            <text:p>1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000" calcext:value-type="float">
            <text:p>1840000</text:p>
          </table:table-cell>
          <table:table-cell office:value-type="float" office:value="20260" calcext:value-type="float">
            <text:p>202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5037.5" calcext:value-type="float">
            <text:p>150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000" calcext:value-type="float">
            <text:p>1850000</text:p>
          </table:table-cell>
          <table:table-cell office:value-type="float" office:value="13380" calcext:value-type="float">
            <text:p>133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25" calcext:value-type="float">
            <text:p>2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000" calcext:value-type="float">
            <text:p>1860000</text:p>
          </table:table-cell>
          <table:table-cell office:value-type="float" office:value="11912.5" calcext:value-type="float">
            <text:p>1191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825" calcext:value-type="float">
            <text:p>3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000" calcext:value-type="float">
            <text:p>1870000</text:p>
          </table:table-cell>
          <table:table-cell office:value-type="float" office:value="18140" calcext:value-type="float">
            <text:p>1814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295" calcext:value-type="float">
            <text:p>11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000" calcext:value-type="float">
            <text:p>1880000</text:p>
          </table:table-cell>
          <table:table-cell office:value-type="float" office:value="20252.5" calcext:value-type="float">
            <text:p>2025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52.5" calcext:value-type="float">
            <text:p>635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000" calcext:value-type="float">
            <text:p>1890000</text:p>
          </table:table-cell>
          <table:table-cell office:value-type="float" office:value="17295" calcext:value-type="float">
            <text:p>172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370" calcext:value-type="float">
            <text:p>53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15082.5" calcext:value-type="float">
            <text:p>1508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000" calcext:value-type="float">
            <text:p>1910000</text:p>
          </table:table-cell>
          <table:table-cell office:value-type="float" office:value="14427.5" calcext:value-type="float">
            <text:p>14427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000" calcext:value-type="float">
            <text:p>1920000</text:p>
          </table:table-cell>
          <table:table-cell office:value-type="float" office:value="15807.5" calcext:value-type="float">
            <text:p>15807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000" calcext:value-type="float">
            <text:p>1930000</text:p>
          </table:table-cell>
          <table:table-cell office:value-type="float" office:value="8222.5" calcext:value-type="float">
            <text:p>822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000" calcext:value-type="float">
            <text:p>1940000</text:p>
          </table:table-cell>
          <table:table-cell office:value-type="float" office:value="4017.5" calcext:value-type="float">
            <text:p>4017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000" calcext:value-type="float">
            <text:p>1950000</text:p>
          </table:table-cell>
          <table:table-cell office:value-type="float" office:value="5542.5" calcext:value-type="float">
            <text:p>554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chart" table:style-name="ta1">
        <table:shapes>
          <draw:frame draw:z-index="0" draw:style-name="gr1" draw:text-style-name="P1" svg:width="1634.34pt" svg:height="813.17pt" svg:x="0pt" svg:y="0pt">
            <draw:object draw:notify-on-update-of-ranges="bankroll_sample.B1:bankroll_sample.B1 bankroll_sample.B2:bankroll_sample.B1001 bankroll_sample.C1:bankroll_sample.C1 bankroll_sample.C2:bankroll_sample.C1001 bankroll_sample.D1:bankroll_sample.D1 bankroll_sample.D2:bankroll_sample.D1001 bankroll_sample.E1:bankroll_sample.E1 bankroll_sample.E2:bankroll_sample.E1001 bankroll_sample.F1:bankroll_sample.F1 bankroll_sample.F2:bankroll_sample.F1001 bankroll_sample.G1:bankroll_sample.G1 bankroll_sample.G2:bankroll_sample.G1001 bankroll_sample.H1:bankroll_sample.H1 bankroll_sample.H2:bankroll_sample.H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/00/0000</text:date>, <text:time style:data-style-name="N2" text:time-value="22:59:52.484055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0:44:57.724449768</meta:creation-date>
    <meta:generator>LibreOffice/6.0.7.3$Linux_X86_64 LibreOffice_project/00m0$Build-3</meta:generator>
    <dc:date>2019-03-16T23:00:34.626792013</dc:date>
    <meta:editing-duration>PT27M59S</meta:editing-duration>
    <meta:editing-cycles>11</meta:editing-cycles>
    <dc:creator>Eric Wadsworth</dc:creator>
    <meta:document-statistic meta:table-count="2" meta:cell-count="15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7.657cm" svg:height="28.688cm" xlink:href=".." xlink:type="simple" chart:class="chart:line" chart:style-name="ch1">
        <chart:legend svg:x="2.348cm" svg:y="26.165cm" style:legend-expansion="custom" chartooo:width="5.407cm" chartooo:height="1.593cm" style:legend-expansion-aspect-ratio="3.39422473320778" chart:style-name="ch2"/>
        <chart:plot-area chart:style-name="ch3" table:cell-range-address="bankroll_sample.B1:bankroll_sample.H1001" chart:data-source-has-labels="row" svg:x="1.12cm" svg:y="0.373cm" svg:width="55.156cm" svg:height="25.39cm">
          <chartooo:coordinate-region svg:x="2.482cm" svg:y="0.572cm" svg:width="53.761cm" svg:height="24.2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ankroll_sample.B2:bankroll_sample.B1001" chart:label-cell-address="bankroll_sample.B1:bankroll_sample.B1" chart:class="chart:line">
            <chart:data-point chart:repeated="1000"/>
          </chart:series>
          <chart:series chart:style-name="ch7" chart:values-cell-range-address="bankroll_sample.C2:bankroll_sample.C1001" chart:label-cell-address="bankroll_sample.C1:bankroll_sample.C1" chart:class="chart:line">
            <chart:data-point chart:repeated="1000"/>
          </chart:series>
          <chart:series chart:style-name="ch8" chart:values-cell-range-address="bankroll_sample.D2:bankroll_sample.D1001" chart:label-cell-address="bankroll_sample.D1:bankroll_sample.D1" chart:class="chart:line">
            <chart:data-point chart:repeated="1000"/>
          </chart:series>
          <chart:series chart:style-name="ch9" chart:values-cell-range-address="bankroll_sample.E2:bankroll_sample.E1001" chart:label-cell-address="bankroll_sample.E1:bankroll_sample.E1" chart:class="chart:line">
            <chart:data-point chart:repeated="1000"/>
          </chart:series>
          <chart:series chart:style-name="ch10" chart:values-cell-range-address="bankroll_sample.F2:bankroll_sample.F1001" chart:label-cell-address="bankroll_sample.F1:bankroll_sample.F1" chart:class="chart:line">
            <chart:data-point chart:repeated="1000"/>
          </chart:series>
          <chart:series chart:style-name="ch11" chart:values-cell-range-address="bankroll_sample.G2:bankroll_sample.G1001" chart:label-cell-address="bankroll_sample.G1:bankroll_sample.G1" chart:class="chart:line">
            <chart:data-point chart:repeated="1000"/>
          </chart:series>
          <chart:series chart:style-name="ch12" chart:values-cell-range-address="bankroll_sample.H2:bankroll_sample.H1001" chart:label-cell-address="bankroll_sample.H1:bankroll_sample.H1" chart:class="chart:line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ky Anne</text:p>
                <draw:g>
                  <svg:desc>bankroll_sample.B1:bankroll_sample.B1</svg:desc>
                </draw:g>
              </table:table-cell>
              <table:table-cell office:value-type="string">
                <text:p>Buky Beth</text:p>
                <draw:g>
                  <svg:desc>bankroll_sample.C1:bankroll_sample.C1</svg:desc>
                </draw:g>
              </table:table-cell>
              <table:table-cell office:value-type="string">
                <text:p>Buky Callie</text:p>
                <draw:g>
                  <svg:desc>bankroll_sample.D1:bankroll_sample.D1</svg:desc>
                </draw:g>
              </table:table-cell>
              <table:table-cell office:value-type="string">
                <text:p>Buky Dora</text:p>
                <draw:g>
                  <svg:desc>bankroll_sample.E1:bankroll_sample.E1</svg:desc>
                </draw:g>
              </table:table-cell>
              <table:table-cell office:value-type="string">
                <text:p>Buky Edna</text:p>
                <draw:g>
                  <svg:desc>bankroll_sample.F1:bankroll_sample.F1</svg:desc>
                </draw:g>
              </table:table-cell>
              <table:table-cell office:value-type="string">
                <text:p>Buky Fran</text:p>
                <draw:g>
                  <svg:desc>bankroll_sample.G1:bankroll_sample.G1</svg:desc>
                </draw:g>
              </table:table-cell>
              <table:table-cell office:value-type="string">
                <text:p>Buky Grace</text:p>
                <draw:g>
                  <svg:desc>bankroll_sample.H1:bankroll_sampl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bankroll_sample.B2:bankroll_sample.B1001</svg:desc>
                </draw:g>
              </table:table-cell>
              <table:table-cell office:value-type="float" office:value="100000">
                <text:p>100000</text:p>
                <draw:g>
                  <svg:desc>bankroll_sample.C2:bankroll_sample.C1001</svg:desc>
                </draw:g>
              </table:table-cell>
              <table:table-cell office:value-type="float" office:value="100000">
                <text:p>100000</text:p>
                <draw:g>
                  <svg:desc>bankroll_sample.D2:bankroll_sample.D1001</svg:desc>
                </draw:g>
              </table:table-cell>
              <table:table-cell office:value-type="float" office:value="100000">
                <text:p>100000</text:p>
                <draw:g>
                  <svg:desc>bankroll_sample.E2:bankroll_sample.E1001</svg:desc>
                </draw:g>
              </table:table-cell>
              <table:table-cell office:value-type="float" office:value="100000">
                <text:p>100000</text:p>
                <draw:g>
                  <svg:desc>bankroll_sample.F2:bankroll_sample.F1001</svg:desc>
                </draw:g>
              </table:table-cell>
              <table:table-cell office:value-type="float" office:value="100000">
                <text:p>100000</text:p>
                <draw:g>
                  <svg:desc>bankroll_sample.G2:bankroll_sample.G1001</svg:desc>
                </draw:g>
              </table:table-cell>
              <table:table-cell office:value-type="float" office:value="100000">
                <text:p>100000</text:p>
                <draw:g>
                  <svg:desc>bankroll_sample.H2:bankroll_sample.H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672.5">
                <text:p>100672.5</text:p>
              </table:table-cell>
              <table:table-cell office:value-type="float" office:value="103197.5">
                <text:p>103197.5</text:p>
              </table:table-cell>
              <table:table-cell office:value-type="float" office:value="96362.5">
                <text:p>96362.5</text:p>
              </table:table-cell>
              <table:table-cell office:value-type="float" office:value="95635">
                <text:p>95635</text:p>
              </table:table-cell>
              <table:table-cell office:value-type="float" office:value="97655">
                <text:p>97655</text:p>
              </table:table-cell>
              <table:table-cell office:value-type="float" office:value="100302.5">
                <text:p>100302.5</text:p>
              </table:table-cell>
              <table:table-cell office:value-type="float" office:value="96890">
                <text:p>968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472.5">
                <text:p>103472.5</text:p>
              </table:table-cell>
              <table:table-cell office:value-type="float" office:value="104002.5">
                <text:p>104002.5</text:p>
              </table:table-cell>
              <table:table-cell office:value-type="float" office:value="95867.5">
                <text:p>95867.5</text:p>
              </table:table-cell>
              <table:table-cell office:value-type="float" office:value="94087.5">
                <text:p>94087.5</text:p>
              </table:table-cell>
              <table:table-cell office:value-type="float" office:value="95200">
                <text:p>95200</text:p>
              </table:table-cell>
              <table:table-cell office:value-type="float" office:value="101710">
                <text:p>101710</text:p>
              </table:table-cell>
              <table:table-cell office:value-type="float" office:value="99680">
                <text:p>996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312.5">
                <text:p>101312.5</text:p>
              </table:table-cell>
              <table:table-cell office:value-type="float" office:value="98640">
                <text:p>98640</text:p>
              </table:table-cell>
              <table:table-cell office:value-type="float" office:value="100122.5">
                <text:p>100122.5</text:p>
              </table:table-cell>
              <table:table-cell office:value-type="float" office:value="92625">
                <text:p>92625</text:p>
              </table:table-cell>
              <table:table-cell office:value-type="float" office:value="97930">
                <text:p>97930</text:p>
              </table:table-cell>
              <table:table-cell office:value-type="float" office:value="101447.5">
                <text:p>101447.5</text:p>
              </table:table-cell>
              <table:table-cell office:value-type="float" office:value="98455">
                <text:p>98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622.5">
                <text:p>98622.5</text:p>
              </table:table-cell>
              <table:table-cell office:value-type="float" office:value="95590">
                <text:p>95590</text:p>
              </table:table-cell>
              <table:table-cell office:value-type="float" office:value="97805">
                <text:p>97805</text:p>
              </table:table-cell>
              <table:table-cell office:value-type="float" office:value="92672.5">
                <text:p>92672.5</text:p>
              </table:table-cell>
              <table:table-cell office:value-type="float" office:value="97520">
                <text:p>97520</text:p>
              </table:table-cell>
              <table:table-cell office:value-type="float" office:value="101652.5">
                <text:p>101652.5</text:p>
              </table:table-cell>
              <table:table-cell office:value-type="float" office:value="96622.5">
                <text:p>9662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760">
                <text:p>97760</text:p>
              </table:table-cell>
              <table:table-cell office:value-type="float" office:value="90435">
                <text:p>90435</text:p>
              </table:table-cell>
              <table:table-cell office:value-type="float" office:value="98727.5">
                <text:p>98727.5</text:p>
              </table:table-cell>
              <table:table-cell office:value-type="float" office:value="89665">
                <text:p>89665</text:p>
              </table:table-cell>
              <table:table-cell office:value-type="float" office:value="101642.5">
                <text:p>101642.5</text:p>
              </table:table-cell>
              <table:table-cell office:value-type="float" office:value="102160">
                <text:p>102160</text:p>
              </table:table-cell>
              <table:table-cell office:value-type="float" office:value="97275">
                <text:p>97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847.5">
                <text:p>101847.5</text:p>
              </table:table-cell>
              <table:table-cell office:value-type="float" office:value="88802.5">
                <text:p>88802.5</text:p>
              </table:table-cell>
              <table:table-cell office:value-type="float" office:value="95337.5">
                <text:p>95337.5</text:p>
              </table:table-cell>
              <table:table-cell office:value-type="float" office:value="86520">
                <text:p>86520</text:p>
              </table:table-cell>
              <table:table-cell office:value-type="float" office:value="90662.5">
                <text:p>90662.5</text:p>
              </table:table-cell>
              <table:table-cell office:value-type="float" office:value="93670">
                <text:p>93670</text:p>
              </table:table-cell>
              <table:table-cell office:value-type="float" office:value="99230">
                <text:p>992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30">
                <text:p>102730</text:p>
              </table:table-cell>
              <table:table-cell office:value-type="float" office:value="96105">
                <text:p>96105</text:p>
              </table:table-cell>
              <table:table-cell office:value-type="float" office:value="98742.5">
                <text:p>98742.5</text:p>
              </table:table-cell>
              <table:table-cell office:value-type="float" office:value="94740">
                <text:p>94740</text:p>
              </table:table-cell>
              <table:table-cell office:value-type="float" office:value="91687.5">
                <text:p>91687.5</text:p>
              </table:table-cell>
              <table:table-cell office:value-type="float" office:value="90352.5">
                <text:p>90352.5</text:p>
              </table:table-cell>
              <table:table-cell office:value-type="float" office:value="106055">
                <text:p>1060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975">
                <text:p>99975</text:p>
              </table:table-cell>
              <table:table-cell office:value-type="float" office:value="94055">
                <text:p>94055</text:p>
              </table:table-cell>
              <table:table-cell office:value-type="float" office:value="96512.5">
                <text:p>96512.5</text:p>
              </table:table-cell>
              <table:table-cell office:value-type="float" office:value="93575">
                <text:p>93575</text:p>
              </table:table-cell>
              <table:table-cell office:value-type="float" office:value="85605">
                <text:p>85605</text:p>
              </table:table-cell>
              <table:table-cell office:value-type="float" office:value="90405">
                <text:p>90405</text:p>
              </table:table-cell>
              <table:table-cell office:value-type="float" office:value="105842.5">
                <text:p>10584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780">
                <text:p>96780</text:p>
              </table:table-cell>
              <table:table-cell office:value-type="float" office:value="87565">
                <text:p>87565</text:p>
              </table:table-cell>
              <table:table-cell office:value-type="float" office:value="90155">
                <text:p>90155</text:p>
              </table:table-cell>
              <table:table-cell office:value-type="float" office:value="91297.5">
                <text:p>91297.5</text:p>
              </table:table-cell>
              <table:table-cell office:value-type="float" office:value="87247.5">
                <text:p>87247.5</text:p>
              </table:table-cell>
              <table:table-cell office:value-type="float" office:value="85917.5">
                <text:p>85917.5</text:p>
              </table:table-cell>
              <table:table-cell office:value-type="float" office:value="102235">
                <text:p>1022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217.5">
                <text:p>88217.5</text:p>
              </table:table-cell>
              <table:table-cell office:value-type="float" office:value="79565">
                <text:p>79565</text:p>
              </table:table-cell>
              <table:table-cell office:value-type="float" office:value="86265">
                <text:p>86265</text:p>
              </table:table-cell>
              <table:table-cell office:value-type="float" office:value="89552.5">
                <text:p>89552.5</text:p>
              </table:table-cell>
              <table:table-cell office:value-type="float" office:value="73132.5">
                <text:p>73132.5</text:p>
              </table:table-cell>
              <table:table-cell office:value-type="float" office:value="87375">
                <text:p>87375</text:p>
              </table:table-cell>
              <table:table-cell office:value-type="float" office:value="95627.5">
                <text:p>9562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785">
                <text:p>87785</text:p>
              </table:table-cell>
              <table:table-cell office:value-type="float" office:value="83112.5">
                <text:p>83112.5</text:p>
              </table:table-cell>
              <table:table-cell office:value-type="float" office:value="84292.5">
                <text:p>84292.5</text:p>
              </table:table-cell>
              <table:table-cell office:value-type="float" office:value="86415">
                <text:p>86415</text:p>
              </table:table-cell>
              <table:table-cell office:value-type="float" office:value="70820">
                <text:p>70820</text:p>
              </table:table-cell>
              <table:table-cell office:value-type="float" office:value="81947.5">
                <text:p>81947.5</text:p>
              </table:table-cell>
              <table:table-cell office:value-type="float" office:value="92685">
                <text:p>926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342.5">
                <text:p>90342.5</text:p>
              </table:table-cell>
              <table:table-cell office:value-type="float" office:value="83267.5">
                <text:p>83267.5</text:p>
              </table:table-cell>
              <table:table-cell office:value-type="float" office:value="81990">
                <text:p>81990</text:p>
              </table:table-cell>
              <table:table-cell office:value-type="float" office:value="86147.5">
                <text:p>86147.5</text:p>
              </table:table-cell>
              <table:table-cell office:value-type="float" office:value="74397.5">
                <text:p>74397.5</text:p>
              </table:table-cell>
              <table:table-cell office:value-type="float" office:value="84025">
                <text:p>84025</text:p>
              </table:table-cell>
              <table:table-cell office:value-type="float" office:value="96625">
                <text:p>96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517.5">
                <text:p>97517.5</text:p>
              </table:table-cell>
              <table:table-cell office:value-type="float" office:value="85587.5">
                <text:p>85587.5</text:p>
              </table:table-cell>
              <table:table-cell office:value-type="float" office:value="76660">
                <text:p>76660</text:p>
              </table:table-cell>
              <table:table-cell office:value-type="float" office:value="81725">
                <text:p>81725</text:p>
              </table:table-cell>
              <table:table-cell office:value-type="float" office:value="76692.5">
                <text:p>76692.5</text:p>
              </table:table-cell>
              <table:table-cell office:value-type="float" office:value="85067.5">
                <text:p>85067.5</text:p>
              </table:table-cell>
              <table:table-cell office:value-type="float" office:value="93560">
                <text:p>935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555">
                <text:p>96555</text:p>
              </table:table-cell>
              <table:table-cell office:value-type="float" office:value="91395">
                <text:p>91395</text:p>
              </table:table-cell>
              <table:table-cell office:value-type="float" office:value="83650">
                <text:p>83650</text:p>
              </table:table-cell>
              <table:table-cell office:value-type="float" office:value="81022.5">
                <text:p>81022.5</text:p>
              </table:table-cell>
              <table:table-cell office:value-type="float" office:value="75622.5">
                <text:p>75622.5</text:p>
              </table:table-cell>
              <table:table-cell office:value-type="float" office:value="85765">
                <text:p>85765</text:p>
              </table:table-cell>
              <table:table-cell office:value-type="float" office:value="99237.5">
                <text:p>9923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762.5">
                <text:p>92762.5</text:p>
              </table:table-cell>
              <table:table-cell office:value-type="float" office:value="89945">
                <text:p>89945</text:p>
              </table:table-cell>
              <table:table-cell office:value-type="float" office:value="79420">
                <text:p>79420</text:p>
              </table:table-cell>
              <table:table-cell office:value-type="float" office:value="72000">
                <text:p>72000</text:p>
              </table:table-cell>
              <table:table-cell office:value-type="float" office:value="68485">
                <text:p>68485</text:p>
              </table:table-cell>
              <table:table-cell office:value-type="float" office:value="82240">
                <text:p>82240</text:p>
              </table:table-cell>
              <table:table-cell office:value-type="float" office:value="88812.5">
                <text:p>8881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265">
                <text:p>93265</text:p>
              </table:table-cell>
              <table:table-cell office:value-type="float" office:value="89875">
                <text:p>89875</text:p>
              </table:table-cell>
              <table:table-cell office:value-type="float" office:value="77425">
                <text:p>77425</text:p>
              </table:table-cell>
              <table:table-cell office:value-type="float" office:value="68977.5">
                <text:p>68977.5</text:p>
              </table:table-cell>
              <table:table-cell office:value-type="float" office:value="71592.5">
                <text:p>71592.5</text:p>
              </table:table-cell>
              <table:table-cell office:value-type="float" office:value="83827.5">
                <text:p>83827.5</text:p>
              </table:table-cell>
              <table:table-cell office:value-type="float" office:value="90307.5">
                <text:p>9030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935">
                <text:p>90935</text:p>
              </table:table-cell>
              <table:table-cell office:value-type="float" office:value="90367.5">
                <text:p>90367.5</text:p>
              </table:table-cell>
              <table:table-cell office:value-type="float" office:value="85350">
                <text:p>85350</text:p>
              </table:table-cell>
              <table:table-cell office:value-type="float" office:value="69967.5">
                <text:p>69967.5</text:p>
              </table:table-cell>
              <table:table-cell office:value-type="float" office:value="74375">
                <text:p>74375</text:p>
              </table:table-cell>
              <table:table-cell office:value-type="float" office:value="77782.5">
                <text:p>77782.5</text:p>
              </table:table-cell>
              <table:table-cell office:value-type="float" office:value="87582.5">
                <text:p>8758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832.5">
                <text:p>92832.5</text:p>
              </table:table-cell>
              <table:table-cell office:value-type="float" office:value="92277.5">
                <text:p>92277.5</text:p>
              </table:table-cell>
              <table:table-cell office:value-type="float" office:value="76865">
                <text:p>76865</text:p>
              </table:table-cell>
              <table:table-cell office:value-type="float" office:value="69437.5">
                <text:p>69437.5</text:p>
              </table:table-cell>
              <table:table-cell office:value-type="float" office:value="73962.5">
                <text:p>73962.5</text:p>
              </table:table-cell>
              <table:table-cell office:value-type="float" office:value="74642.5">
                <text:p>74642.5</text:p>
              </table:table-cell>
              <table:table-cell office:value-type="float" office:value="85315">
                <text:p>85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920">
                <text:p>92920</text:p>
              </table:table-cell>
              <table:table-cell office:value-type="float" office:value="91135">
                <text:p>91135</text:p>
              </table:table-cell>
              <table:table-cell office:value-type="float" office:value="75105">
                <text:p>75105</text:p>
              </table:table-cell>
              <table:table-cell office:value-type="float" office:value="69060">
                <text:p>69060</text:p>
              </table:table-cell>
              <table:table-cell office:value-type="float" office:value="70370">
                <text:p>70370</text:p>
              </table:table-cell>
              <table:table-cell office:value-type="float" office:value="72427.5">
                <text:p>72427.5</text:p>
              </table:table-cell>
              <table:table-cell office:value-type="float" office:value="80140">
                <text:p>801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685">
                <text:p>92685</text:p>
              </table:table-cell>
              <table:table-cell office:value-type="float" office:value="93280">
                <text:p>93280</text:p>
              </table:table-cell>
              <table:table-cell office:value-type="float" office:value="74207.5">
                <text:p>74207.5</text:p>
              </table:table-cell>
              <table:table-cell office:value-type="float" office:value="66537.5">
                <text:p>66537.5</text:p>
              </table:table-cell>
              <table:table-cell office:value-type="float" office:value="74440">
                <text:p>74440</text:p>
              </table:table-cell>
              <table:table-cell office:value-type="float" office:value="75645">
                <text:p>75645</text:p>
              </table:table-cell>
              <table:table-cell office:value-type="float" office:value="84507.5">
                <text:p>8450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435">
                <text:p>89435</text:p>
              </table:table-cell>
              <table:table-cell office:value-type="float" office:value="90402.5">
                <text:p>90402.5</text:p>
              </table:table-cell>
              <table:table-cell office:value-type="float" office:value="77845">
                <text:p>77845</text:p>
              </table:table-cell>
              <table:table-cell office:value-type="float" office:value="66715">
                <text:p>66715</text:p>
              </table:table-cell>
              <table:table-cell office:value-type="float" office:value="75840">
                <text:p>75840</text:p>
              </table:table-cell>
              <table:table-cell office:value-type="float" office:value="79472.5">
                <text:p>79472.5</text:p>
              </table:table-cell>
              <table:table-cell office:value-type="float" office:value="84552.5">
                <text:p>8455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852.5">
                <text:p>85852.5</text:p>
              </table:table-cell>
              <table:table-cell office:value-type="float" office:value="86055">
                <text:p>86055</text:p>
              </table:table-cell>
              <table:table-cell office:value-type="float" office:value="76120">
                <text:p>76120</text:p>
              </table:table-cell>
              <table:table-cell office:value-type="float" office:value="60215">
                <text:p>60215</text:p>
              </table:table-cell>
              <table:table-cell office:value-type="float" office:value="76357.5">
                <text:p>76357.5</text:p>
              </table:table-cell>
              <table:table-cell office:value-type="float" office:value="75502.5">
                <text:p>75502.5</text:p>
              </table:table-cell>
              <table:table-cell office:value-type="float" office:value="84540">
                <text:p>845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835">
                <text:p>89835</text:p>
              </table:table-cell>
              <table:table-cell office:value-type="float" office:value="85320">
                <text:p>85320</text:p>
              </table:table-cell>
              <table:table-cell office:value-type="float" office:value="79180">
                <text:p>79180</text:p>
              </table:table-cell>
              <table:table-cell office:value-type="float" office:value="65477.5">
                <text:p>65477.5</text:p>
              </table:table-cell>
              <table:table-cell office:value-type="float" office:value="77895">
                <text:p>77895</text:p>
              </table:table-cell>
              <table:table-cell office:value-type="float" office:value="76435">
                <text:p>76435</text:p>
              </table:table-cell>
              <table:table-cell office:value-type="float" office:value="86290">
                <text:p>862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342.5">
                <text:p>99342.5</text:p>
              </table:table-cell>
              <table:table-cell office:value-type="float" office:value="91427.5">
                <text:p>91427.5</text:p>
              </table:table-cell>
              <table:table-cell office:value-type="float" office:value="82125">
                <text:p>82125</text:p>
              </table:table-cell>
              <table:table-cell office:value-type="float" office:value="68845">
                <text:p>68845</text:p>
              </table:table-cell>
              <table:table-cell office:value-type="float" office:value="78827.5">
                <text:p>78827.5</text:p>
              </table:table-cell>
              <table:table-cell office:value-type="float" office:value="79805">
                <text:p>79805</text:p>
              </table:table-cell>
              <table:table-cell office:value-type="float" office:value="89532.5">
                <text:p>8953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115">
                <text:p>94115</text:p>
              </table:table-cell>
              <table:table-cell office:value-type="float" office:value="82552.5">
                <text:p>82552.5</text:p>
              </table:table-cell>
              <table:table-cell office:value-type="float" office:value="78425">
                <text:p>78425</text:p>
              </table:table-cell>
              <table:table-cell office:value-type="float" office:value="60470">
                <text:p>60470</text:p>
              </table:table-cell>
              <table:table-cell office:value-type="float" office:value="76172.5">
                <text:p>76172.5</text:p>
              </table:table-cell>
              <table:table-cell office:value-type="float" office:value="81890">
                <text:p>81890</text:p>
              </table:table-cell>
              <table:table-cell office:value-type="float" office:value="82032.5">
                <text:p>8203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555">
                <text:p>89555</text:p>
              </table:table-cell>
              <table:table-cell office:value-type="float" office:value="79875">
                <text:p>79875</text:p>
              </table:table-cell>
              <table:table-cell office:value-type="float" office:value="72685">
                <text:p>72685</text:p>
              </table:table-cell>
              <table:table-cell office:value-type="float" office:value="58737.5">
                <text:p>58737.5</text:p>
              </table:table-cell>
              <table:table-cell office:value-type="float" office:value="71700">
                <text:p>71700</text:p>
              </table:table-cell>
              <table:table-cell office:value-type="float" office:value="85500">
                <text:p>85500</text:p>
              </table:table-cell>
              <table:table-cell office:value-type="float" office:value="84615">
                <text:p>846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507.5">
                <text:p>91507.5</text:p>
              </table:table-cell>
              <table:table-cell office:value-type="float" office:value="77932.5">
                <text:p>77932.5</text:p>
              </table:table-cell>
              <table:table-cell office:value-type="float" office:value="64062.5">
                <text:p>64062.5</text:p>
              </table:table-cell>
              <table:table-cell office:value-type="float" office:value="55542.5">
                <text:p>55542.5</text:p>
              </table:table-cell>
              <table:table-cell office:value-type="float" office:value="68095">
                <text:p>68095</text:p>
              </table:table-cell>
              <table:table-cell office:value-type="float" office:value="85765">
                <text:p>85765</text:p>
              </table:table-cell>
              <table:table-cell office:value-type="float" office:value="79985">
                <text:p>79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570">
                <text:p>92570</text:p>
              </table:table-cell>
              <table:table-cell office:value-type="float" office:value="74022.5">
                <text:p>74022.5</text:p>
              </table:table-cell>
              <table:table-cell office:value-type="float" office:value="61795">
                <text:p>61795</text:p>
              </table:table-cell>
              <table:table-cell office:value-type="float" office:value="54110">
                <text:p>54110</text:p>
              </table:table-cell>
              <table:table-cell office:value-type="float" office:value="70517.5">
                <text:p>70517.5</text:p>
              </table:table-cell>
              <table:table-cell office:value-type="float" office:value="86085">
                <text:p>86085</text:p>
              </table:table-cell>
              <table:table-cell office:value-type="float" office:value="76962.5">
                <text:p>7696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285">
                <text:p>90285</text:p>
              </table:table-cell>
              <table:table-cell office:value-type="float" office:value="75805">
                <text:p>75805</text:p>
              </table:table-cell>
              <table:table-cell office:value-type="float" office:value="63657.5">
                <text:p>63657.5</text:p>
              </table:table-cell>
              <table:table-cell office:value-type="float" office:value="56287.5">
                <text:p>56287.5</text:p>
              </table:table-cell>
              <table:table-cell office:value-type="float" office:value="67525">
                <text:p>67525</text:p>
              </table:table-cell>
              <table:table-cell office:value-type="float" office:value="83480">
                <text:p>83480</text:p>
              </table:table-cell>
              <table:table-cell office:value-type="float" office:value="77087.5">
                <text:p>7708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167.5">
                <text:p>88167.5</text:p>
              </table:table-cell>
              <table:table-cell office:value-type="float" office:value="76905">
                <text:p>76905</text:p>
              </table:table-cell>
              <table:table-cell office:value-type="float" office:value="58840">
                <text:p>58840</text:p>
              </table:table-cell>
              <table:table-cell office:value-type="float" office:value="53872.5">
                <text:p>53872.5</text:p>
              </table:table-cell>
              <table:table-cell office:value-type="float" office:value="62762.5">
                <text:p>62762.5</text:p>
              </table:table-cell>
              <table:table-cell office:value-type="float" office:value="80112.5">
                <text:p>80112.5</text:p>
              </table:table-cell>
              <table:table-cell office:value-type="float" office:value="74862.5">
                <text:p>74862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905">
                <text:p>95905</text:p>
              </table:table-cell>
              <table:table-cell office:value-type="float" office:value="79185">
                <text:p>79185</text:p>
              </table:table-cell>
              <table:table-cell office:value-type="float" office:value="58162.5">
                <text:p>58162.5</text:p>
              </table:table-cell>
              <table:table-cell office:value-type="float" office:value="60312.5">
                <text:p>60312.5</text:p>
              </table:table-cell>
              <table:table-cell office:value-type="float" office:value="69020">
                <text:p>69020</text:p>
              </table:table-cell>
              <table:table-cell office:value-type="float" office:value="76890">
                <text:p>76890</text:p>
              </table:table-cell>
              <table:table-cell office:value-type="float" office:value="71800">
                <text:p>718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657.5">
                <text:p>93657.5</text:p>
              </table:table-cell>
              <table:table-cell office:value-type="float" office:value="80365">
                <text:p>80365</text:p>
              </table:table-cell>
              <table:table-cell office:value-type="float" office:value="61542.5">
                <text:p>61542.5</text:p>
              </table:table-cell>
              <table:table-cell office:value-type="float" office:value="59385">
                <text:p>59385</text:p>
              </table:table-cell>
              <table:table-cell office:value-type="float" office:value="65002.5">
                <text:p>65002.5</text:p>
              </table:table-cell>
              <table:table-cell office:value-type="float" office:value="74857.5">
                <text:p>74857.5</text:p>
              </table:table-cell>
              <table:table-cell office:value-type="float" office:value="69825">
                <text:p>698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265">
                <text:p>99265</text:p>
              </table:table-cell>
              <table:table-cell office:value-type="float" office:value="78522.5">
                <text:p>78522.5</text:p>
              </table:table-cell>
              <table:table-cell office:value-type="float" office:value="60140">
                <text:p>60140</text:p>
              </table:table-cell>
              <table:table-cell office:value-type="float" office:value="64810">
                <text:p>64810</text:p>
              </table:table-cell>
              <table:table-cell office:value-type="float" office:value="66952.5">
                <text:p>66952.5</text:p>
              </table:table-cell>
              <table:table-cell office:value-type="float" office:value="76072.5">
                <text:p>76072.5</text:p>
              </table:table-cell>
              <table:table-cell office:value-type="float" office:value="75505">
                <text:p>755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295">
                <text:p>100295</text:p>
              </table:table-cell>
              <table:table-cell office:value-type="float" office:value="71435">
                <text:p>71435</text:p>
              </table:table-cell>
              <table:table-cell office:value-type="float" office:value="57890">
                <text:p>57890</text:p>
              </table:table-cell>
              <table:table-cell office:value-type="float" office:value="59115">
                <text:p>59115</text:p>
              </table:table-cell>
              <table:table-cell office:value-type="float" office:value="61117.5">
                <text:p>61117.5</text:p>
              </table:table-cell>
              <table:table-cell office:value-type="float" office:value="68910">
                <text:p>68910</text:p>
              </table:table-cell>
              <table:table-cell office:value-type="float" office:value="69420">
                <text:p>694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115">
                <text:p>100115</text:p>
              </table:table-cell>
              <table:table-cell office:value-type="float" office:value="73560">
                <text:p>73560</text:p>
              </table:table-cell>
              <table:table-cell office:value-type="float" office:value="59500">
                <text:p>59500</text:p>
              </table:table-cell>
              <table:table-cell office:value-type="float" office:value="56092.5">
                <text:p>56092.5</text:p>
              </table:table-cell>
              <table:table-cell office:value-type="float" office:value="64775">
                <text:p>64775</text:p>
              </table:table-cell>
              <table:table-cell office:value-type="float" office:value="65437.5">
                <text:p>65437.5</text:p>
              </table:table-cell>
              <table:table-cell office:value-type="float" office:value="64620">
                <text:p>646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390">
                <text:p>99390</text:p>
              </table:table-cell>
              <table:table-cell office:value-type="float" office:value="70577.5">
                <text:p>70577.5</text:p>
              </table:table-cell>
              <table:table-cell office:value-type="float" office:value="56790">
                <text:p>56790</text:p>
              </table:table-cell>
              <table:table-cell office:value-type="float" office:value="49550">
                <text:p>49550</text:p>
              </table:table-cell>
              <table:table-cell office:value-type="float" office:value="54865">
                <text:p>54865</text:p>
              </table:table-cell>
              <table:table-cell office:value-type="float" office:value="61570">
                <text:p>61570</text:p>
              </table:table-cell>
              <table:table-cell office:value-type="float" office:value="57555">
                <text:p>57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297.5">
                <text:p>96297.5</text:p>
              </table:table-cell>
              <table:table-cell office:value-type="float" office:value="71612.5">
                <text:p>71612.5</text:p>
              </table:table-cell>
              <table:table-cell office:value-type="float" office:value="60840">
                <text:p>60840</text:p>
              </table:table-cell>
              <table:table-cell office:value-type="float" office:value="47435">
                <text:p>47435</text:p>
              </table:table-cell>
              <table:table-cell office:value-type="float" office:value="50315">
                <text:p>50315</text:p>
              </table:table-cell>
              <table:table-cell office:value-type="float" office:value="67540">
                <text:p>67540</text:p>
              </table:table-cell>
              <table:table-cell office:value-type="float" office:value="58742.5">
                <text:p>58742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4765">
                <text:p>94765</text:p>
              </table:table-cell>
              <table:table-cell office:value-type="float" office:value="77295">
                <text:p>77295</text:p>
              </table:table-cell>
              <table:table-cell office:value-type="float" office:value="61430">
                <text:p>61430</text:p>
              </table:table-cell>
              <table:table-cell office:value-type="float" office:value="53267.5">
                <text:p>53267.5</text:p>
              </table:table-cell>
              <table:table-cell office:value-type="float" office:value="47985">
                <text:p>47985</text:p>
              </table:table-cell>
              <table:table-cell office:value-type="float" office:value="71240">
                <text:p>71240</text:p>
              </table:table-cell>
              <table:table-cell office:value-type="float" office:value="53847.5">
                <text:p>53847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4377.5">
                <text:p>94377.5</text:p>
              </table:table-cell>
              <table:table-cell office:value-type="float" office:value="81287.5">
                <text:p>81287.5</text:p>
              </table:table-cell>
              <table:table-cell office:value-type="float" office:value="61437.5">
                <text:p>61437.5</text:p>
              </table:table-cell>
              <table:table-cell office:value-type="float" office:value="57052.5">
                <text:p>57052.5</text:p>
              </table:table-cell>
              <table:table-cell office:value-type="float" office:value="52915">
                <text:p>52915</text:p>
              </table:table-cell>
              <table:table-cell office:value-type="float" office:value="65802.5">
                <text:p>65802.5</text:p>
              </table:table-cell>
              <table:table-cell office:value-type="float" office:value="52505">
                <text:p>52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5317.5">
                <text:p>95317.5</text:p>
              </table:table-cell>
              <table:table-cell office:value-type="float" office:value="81355">
                <text:p>81355</text:p>
              </table:table-cell>
              <table:table-cell office:value-type="float" office:value="64615">
                <text:p>64615</text:p>
              </table:table-cell>
              <table:table-cell office:value-type="float" office:value="61322.5">
                <text:p>61322.5</text:p>
              </table:table-cell>
              <table:table-cell office:value-type="float" office:value="61542.5">
                <text:p>61542.5</text:p>
              </table:table-cell>
              <table:table-cell office:value-type="float" office:value="65867.5">
                <text:p>65867.5</text:p>
              </table:table-cell>
              <table:table-cell office:value-type="float" office:value="55710">
                <text:p>557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12.5">
                <text:p>86812.5</text:p>
              </table:table-cell>
              <table:table-cell office:value-type="float" office:value="81915">
                <text:p>81915</text:p>
              </table:table-cell>
              <table:table-cell office:value-type="float" office:value="63762.5">
                <text:p>63762.5</text:p>
              </table:table-cell>
              <table:table-cell office:value-type="float" office:value="58960">
                <text:p>58960</text:p>
              </table:table-cell>
              <table:table-cell office:value-type="float" office:value="54195">
                <text:p>54195</text:p>
              </table:table-cell>
              <table:table-cell office:value-type="float" office:value="64697.5">
                <text:p>64697.5</text:p>
              </table:table-cell>
              <table:table-cell office:value-type="float" office:value="49125">
                <text:p>49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527.5">
                <text:p>85527.5</text:p>
              </table:table-cell>
              <table:table-cell office:value-type="float" office:value="83185">
                <text:p>83185</text:p>
              </table:table-cell>
              <table:table-cell office:value-type="float" office:value="62185">
                <text:p>62185</text:p>
              </table:table-cell>
              <table:table-cell office:value-type="float" office:value="55037.5">
                <text:p>55037.5</text:p>
              </table:table-cell>
              <table:table-cell office:value-type="float" office:value="52742.5">
                <text:p>52742.5</text:p>
              </table:table-cell>
              <table:table-cell office:value-type="float" office:value="65067.5">
                <text:p>65067.5</text:p>
              </table:table-cell>
              <table:table-cell office:value-type="float" office:value="52862.5">
                <text:p>5286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637.5">
                <text:p>88637.5</text:p>
              </table:table-cell>
              <table:table-cell office:value-type="float" office:value="80332.5">
                <text:p>80332.5</text:p>
              </table:table-cell>
              <table:table-cell office:value-type="float" office:value="60855">
                <text:p>60855</text:p>
              </table:table-cell>
              <table:table-cell office:value-type="float" office:value="55730">
                <text:p>55730</text:p>
              </table:table-cell>
              <table:table-cell office:value-type="float" office:value="49425">
                <text:p>49425</text:p>
              </table:table-cell>
              <table:table-cell office:value-type="float" office:value="62850">
                <text:p>62850</text:p>
              </table:table-cell>
              <table:table-cell office:value-type="float" office:value="49752.5">
                <text:p>4975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4960">
                <text:p>94960</text:p>
              </table:table-cell>
              <table:table-cell office:value-type="float" office:value="80907.5">
                <text:p>80907.5</text:p>
              </table:table-cell>
              <table:table-cell office:value-type="float" office:value="57665">
                <text:p>57665</text:p>
              </table:table-cell>
              <table:table-cell office:value-type="float" office:value="56677.5">
                <text:p>56677.5</text:p>
              </table:table-cell>
              <table:table-cell office:value-type="float" office:value="54150">
                <text:p>54150</text:p>
              </table:table-cell>
              <table:table-cell office:value-type="float" office:value="66125">
                <text:p>66125</text:p>
              </table:table-cell>
              <table:table-cell office:value-type="float" office:value="51590">
                <text:p>515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017.5">
                <text:p>94017.5</text:p>
              </table:table-cell>
              <table:table-cell office:value-type="float" office:value="78102.5">
                <text:p>78102.5</text:p>
              </table:table-cell>
              <table:table-cell office:value-type="float" office:value="56852.5">
                <text:p>56852.5</text:p>
              </table:table-cell>
              <table:table-cell office:value-type="float" office:value="59372.5">
                <text:p>59372.5</text:p>
              </table:table-cell>
              <table:table-cell office:value-type="float" office:value="58360">
                <text:p>58360</text:p>
              </table:table-cell>
              <table:table-cell office:value-type="float" office:value="65165">
                <text:p>65165</text:p>
              </table:table-cell>
              <table:table-cell office:value-type="float" office:value="50725">
                <text:p>50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252.5">
                <text:p>94252.5</text:p>
              </table:table-cell>
              <table:table-cell office:value-type="float" office:value="76512.5">
                <text:p>76512.5</text:p>
              </table:table-cell>
              <table:table-cell office:value-type="float" office:value="51627.5">
                <text:p>51627.5</text:p>
              </table:table-cell>
              <table:table-cell office:value-type="float" office:value="50765">
                <text:p>50765</text:p>
              </table:table-cell>
              <table:table-cell office:value-type="float" office:value="55737.5">
                <text:p>55737.5</text:p>
              </table:table-cell>
              <table:table-cell office:value-type="float" office:value="60630">
                <text:p>60630</text:p>
              </table:table-cell>
              <table:table-cell office:value-type="float" office:value="44802.5">
                <text:p>4480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465">
                <text:p>89465</text:p>
              </table:table-cell>
              <table:table-cell office:value-type="float" office:value="70737.5">
                <text:p>70737.5</text:p>
              </table:table-cell>
              <table:table-cell office:value-type="float" office:value="48010">
                <text:p>48010</text:p>
              </table:table-cell>
              <table:table-cell office:value-type="float" office:value="46760">
                <text:p>46760</text:p>
              </table:table-cell>
              <table:table-cell office:value-type="float" office:value="49242.5">
                <text:p>49242.5</text:p>
              </table:table-cell>
              <table:table-cell office:value-type="float" office:value="58360">
                <text:p>5836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327.5">
                <text:p>89327.5</text:p>
              </table:table-cell>
              <table:table-cell office:value-type="float" office:value="66162.5">
                <text:p>66162.5</text:p>
              </table:table-cell>
              <table:table-cell office:value-type="float" office:value="50280">
                <text:p>50280</text:p>
              </table:table-cell>
              <table:table-cell office:value-type="float" office:value="45380">
                <text:p>45380</text:p>
              </table:table-cell>
              <table:table-cell office:value-type="float" office:value="46865">
                <text:p>46865</text:p>
              </table:table-cell>
              <table:table-cell office:value-type="float" office:value="52287.5">
                <text:p>52287.5</text:p>
              </table:table-cell>
              <table:table-cell office:value-type="float" office:value="27617.5">
                <text:p>27617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387.5">
                <text:p>83387.5</text:p>
              </table:table-cell>
              <table:table-cell office:value-type="float" office:value="64445">
                <text:p>64445</text:p>
              </table:table-cell>
              <table:table-cell office:value-type="float" office:value="47555">
                <text:p>47555</text:p>
              </table:table-cell>
              <table:table-cell office:value-type="float" office:value="45052.5">
                <text:p>45052.5</text:p>
              </table:table-cell>
              <table:table-cell office:value-type="float" office:value="49822.5">
                <text:p>49822.5</text:p>
              </table:table-cell>
              <table:table-cell office:value-type="float" office:value="51587.5">
                <text:p>51587.5</text:p>
              </table:table-cell>
              <table:table-cell office:value-type="float" office:value="29477.5">
                <text:p>29477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855">
                <text:p>79855</text:p>
              </table:table-cell>
              <table:table-cell office:value-type="float" office:value="65872.5">
                <text:p>65872.5</text:p>
              </table:table-cell>
              <table:table-cell office:value-type="float" office:value="46132.5">
                <text:p>46132.5</text:p>
              </table:table-cell>
              <table:table-cell office:value-type="float" office:value="45080">
                <text:p>45080</text:p>
              </table:table-cell>
              <table:table-cell office:value-type="float" office:value="54770">
                <text:p>54770</text:p>
              </table:table-cell>
              <table:table-cell office:value-type="float" office:value="52507.5">
                <text:p>52507.5</text:p>
              </table:table-cell>
              <table:table-cell office:value-type="float" office:value="26595">
                <text:p>265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345">
                <text:p>82345</text:p>
              </table:table-cell>
              <table:table-cell office:value-type="float" office:value="67765">
                <text:p>67765</text:p>
              </table:table-cell>
              <table:table-cell office:value-type="float" office:value="53052.5">
                <text:p>53052.5</text:p>
              </table:table-cell>
              <table:table-cell office:value-type="float" office:value="44315">
                <text:p>44315</text:p>
              </table:table-cell>
              <table:table-cell office:value-type="float" office:value="52320">
                <text:p>52320</text:p>
              </table:table-cell>
              <table:table-cell office:value-type="float" office:value="58202.5">
                <text:p>58202.5</text:p>
              </table:table-cell>
              <table:table-cell office:value-type="float" office:value="30572.5">
                <text:p>30572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027.5">
                <text:p>88027.5</text:p>
              </table:table-cell>
              <table:table-cell office:value-type="float" office:value="71230">
                <text:p>71230</text:p>
              </table:table-cell>
              <table:table-cell office:value-type="float" office:value="64427.5">
                <text:p>64427.5</text:p>
              </table:table-cell>
              <table:table-cell office:value-type="float" office:value="51700">
                <text:p>51700</text:p>
              </table:table-cell>
              <table:table-cell office:value-type="float" office:value="56760">
                <text:p>56760</text:p>
              </table:table-cell>
              <table:table-cell office:value-type="float" office:value="70062.5">
                <text:p>70062.5</text:p>
              </table:table-cell>
              <table:table-cell office:value-type="float" office:value="42040">
                <text:p>420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967.5">
                <text:p>85967.5</text:p>
              </table:table-cell>
              <table:table-cell office:value-type="float" office:value="69312.5">
                <text:p>69312.5</text:p>
              </table:table-cell>
              <table:table-cell office:value-type="float" office:value="63780">
                <text:p>63780</text:p>
              </table:table-cell>
              <table:table-cell office:value-type="float" office:value="53615">
                <text:p>53615</text:p>
              </table:table-cell>
              <table:table-cell office:value-type="float" office:value="57237.5">
                <text:p>57237.5</text:p>
              </table:table-cell>
              <table:table-cell office:value-type="float" office:value="72195">
                <text:p>72195</text:p>
              </table:table-cell>
              <table:table-cell office:value-type="float" office:value="46635">
                <text:p>466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722.5">
                <text:p>87722.5</text:p>
              </table:table-cell>
              <table:table-cell office:value-type="float" office:value="71912.5">
                <text:p>71912.5</text:p>
              </table:table-cell>
              <table:table-cell office:value-type="float" office:value="58975">
                <text:p>58975</text:p>
              </table:table-cell>
              <table:table-cell office:value-type="float" office:value="52042.5">
                <text:p>52042.5</text:p>
              </table:table-cell>
              <table:table-cell office:value-type="float" office:value="53237.5">
                <text:p>53237.5</text:p>
              </table:table-cell>
              <table:table-cell office:value-type="float" office:value="72095">
                <text:p>72095</text:p>
              </table:table-cell>
              <table:table-cell office:value-type="float" office:value="43002.5">
                <text:p>4300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135">
                <text:p>85135</text:p>
              </table:table-cell>
              <table:table-cell office:value-type="float" office:value="62497.5">
                <text:p>62497.5</text:p>
              </table:table-cell>
              <table:table-cell office:value-type="float" office:value="56247.5">
                <text:p>56247.5</text:p>
              </table:table-cell>
              <table:table-cell office:value-type="float" office:value="45357.5">
                <text:p>45357.5</text:p>
              </table:table-cell>
              <table:table-cell office:value-type="float" office:value="47862.5">
                <text:p>47862.5</text:p>
              </table:table-cell>
              <table:table-cell office:value-type="float" office:value="65565">
                <text:p>65565</text:p>
              </table:table-cell>
              <table:table-cell office:value-type="float" office:value="39125">
                <text:p>39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260">
                <text:p>88260</text:p>
              </table:table-cell>
              <table:table-cell office:value-type="float" office:value="74255">
                <text:p>74255</text:p>
              </table:table-cell>
              <table:table-cell office:value-type="float" office:value="55605">
                <text:p>55605</text:p>
              </table:table-cell>
              <table:table-cell office:value-type="float" office:value="45225">
                <text:p>45225</text:p>
              </table:table-cell>
              <table:table-cell office:value-type="float" office:value="47465">
                <text:p>47465</text:p>
              </table:table-cell>
              <table:table-cell office:value-type="float" office:value="65050">
                <text:p>65050</text:p>
              </table:table-cell>
              <table:table-cell office:value-type="float" office:value="42707.5">
                <text:p>42707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9240">
                <text:p>89240</text:p>
              </table:table-cell>
              <table:table-cell office:value-type="float" office:value="69450">
                <text:p>69450</text:p>
              </table:table-cell>
              <table:table-cell office:value-type="float" office:value="50902.5">
                <text:p>50902.5</text:p>
              </table:table-cell>
              <table:table-cell office:value-type="float" office:value="41192.5">
                <text:p>41192.5</text:p>
              </table:table-cell>
              <table:table-cell office:value-type="float" office:value="45542.5">
                <text:p>45542.5</text:p>
              </table:table-cell>
              <table:table-cell office:value-type="float" office:value="63312.5">
                <text:p>63312.5</text:p>
              </table:table-cell>
              <table:table-cell office:value-type="float" office:value="43892.5">
                <text:p>43892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927.5">
                <text:p>85927.5</text:p>
              </table:table-cell>
              <table:table-cell office:value-type="float" office:value="71097.5">
                <text:p>71097.5</text:p>
              </table:table-cell>
              <table:table-cell office:value-type="float" office:value="48140">
                <text:p>48140</text:p>
              </table:table-cell>
              <table:table-cell office:value-type="float" office:value="37100">
                <text:p>37100</text:p>
              </table:table-cell>
              <table:table-cell office:value-type="float" office:value="38525">
                <text:p>38525</text:p>
              </table:table-cell>
              <table:table-cell office:value-type="float" office:value="57180">
                <text:p>57180</text:p>
              </table:table-cell>
              <table:table-cell office:value-type="float" office:value="41087.5">
                <text:p>4108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627.5">
                <text:p>83627.5</text:p>
              </table:table-cell>
              <table:table-cell office:value-type="float" office:value="64490">
                <text:p>64490</text:p>
              </table:table-cell>
              <table:table-cell office:value-type="float" office:value="44557.5">
                <text:p>44557.5</text:p>
              </table:table-cell>
              <table:table-cell office:value-type="float" office:value="42767.5">
                <text:p>42767.5</text:p>
              </table:table-cell>
              <table:table-cell office:value-type="float" office:value="33760">
                <text:p>33760</text:p>
              </table:table-cell>
              <table:table-cell office:value-type="float" office:value="52350">
                <text:p>52350</text:p>
              </table:table-cell>
              <table:table-cell office:value-type="float" office:value="35550">
                <text:p>355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847.5">
                <text:p>85847.5</text:p>
              </table:table-cell>
              <table:table-cell office:value-type="float" office:value="65250">
                <text:p>65250</text:p>
              </table:table-cell>
              <table:table-cell office:value-type="float" office:value="45492.5">
                <text:p>45492.5</text:p>
              </table:table-cell>
              <table:table-cell office:value-type="float" office:value="39812.5">
                <text:p>39812.5</text:p>
              </table:table-cell>
              <table:table-cell office:value-type="float" office:value="34602.5">
                <text:p>34602.5</text:p>
              </table:table-cell>
              <table:table-cell office:value-type="float" office:value="61777.5">
                <text:p>61777.5</text:p>
              </table:table-cell>
              <table:table-cell office:value-type="float" office:value="35225">
                <text:p>35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707.5">
                <text:p>88707.5</text:p>
              </table:table-cell>
              <table:table-cell office:value-type="float" office:value="67430">
                <text:p>67430</text:p>
              </table:table-cell>
              <table:table-cell office:value-type="float" office:value="50910">
                <text:p>50910</text:p>
              </table:table-cell>
              <table:table-cell office:value-type="float" office:value="36452.5">
                <text:p>36452.5</text:p>
              </table:table-cell>
              <table:table-cell office:value-type="float" office:value="36967.5">
                <text:p>36967.5</text:p>
              </table:table-cell>
              <table:table-cell office:value-type="float" office:value="65945">
                <text:p>65945</text:p>
              </table:table-cell>
              <table:table-cell office:value-type="float" office:value="36692.5">
                <text:p>36692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605">
                <text:p>83605</text:p>
              </table:table-cell>
              <table:table-cell office:value-type="float" office:value="68147.5">
                <text:p>68147.5</text:p>
              </table:table-cell>
              <table:table-cell office:value-type="float" office:value="48335">
                <text:p>48335</text:p>
              </table:table-cell>
              <table:table-cell office:value-type="float" office:value="38470">
                <text:p>38470</text:p>
              </table:table-cell>
              <table:table-cell office:value-type="float" office:value="32835">
                <text:p>32835</text:p>
              </table:table-cell>
              <table:table-cell office:value-type="float" office:value="56265">
                <text:p>56265</text:p>
              </table:table-cell>
              <table:table-cell office:value-type="float" office:value="35142.5">
                <text:p>35142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997.5">
                <text:p>80997.5</text:p>
              </table:table-cell>
              <table:table-cell office:value-type="float" office:value="67502.5">
                <text:p>67502.5</text:p>
              </table:table-cell>
              <table:table-cell office:value-type="float" office:value="48612.5">
                <text:p>48612.5</text:p>
              </table:table-cell>
              <table:table-cell office:value-type="float" office:value="42842.5">
                <text:p>42842.5</text:p>
              </table:table-cell>
              <table:table-cell office:value-type="float" office:value="31225">
                <text:p>31225</text:p>
              </table:table-cell>
              <table:table-cell office:value-type="float" office:value="56462.5">
                <text:p>56462.5</text:p>
              </table:table-cell>
              <table:table-cell office:value-type="float" office:value="38492.5">
                <text:p>38492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445">
                <text:p>83445</text:p>
              </table:table-cell>
              <table:table-cell office:value-type="float" office:value="67577.5">
                <text:p>67577.5</text:p>
              </table:table-cell>
              <table:table-cell office:value-type="float" office:value="49832.5">
                <text:p>49832.5</text:p>
              </table:table-cell>
              <table:table-cell office:value-type="float" office:value="45915">
                <text:p>45915</text:p>
              </table:table-cell>
              <table:table-cell office:value-type="float" office:value="28997.5">
                <text:p>28997.5</text:p>
              </table:table-cell>
              <table:table-cell office:value-type="float" office:value="58925">
                <text:p>58925</text:p>
              </table:table-cell>
              <table:table-cell office:value-type="float" office:value="40842.5">
                <text:p>40842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725">
                <text:p>81725</text:p>
              </table:table-cell>
              <table:table-cell office:value-type="float" office:value="68990">
                <text:p>68990</text:p>
              </table:table-cell>
              <table:table-cell office:value-type="float" office:value="47167.5">
                <text:p>47167.5</text:p>
              </table:table-cell>
              <table:table-cell office:value-type="float" office:value="44062.5">
                <text:p>44062.5</text:p>
              </table:table-cell>
              <table:table-cell office:value-type="float" office:value="25772.5">
                <text:p>25772.5</text:p>
              </table:table-cell>
              <table:table-cell office:value-type="float" office:value="60617.5">
                <text:p>60617.5</text:p>
              </table:table-cell>
              <table:table-cell office:value-type="float" office:value="40682.5">
                <text:p>4068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270">
                <text:p>81270</text:p>
              </table:table-cell>
              <table:table-cell office:value-type="float" office:value="69382.5">
                <text:p>69382.5</text:p>
              </table:table-cell>
              <table:table-cell office:value-type="float" office:value="45000">
                <text:p>45000</text:p>
              </table:table-cell>
              <table:table-cell office:value-type="float" office:value="42205">
                <text:p>42205</text:p>
              </table:table-cell>
              <table:table-cell office:value-type="float" office:value="27292.5">
                <text:p>27292.5</text:p>
              </table:table-cell>
              <table:table-cell office:value-type="float" office:value="59297.5">
                <text:p>59297.5</text:p>
              </table:table-cell>
              <table:table-cell office:value-type="float" office:value="36920">
                <text:p>369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725">
                <text:p>72725</text:p>
              </table:table-cell>
              <table:table-cell office:value-type="float" office:value="68070">
                <text:p>68070</text:p>
              </table:table-cell>
              <table:table-cell office:value-type="float" office:value="42745">
                <text:p>42745</text:p>
              </table:table-cell>
              <table:table-cell office:value-type="float" office:value="40050">
                <text:p>40050</text:p>
              </table:table-cell>
              <table:table-cell office:value-type="float" office:value="20900">
                <text:p>20900</text:p>
              </table:table-cell>
              <table:table-cell office:value-type="float" office:value="59125">
                <text:p>59125</text:p>
              </table:table-cell>
              <table:table-cell office:value-type="float" office:value="35267.5">
                <text:p>35267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100">
                <text:p>77100</text:p>
              </table:table-cell>
              <table:table-cell office:value-type="float" office:value="73325">
                <text:p>73325</text:p>
              </table:table-cell>
              <table:table-cell office:value-type="float" office:value="40745">
                <text:p>40745</text:p>
              </table:table-cell>
              <table:table-cell office:value-type="float" office:value="35922.5">
                <text:p>35922.5</text:p>
              </table:table-cell>
              <table:table-cell office:value-type="float" office:value="20932.5">
                <text:p>20932.5</text:p>
              </table:table-cell>
              <table:table-cell office:value-type="float" office:value="62490">
                <text:p>62490</text:p>
              </table:table-cell>
              <table:table-cell office:value-type="float" office:value="36782.5">
                <text:p>36782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262.5">
                <text:p>76262.5</text:p>
              </table:table-cell>
              <table:table-cell office:value-type="float" office:value="68712.5">
                <text:p>68712.5</text:p>
              </table:table-cell>
              <table:table-cell office:value-type="float" office:value="39815">
                <text:p>39815</text:p>
              </table:table-cell>
              <table:table-cell office:value-type="float" office:value="38290">
                <text:p>38290</text:p>
              </table:table-cell>
              <table:table-cell office:value-type="float" office:value="22875">
                <text:p>22875</text:p>
              </table:table-cell>
              <table:table-cell office:value-type="float" office:value="60675">
                <text:p>60675</text:p>
              </table:table-cell>
              <table:table-cell office:value-type="float" office:value="36207.5">
                <text:p>36207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277.5">
                <text:p>77277.5</text:p>
              </table:table-cell>
              <table:table-cell office:value-type="float" office:value="73767.5">
                <text:p>73767.5</text:p>
              </table:table-cell>
              <table:table-cell office:value-type="float" office:value="37345">
                <text:p>37345</text:p>
              </table:table-cell>
              <table:table-cell office:value-type="float" office:value="36875">
                <text:p>36875</text:p>
              </table:table-cell>
              <table:table-cell office:value-type="float" office:value="24277.5">
                <text:p>24277.5</text:p>
              </table:table-cell>
              <table:table-cell office:value-type="float" office:value="63517.5">
                <text:p>63517.5</text:p>
              </table:table-cell>
              <table:table-cell office:value-type="float" office:value="39862.5">
                <text:p>3986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127.5">
                <text:p>77127.5</text:p>
              </table:table-cell>
              <table:table-cell office:value-type="float" office:value="73742.5">
                <text:p>73742.5</text:p>
              </table:table-cell>
              <table:table-cell office:value-type="float" office:value="37230">
                <text:p>37230</text:p>
              </table:table-cell>
              <table:table-cell office:value-type="float" office:value="40510">
                <text:p>40510</text:p>
              </table:table-cell>
              <table:table-cell office:value-type="float" office:value="24552.5">
                <text:p>24552.5</text:p>
              </table:table-cell>
              <table:table-cell office:value-type="float" office:value="64195">
                <text:p>64195</text:p>
              </table:table-cell>
              <table:table-cell office:value-type="float" office:value="29795">
                <text:p>297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247.5">
                <text:p>80247.5</text:p>
              </table:table-cell>
              <table:table-cell office:value-type="float" office:value="70782.5">
                <text:p>70782.5</text:p>
              </table:table-cell>
              <table:table-cell office:value-type="float" office:value="38130">
                <text:p>38130</text:p>
              </table:table-cell>
              <table:table-cell office:value-type="float" office:value="40140">
                <text:p>40140</text:p>
              </table:table-cell>
              <table:table-cell office:value-type="float" office:value="28137.5">
                <text:p>28137.5</text:p>
              </table:table-cell>
              <table:table-cell office:value-type="float" office:value="66025">
                <text:p>66025</text:p>
              </table:table-cell>
              <table:table-cell office:value-type="float" office:value="33370">
                <text:p>333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287.5">
                <text:p>79287.5</text:p>
              </table:table-cell>
              <table:table-cell office:value-type="float" office:value="69000">
                <text:p>69000</text:p>
              </table:table-cell>
              <table:table-cell office:value-type="float" office:value="39217.5">
                <text:p>39217.5</text:p>
              </table:table-cell>
              <table:table-cell office:value-type="float" office:value="31672.5">
                <text:p>31672.5</text:p>
              </table:table-cell>
              <table:table-cell office:value-type="float" office:value="32455">
                <text:p>32455</text:p>
              </table:table-cell>
              <table:table-cell office:value-type="float" office:value="68855">
                <text:p>68855</text:p>
              </table:table-cell>
              <table:table-cell office:value-type="float" office:value="34255">
                <text:p>342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777.5">
                <text:p>81777.5</text:p>
              </table:table-cell>
              <table:table-cell office:value-type="float" office:value="75420">
                <text:p>75420</text:p>
              </table:table-cell>
              <table:table-cell office:value-type="float" office:value="45887.5">
                <text:p>45887.5</text:p>
              </table:table-cell>
              <table:table-cell office:value-type="float" office:value="34005">
                <text:p>34005</text:p>
              </table:table-cell>
              <table:table-cell office:value-type="float" office:value="41970">
                <text:p>41970</text:p>
              </table:table-cell>
              <table:table-cell office:value-type="float" office:value="76027.5">
                <text:p>76027.5</text:p>
              </table:table-cell>
              <table:table-cell office:value-type="float" office:value="41662.5">
                <text:p>4166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585">
                <text:p>85585</text:p>
              </table:table-cell>
              <table:table-cell office:value-type="float" office:value="73592.5">
                <text:p>73592.5</text:p>
              </table:table-cell>
              <table:table-cell office:value-type="float" office:value="52630">
                <text:p>52630</text:p>
              </table:table-cell>
              <table:table-cell office:value-type="float" office:value="34952.5">
                <text:p>34952.5</text:p>
              </table:table-cell>
              <table:table-cell office:value-type="float" office:value="40047.5">
                <text:p>40047.5</text:p>
              </table:table-cell>
              <table:table-cell office:value-type="float" office:value="78465">
                <text:p>78465</text:p>
              </table:table-cell>
              <table:table-cell office:value-type="float" office:value="39390">
                <text:p>393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122.5">
                <text:p>85122.5</text:p>
              </table:table-cell>
              <table:table-cell office:value-type="float" office:value="64470">
                <text:p>64470</text:p>
              </table:table-cell>
              <table:table-cell office:value-type="float" office:value="50077.5">
                <text:p>50077.5</text:p>
              </table:table-cell>
              <table:table-cell office:value-type="float" office:value="28310">
                <text:p>28310</text:p>
              </table:table-cell>
              <table:table-cell office:value-type="float" office:value="38870">
                <text:p>38870</text:p>
              </table:table-cell>
              <table:table-cell office:value-type="float" office:value="77070">
                <text:p>77070</text:p>
              </table:table-cell>
              <table:table-cell office:value-type="float" office:value="36740">
                <text:p>367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035">
                <text:p>89035</text:p>
              </table:table-cell>
              <table:table-cell office:value-type="float" office:value="67062.5">
                <text:p>67062.5</text:p>
              </table:table-cell>
              <table:table-cell office:value-type="float" office:value="55392.5">
                <text:p>55392.5</text:p>
              </table:table-cell>
              <table:table-cell office:value-type="float" office:value="29360">
                <text:p>29360</text:p>
              </table:table-cell>
              <table:table-cell office:value-type="float" office:value="39277.5">
                <text:p>39277.5</text:p>
              </table:table-cell>
              <table:table-cell office:value-type="float" office:value="84205">
                <text:p>84205</text:p>
              </table:table-cell>
              <table:table-cell office:value-type="float" office:value="39822.5">
                <text:p>39822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672.5">
                <text:p>82672.5</text:p>
              </table:table-cell>
              <table:table-cell office:value-type="float" office:value="61327.5">
                <text:p>61327.5</text:p>
              </table:table-cell>
              <table:table-cell office:value-type="float" office:value="58947.5">
                <text:p>58947.5</text:p>
              </table:table-cell>
              <table:table-cell office:value-type="float" office:value="25077.5">
                <text:p>25077.5</text:p>
              </table:table-cell>
              <table:table-cell office:value-type="float" office:value="33440">
                <text:p>33440</text:p>
              </table:table-cell>
              <table:table-cell office:value-type="float" office:value="80767.5">
                <text:p>80767.5</text:p>
              </table:table-cell>
              <table:table-cell office:value-type="float" office:value="33480">
                <text:p>334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477.5">
                <text:p>84477.5</text:p>
              </table:table-cell>
              <table:table-cell office:value-type="float" office:value="50067.5">
                <text:p>50067.5</text:p>
              </table:table-cell>
              <table:table-cell office:value-type="float" office:value="53212.5">
                <text:p>53212.5</text:p>
              </table:table-cell>
              <table:table-cell office:value-type="float" office:value="20955">
                <text:p>20955</text:p>
              </table:table-cell>
              <table:table-cell office:value-type="float" office:value="26590">
                <text:p>26590</text:p>
              </table:table-cell>
              <table:table-cell office:value-type="float" office:value="80925">
                <text:p>80925</text:p>
              </table:table-cell>
              <table:table-cell office:value-type="float" office:value="30492.5">
                <text:p>30492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140">
                <text:p>85140</text:p>
              </table:table-cell>
              <table:table-cell office:value-type="float" office:value="43705">
                <text:p>43705</text:p>
              </table:table-cell>
              <table:table-cell office:value-type="float" office:value="57847.5">
                <text:p>57847.5</text:p>
              </table:table-cell>
              <table:table-cell office:value-type="float" office:value="24075">
                <text:p>24075</text:p>
              </table:table-cell>
              <table:table-cell office:value-type="float" office:value="30567.5">
                <text:p>30567.5</text:p>
              </table:table-cell>
              <table:table-cell office:value-type="float" office:value="76505">
                <text:p>76505</text:p>
              </table:table-cell>
              <table:table-cell office:value-type="float" office:value="35585">
                <text:p>355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615">
                <text:p>84615</text:p>
              </table:table-cell>
              <table:table-cell office:value-type="float" office:value="42780">
                <text:p>42780</text:p>
              </table:table-cell>
              <table:table-cell office:value-type="float" office:value="56317.5">
                <text:p>56317.5</text:p>
              </table:table-cell>
              <table:table-cell office:value-type="float" office:value="20760">
                <text:p>20760</text:p>
              </table:table-cell>
              <table:table-cell office:value-type="float" office:value="27200">
                <text:p>27200</text:p>
              </table:table-cell>
              <table:table-cell office:value-type="float" office:value="69297.5">
                <text:p>69297.5</text:p>
              </table:table-cell>
              <table:table-cell office:value-type="float" office:value="38707.5">
                <text:p>38707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780">
                <text:p>84780</text:p>
              </table:table-cell>
              <table:table-cell office:value-type="float" office:value="39460">
                <text:p>39460</text:p>
              </table:table-cell>
              <table:table-cell office:value-type="float" office:value="58012.5">
                <text:p>58012.5</text:p>
              </table:table-cell>
              <table:table-cell office:value-type="float" office:value="15322.5">
                <text:p>15322.5</text:p>
              </table:table-cell>
              <table:table-cell office:value-type="float" office:value="24612.5">
                <text:p>24612.5</text:p>
              </table:table-cell>
              <table:table-cell office:value-type="float" office:value="65752.5">
                <text:p>65752.5</text:p>
              </table:table-cell>
              <table:table-cell office:value-type="float" office:value="33182.5">
                <text:p>33182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945">
                <text:p>91945</text:p>
              </table:table-cell>
              <table:table-cell office:value-type="float" office:value="41490">
                <text:p>41490</text:p>
              </table:table-cell>
              <table:table-cell office:value-type="float" office:value="68420">
                <text:p>68420</text:p>
              </table:table-cell>
              <table:table-cell office:value-type="float" office:value="22612.5">
                <text:p>22612.5</text:p>
              </table:table-cell>
              <table:table-cell office:value-type="float" office:value="26380">
                <text:p>26380</text:p>
              </table:table-cell>
              <table:table-cell office:value-type="float" office:value="68547.5">
                <text:p>68547.5</text:p>
              </table:table-cell>
              <table:table-cell office:value-type="float" office:value="36040">
                <text:p>360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572.5">
                <text:p>85572.5</text:p>
              </table:table-cell>
              <table:table-cell office:value-type="float" office:value="34157.5">
                <text:p>34157.5</text:p>
              </table:table-cell>
              <table:table-cell office:value-type="float" office:value="57525">
                <text:p>57525</text:p>
              </table:table-cell>
              <table:table-cell office:value-type="float" office:value="16645">
                <text:p>16645</text:p>
              </table:table-cell>
              <table:table-cell office:value-type="float" office:value="22955">
                <text:p>22955</text:p>
              </table:table-cell>
              <table:table-cell office:value-type="float" office:value="59825">
                <text:p>59825</text:p>
              </table:table-cell>
              <table:table-cell office:value-type="float" office:value="33545">
                <text:p>33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630">
                <text:p>84630</text:p>
              </table:table-cell>
              <table:table-cell office:value-type="float" office:value="35920">
                <text:p>35920</text:p>
              </table:table-cell>
              <table:table-cell office:value-type="float" office:value="59145">
                <text:p>59145</text:p>
              </table:table-cell>
              <table:table-cell office:value-type="float" office:value="14237.5">
                <text:p>14237.5</text:p>
              </table:table-cell>
              <table:table-cell office:value-type="float" office:value="19882.5">
                <text:p>19882.5</text:p>
              </table:table-cell>
              <table:table-cell office:value-type="float" office:value="62537.5">
                <text:p>62537.5</text:p>
              </table:table-cell>
              <table:table-cell office:value-type="float" office:value="39152.5">
                <text:p>39152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712.5">
                <text:p>78712.5</text:p>
              </table:table-cell>
              <table:table-cell office:value-type="float" office:value="32152.5">
                <text:p>32152.5</text:p>
              </table:table-cell>
              <table:table-cell office:value-type="float" office:value="56020">
                <text:p>56020</text:p>
              </table:table-cell>
              <table:table-cell office:value-type="float" office:value="4335">
                <text:p>4335</text:p>
              </table:table-cell>
              <table:table-cell office:value-type="float" office:value="18562.5">
                <text:p>18562.5</text:p>
              </table:table-cell>
              <table:table-cell office:value-type="float" office:value="55675">
                <text:p>55675</text:p>
              </table:table-cell>
              <table:table-cell office:value-type="float" office:value="39200">
                <text:p>392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425">
                <text:p>74425</text:p>
              </table:table-cell>
              <table:table-cell office:value-type="float" office:value="31792.5">
                <text:p>31792.5</text:p>
              </table:table-cell>
              <table:table-cell office:value-type="float" office:value="55030">
                <text:p>55030</text:p>
              </table:table-cell>
              <table:table-cell office:value-type="float" office:value="15">
                <text:p>15</text:p>
              </table:table-cell>
              <table:table-cell office:value-type="float" office:value="19242.5">
                <text:p>19242.5</text:p>
              </table:table-cell>
              <table:table-cell office:value-type="float" office:value="53955">
                <text:p>53955</text:p>
              </table:table-cell>
              <table:table-cell office:value-type="float" office:value="38172.5">
                <text:p>38172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340">
                <text:p>73340</text:p>
              </table:table-cell>
              <table:table-cell office:value-type="float" office:value="36140">
                <text:p>36140</text:p>
              </table:table-cell>
              <table:table-cell office:value-type="float" office:value="48917.5">
                <text:p>48917.5</text:p>
              </table:table-cell>
              <table:table-cell office:value-type="float" office:value="15">
                <text:p>15</text:p>
              </table:table-cell>
              <table:table-cell office:value-type="float" office:value="18962.5">
                <text:p>18962.5</text:p>
              </table:table-cell>
              <table:table-cell office:value-type="float" office:value="55567.5">
                <text:p>55567.5</text:p>
              </table:table-cell>
              <table:table-cell office:value-type="float" office:value="43455">
                <text:p>434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435">
                <text:p>74435</text:p>
              </table:table-cell>
              <table:table-cell office:value-type="float" office:value="32455">
                <text:p>32455</text:p>
              </table:table-cell>
              <table:table-cell office:value-type="float" office:value="47097.5">
                <text:p>47097.5</text:p>
              </table:table-cell>
              <table:table-cell office:value-type="float" office:value="15">
                <text:p>15</text:p>
              </table:table-cell>
              <table:table-cell office:value-type="float" office:value="14885">
                <text:p>14885</text:p>
              </table:table-cell>
              <table:table-cell office:value-type="float" office:value="59652.5">
                <text:p>59652.5</text:p>
              </table:table-cell>
              <table:table-cell office:value-type="float" office:value="41415">
                <text:p>414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937.5">
                <text:p>70937.5</text:p>
              </table:table-cell>
              <table:table-cell office:value-type="float" office:value="28745">
                <text:p>28745</text:p>
              </table:table-cell>
              <table:table-cell office:value-type="float" office:value="49835">
                <text:p>49835</text:p>
              </table:table-cell>
              <table:table-cell office:value-type="float" office:value="15">
                <text:p>15</text:p>
              </table:table-cell>
              <table:table-cell office:value-type="float" office:value="15972.5">
                <text:p>15972.5</text:p>
              </table:table-cell>
              <table:table-cell office:value-type="float" office:value="54765">
                <text:p>54765</text:p>
              </table:table-cell>
              <table:table-cell office:value-type="float" office:value="35187.5">
                <text:p>35187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160">
                <text:p>70160</text:p>
              </table:table-cell>
              <table:table-cell office:value-type="float" office:value="27130">
                <text:p>27130</text:p>
              </table:table-cell>
              <table:table-cell office:value-type="float" office:value="55160">
                <text:p>55160</text:p>
              </table:table-cell>
              <table:table-cell office:value-type="float" office:value="15">
                <text:p>15</text:p>
              </table:table-cell>
              <table:table-cell office:value-type="float" office:value="15745">
                <text:p>15745</text:p>
              </table:table-cell>
              <table:table-cell office:value-type="float" office:value="59947.5">
                <text:p>59947.5</text:p>
              </table:table-cell>
              <table:table-cell office:value-type="float" office:value="36780">
                <text:p>367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840">
                <text:p>64840</text:p>
              </table:table-cell>
              <table:table-cell office:value-type="float" office:value="24685">
                <text:p>24685</text:p>
              </table:table-cell>
              <table:table-cell office:value-type="float" office:value="57710">
                <text:p>57710</text:p>
              </table:table-cell>
              <table:table-cell office:value-type="float" office:value="15">
                <text:p>15</text:p>
              </table:table-cell>
              <table:table-cell office:value-type="float" office:value="10757.5">
                <text:p>10757.5</text:p>
              </table:table-cell>
              <table:table-cell office:value-type="float" office:value="54967.5">
                <text:p>54967.5</text:p>
              </table:table-cell>
              <table:table-cell office:value-type="float" office:value="35410">
                <text:p>354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822.5">
                <text:p>64822.5</text:p>
              </table:table-cell>
              <table:table-cell office:value-type="float" office:value="28572.5">
                <text:p>28572.5</text:p>
              </table:table-cell>
              <table:table-cell office:value-type="float" office:value="56045">
                <text:p>56045</text:p>
              </table:table-cell>
              <table:table-cell office:value-type="float" office:value="15">
                <text:p>15</text:p>
              </table:table-cell>
              <table:table-cell office:value-type="float" office:value="10947.5">
                <text:p>10947.5</text:p>
              </table:table-cell>
              <table:table-cell office:value-type="float" office:value="58682.5">
                <text:p>58682.5</text:p>
              </table:table-cell>
              <table:table-cell office:value-type="float" office:value="37662.5">
                <text:p>37662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965">
                <text:p>67965</text:p>
              </table:table-cell>
              <table:table-cell office:value-type="float" office:value="28442.5">
                <text:p>28442.5</text:p>
              </table:table-cell>
              <table:table-cell office:value-type="float" office:value="52085">
                <text:p>52085</text:p>
              </table:table-cell>
              <table:table-cell office:value-type="float" office:value="15">
                <text:p>15</text:p>
              </table:table-cell>
              <table:table-cell office:value-type="float" office:value="7715">
                <text:p>7715</text:p>
              </table:table-cell>
              <table:table-cell office:value-type="float" office:value="52970">
                <text:p>52970</text:p>
              </table:table-cell>
              <table:table-cell office:value-type="float" office:value="35430">
                <text:p>354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222.5">
                <text:p>71222.5</text:p>
              </table:table-cell>
              <table:table-cell office:value-type="float" office:value="27652.5">
                <text:p>27652.5</text:p>
              </table:table-cell>
              <table:table-cell office:value-type="float" office:value="58535">
                <text:p>58535</text:p>
              </table:table-cell>
              <table:table-cell office:value-type="float" office:value="15">
                <text:p>15</text:p>
              </table:table-cell>
              <table:table-cell office:value-type="float" office:value="13875">
                <text:p>13875</text:p>
              </table:table-cell>
              <table:table-cell office:value-type="float" office:value="53450">
                <text:p>53450</text:p>
              </table:table-cell>
              <table:table-cell office:value-type="float" office:value="33255">
                <text:p>33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625">
                <text:p>72625</text:p>
              </table:table-cell>
              <table:table-cell office:value-type="float" office:value="20502.5">
                <text:p>20502.5</text:p>
              </table:table-cell>
              <table:table-cell office:value-type="float" office:value="61097.5">
                <text:p>61097.5</text:p>
              </table:table-cell>
              <table:table-cell office:value-type="float" office:value="15">
                <text:p>15</text:p>
              </table:table-cell>
              <table:table-cell office:value-type="float" office:value="7992.5">
                <text:p>7992.5</text:p>
              </table:table-cell>
              <table:table-cell office:value-type="float" office:value="58135">
                <text:p>58135</text:p>
              </table:table-cell>
              <table:table-cell office:value-type="float" office:value="35187.5">
                <text:p>35187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2385">
                <text:p>82385</text:p>
              </table:table-cell>
              <table:table-cell office:value-type="float" office:value="24367.5">
                <text:p>24367.5</text:p>
              </table:table-cell>
              <table:table-cell office:value-type="float" office:value="64050">
                <text:p>64050</text:p>
              </table:table-cell>
              <table:table-cell office:value-type="float" office:value="15">
                <text:p>15</text:p>
              </table:table-cell>
              <table:table-cell office:value-type="float" office:value="15395">
                <text:p>15395</text:p>
              </table:table-cell>
              <table:table-cell office:value-type="float" office:value="64977.5">
                <text:p>64977.5</text:p>
              </table:table-cell>
              <table:table-cell office:value-type="float" office:value="41905">
                <text:p>419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797.5">
                <text:p>78797.5</text:p>
              </table:table-cell>
              <table:table-cell office:value-type="float" office:value="23727.5">
                <text:p>23727.5</text:p>
              </table:table-cell>
              <table:table-cell office:value-type="float" office:value="64950">
                <text:p>64950</text:p>
              </table:table-cell>
              <table:table-cell office:value-type="float" office:value="15">
                <text:p>15</text:p>
              </table:table-cell>
              <table:table-cell office:value-type="float" office:value="18837.5">
                <text:p>18837.5</text:p>
              </table:table-cell>
              <table:table-cell office:value-type="float" office:value="65160">
                <text:p>65160</text:p>
              </table:table-cell>
              <table:table-cell office:value-type="float" office:value="45920">
                <text:p>459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225">
                <text:p>74225</text:p>
              </table:table-cell>
              <table:table-cell office:value-type="float" office:value="22145">
                <text:p>22145</text:p>
              </table:table-cell>
              <table:table-cell office:value-type="float" office:value="65085">
                <text:p>65085</text:p>
              </table:table-cell>
              <table:table-cell office:value-type="float" office:value="15">
                <text:p>15</text:p>
              </table:table-cell>
              <table:table-cell office:value-type="float" office:value="9190">
                <text:p>9190</text:p>
              </table:table-cell>
              <table:table-cell office:value-type="float" office:value="64332.5">
                <text:p>64332.5</text:p>
              </table:table-cell>
              <table:table-cell office:value-type="float" office:value="39347.5">
                <text:p>39347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672.5">
                <text:p>66672.5</text:p>
              </table:table-cell>
              <table:table-cell office:value-type="float" office:value="18457.5">
                <text:p>18457.5</text:p>
              </table:table-cell>
              <table:table-cell office:value-type="float" office:value="63882.5">
                <text:p>63882.5</text:p>
              </table:table-cell>
              <table:table-cell office:value-type="float" office:value="15">
                <text:p>15</text:p>
              </table:table-cell>
              <table:table-cell office:value-type="float" office:value="6762.5">
                <text:p>6762.5</text:p>
              </table:table-cell>
              <table:table-cell office:value-type="float" office:value="65422.5">
                <text:p>65422.5</text:p>
              </table:table-cell>
              <table:table-cell office:value-type="float" office:value="28697.5">
                <text:p>28697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675">
                <text:p>67675</text:p>
              </table:table-cell>
              <table:table-cell office:value-type="float" office:value="18410">
                <text:p>18410</text:p>
              </table:table-cell>
              <table:table-cell office:value-type="float" office:value="57852.5">
                <text:p>57852.5</text:p>
              </table:table-cell>
              <table:table-cell office:value-type="float" office:value="15">
                <text:p>15</text:p>
              </table:table-cell>
              <table:table-cell office:value-type="float" office:value="12890">
                <text:p>12890</text:p>
              </table:table-cell>
              <table:table-cell office:value-type="float" office:value="67607.5">
                <text:p>67607.5</text:p>
              </table:table-cell>
              <table:table-cell office:value-type="float" office:value="25497.5">
                <text:p>25497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6475">
                <text:p>66475</text:p>
              </table:table-cell>
              <table:table-cell office:value-type="float" office:value="14657.5">
                <text:p>14657.5</text:p>
              </table:table-cell>
              <table:table-cell office:value-type="float" office:value="52342.5">
                <text:p>52342.5</text:p>
              </table:table-cell>
              <table:table-cell office:value-type="float" office:value="15">
                <text:p>15</text:p>
              </table:table-cell>
              <table:table-cell office:value-type="float" office:value="12482.5">
                <text:p>12482.5</text:p>
              </table:table-cell>
              <table:table-cell office:value-type="float" office:value="68070">
                <text:p>6807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8530">
                <text:p>68530</text:p>
              </table:table-cell>
              <table:table-cell office:value-type="float" office:value="13737.5">
                <text:p>13737.5</text:p>
              </table:table-cell>
              <table:table-cell office:value-type="float" office:value="50905">
                <text:p>50905</text:p>
              </table:table-cell>
              <table:table-cell office:value-type="float" office:value="15">
                <text:p>15</text:p>
              </table:table-cell>
              <table:table-cell office:value-type="float" office:value="16920">
                <text:p>16920</text:p>
              </table:table-cell>
              <table:table-cell office:value-type="float" office:value="65767.5">
                <text:p>65767.5</text:p>
              </table:table-cell>
              <table:table-cell office:value-type="float" office:value="26840">
                <text:p>268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575">
                <text:p>68575</text:p>
              </table:table-cell>
              <table:table-cell office:value-type="float" office:value="14320">
                <text:p>14320</text:p>
              </table:table-cell>
              <table:table-cell office:value-type="float" office:value="48795">
                <text:p>48795</text:p>
              </table:table-cell>
              <table:table-cell office:value-type="float" office:value="15">
                <text:p>15</text:p>
              </table:table-cell>
              <table:table-cell office:value-type="float" office:value="18720">
                <text:p>18720</text:p>
              </table:table-cell>
              <table:table-cell office:value-type="float" office:value="65945">
                <text:p>65945</text:p>
              </table:table-cell>
              <table:table-cell office:value-type="float" office:value="33162.5">
                <text:p>33162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952.5">
                <text:p>73952.5</text:p>
              </table:table-cell>
              <table:table-cell office:value-type="float" office:value="14120">
                <text:p>14120</text:p>
              </table:table-cell>
              <table:table-cell office:value-type="float" office:value="49350">
                <text:p>49350</text:p>
              </table:table-cell>
              <table:table-cell office:value-type="float" office:value="15">
                <text:p>15</text:p>
              </table:table-cell>
              <table:table-cell office:value-type="float" office:value="26450">
                <text:p>26450</text:p>
              </table:table-cell>
              <table:table-cell office:value-type="float" office:value="66710">
                <text:p>66710</text:p>
              </table:table-cell>
              <table:table-cell office:value-type="float" office:value="34470">
                <text:p>344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305">
                <text:p>72305</text:p>
              </table:table-cell>
              <table:table-cell office:value-type="float" office:value="11542.5">
                <text:p>11542.5</text:p>
              </table:table-cell>
              <table:table-cell office:value-type="float" office:value="50975">
                <text:p>50975</text:p>
              </table:table-cell>
              <table:table-cell office:value-type="float" office:value="15">
                <text:p>15</text:p>
              </table:table-cell>
              <table:table-cell office:value-type="float" office:value="25880">
                <text:p>25880</text:p>
              </table:table-cell>
              <table:table-cell office:value-type="float" office:value="64470">
                <text:p>64470</text:p>
              </table:table-cell>
              <table:table-cell office:value-type="float" office:value="37797.5">
                <text:p>37797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5437.5">
                <text:p>75437.5</text:p>
              </table:table-cell>
              <table:table-cell office:value-type="float" office:value="17867.5">
                <text:p>17867.5</text:p>
              </table:table-cell>
              <table:table-cell office:value-type="float" office:value="54132.5">
                <text:p>54132.5</text:p>
              </table:table-cell>
              <table:table-cell office:value-type="float" office:value="15">
                <text:p>15</text:p>
              </table:table-cell>
              <table:table-cell office:value-type="float" office:value="29385">
                <text:p>29385</text:p>
              </table:table-cell>
              <table:table-cell office:value-type="float" office:value="65037.5">
                <text:p>65037.5</text:p>
              </table:table-cell>
              <table:table-cell office:value-type="float" office:value="34730">
                <text:p>347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612.5">
                <text:p>72612.5</text:p>
              </table:table-cell>
              <table:table-cell office:value-type="float" office:value="18030">
                <text:p>18030</text:p>
              </table:table-cell>
              <table:table-cell office:value-type="float" office:value="55725">
                <text:p>55725</text:p>
              </table:table-cell>
              <table:table-cell office:value-type="float" office:value="15">
                <text:p>15</text:p>
              </table:table-cell>
              <table:table-cell office:value-type="float" office:value="36865">
                <text:p>36865</text:p>
              </table:table-cell>
              <table:table-cell office:value-type="float" office:value="57680">
                <text:p>57680</text:p>
              </table:table-cell>
              <table:table-cell office:value-type="float" office:value="36385">
                <text:p>363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825">
                <text:p>71825</text:p>
              </table:table-cell>
              <table:table-cell office:value-type="float" office:value="10525">
                <text:p>10525</text:p>
              </table:table-cell>
              <table:table-cell office:value-type="float" office:value="51570">
                <text:p>51570</text:p>
              </table:table-cell>
              <table:table-cell office:value-type="float" office:value="15">
                <text:p>15</text:p>
              </table:table-cell>
              <table:table-cell office:value-type="float" office:value="38507.5">
                <text:p>38507.5</text:p>
              </table:table-cell>
              <table:table-cell office:value-type="float" office:value="57515">
                <text:p>57515</text:p>
              </table:table-cell>
              <table:table-cell office:value-type="float" office:value="34427.5">
                <text:p>34427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4270">
                <text:p>74270</text:p>
              </table:table-cell>
              <table:table-cell office:value-type="float" office:value="7055">
                <text:p>7055</text:p>
              </table:table-cell>
              <table:table-cell office:value-type="float" office:value="50810">
                <text:p>50810</text:p>
              </table:table-cell>
              <table:table-cell office:value-type="float" office:value="15">
                <text:p>15</text:p>
              </table:table-cell>
              <table:table-cell office:value-type="float" office:value="37677.5">
                <text:p>37677.5</text:p>
              </table:table-cell>
              <table:table-cell office:value-type="float" office:value="60872.5">
                <text:p>60872.5</text:p>
              </table:table-cell>
              <table:table-cell office:value-type="float" office:value="26365">
                <text:p>263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8307.5">
                <text:p>78307.5</text:p>
              </table:table-cell>
              <table:table-cell office:value-type="float" office:value="8087.5">
                <text:p>8087.5</text:p>
              </table:table-cell>
              <table:table-cell office:value-type="float" office:value="53352.5">
                <text:p>53352.5</text:p>
              </table:table-cell>
              <table:table-cell office:value-type="float" office:value="15">
                <text:p>15</text:p>
              </table:table-cell>
              <table:table-cell office:value-type="float" office:value="46190">
                <text:p>46190</text:p>
              </table:table-cell>
              <table:table-cell office:value-type="float" office:value="63055">
                <text:p>63055</text:p>
              </table:table-cell>
              <table:table-cell office:value-type="float" office:value="34622.5">
                <text:p>34622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8402.5">
                <text:p>78402.5</text:p>
              </table:table-cell>
              <table:table-cell office:value-type="float" office:value="4417.5">
                <text:p>4417.5</text:p>
              </table:table-cell>
              <table:table-cell office:value-type="float" office:value="51527.5">
                <text:p>51527.5</text:p>
              </table:table-cell>
              <table:table-cell office:value-type="float" office:value="15">
                <text:p>15</text:p>
              </table:table-cell>
              <table:table-cell office:value-type="float" office:value="48455">
                <text:p>48455</text:p>
              </table:table-cell>
              <table:table-cell office:value-type="float" office:value="60342.5">
                <text:p>60342.5</text:p>
              </table:table-cell>
              <table:table-cell office:value-type="float" office:value="35282.5">
                <text:p>35282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835">
                <text:p>76835</text:p>
              </table:table-cell>
              <table:table-cell office:value-type="float" office:value="10">
                <text:p>10</text:p>
              </table:table-cell>
              <table:table-cell office:value-type="float" office:value="53247.5">
                <text:p>53247.5</text:p>
              </table:table-cell>
              <table:table-cell office:value-type="float" office:value="15">
                <text:p>15</text:p>
              </table:table-cell>
              <table:table-cell office:value-type="float" office:value="44437.5">
                <text:p>44437.5</text:p>
              </table:table-cell>
              <table:table-cell office:value-type="float" office:value="55302.5">
                <text:p>55302.5</text:p>
              </table:table-cell>
              <table:table-cell office:value-type="float" office:value="31567.5">
                <text:p>31567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392.5">
                <text:p>80392.5</text:p>
              </table:table-cell>
              <table:table-cell office:value-type="float" office:value="10">
                <text:p>10</text:p>
              </table:table-cell>
              <table:table-cell office:value-type="float" office:value="55582.5">
                <text:p>55582.5</text:p>
              </table:table-cell>
              <table:table-cell office:value-type="float" office:value="15">
                <text:p>15</text:p>
              </table:table-cell>
              <table:table-cell office:value-type="float" office:value="41217.5">
                <text:p>41217.5</text:p>
              </table:table-cell>
              <table:table-cell office:value-type="float" office:value="56770">
                <text:p>56770</text:p>
              </table:table-cell>
              <table:table-cell office:value-type="float" office:value="32265">
                <text:p>322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1510">
                <text:p>81510</text:p>
              </table:table-cell>
              <table:table-cell office:value-type="float" office:value="10">
                <text:p>10</text:p>
              </table:table-cell>
              <table:table-cell office:value-type="float" office:value="56092.5">
                <text:p>56092.5</text:p>
              </table:table-cell>
              <table:table-cell office:value-type="float" office:value="15">
                <text:p>15</text:p>
              </table:table-cell>
              <table:table-cell office:value-type="float" office:value="47617.5">
                <text:p>47617.5</text:p>
              </table:table-cell>
              <table:table-cell office:value-type="float" office:value="57602.5">
                <text:p>57602.5</text:p>
              </table:table-cell>
              <table:table-cell office:value-type="float" office:value="30180">
                <text:p>301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1912.5">
                <text:p>81912.5</text:p>
              </table:table-cell>
              <table:table-cell office:value-type="float" office:value="10">
                <text:p>10</text:p>
              </table:table-cell>
              <table:table-cell office:value-type="float" office:value="54967.5">
                <text:p>54967.5</text:p>
              </table:table-cell>
              <table:table-cell office:value-type="float" office:value="15">
                <text:p>15</text:p>
              </table:table-cell>
              <table:table-cell office:value-type="float" office:value="47207.5">
                <text:p>47207.5</text:p>
              </table:table-cell>
              <table:table-cell office:value-type="float" office:value="53485">
                <text:p>53485</text:p>
              </table:table-cell>
              <table:table-cell office:value-type="float" office:value="22332.5">
                <text:p>22332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137.5">
                <text:p>86137.5</text:p>
              </table:table-cell>
              <table:table-cell office:value-type="float" office:value="10">
                <text:p>10</text:p>
              </table:table-cell>
              <table:table-cell office:value-type="float" office:value="59372.5">
                <text:p>59372.5</text:p>
              </table:table-cell>
              <table:table-cell office:value-type="float" office:value="15">
                <text:p>15</text:p>
              </table:table-cell>
              <table:table-cell office:value-type="float" office:value="51645">
                <text:p>51645</text:p>
              </table:table-cell>
              <table:table-cell office:value-type="float" office:value="62742.5">
                <text:p>62742.5</text:p>
              </table:table-cell>
              <table:table-cell office:value-type="float" office:value="27050">
                <text:p>270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495">
                <text:p>83495</text:p>
              </table:table-cell>
              <table:table-cell office:value-type="float" office:value="10">
                <text:p>10</text:p>
              </table:table-cell>
              <table:table-cell office:value-type="float" office:value="53610">
                <text:p>53610</text:p>
              </table:table-cell>
              <table:table-cell office:value-type="float" office:value="15">
                <text:p>15</text:p>
              </table:table-cell>
              <table:table-cell office:value-type="float" office:value="52072.5">
                <text:p>52072.5</text:p>
              </table:table-cell>
              <table:table-cell office:value-type="float" office:value="63012.5">
                <text:p>63012.5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067.5">
                <text:p>76067.5</text:p>
              </table:table-cell>
              <table:table-cell office:value-type="float" office:value="10">
                <text:p>10</text:p>
              </table:table-cell>
              <table:table-cell office:value-type="float" office:value="44975">
                <text:p>44975</text:p>
              </table:table-cell>
              <table:table-cell office:value-type="float" office:value="15">
                <text:p>15</text:p>
              </table:table-cell>
              <table:table-cell office:value-type="float" office:value="45150">
                <text:p>45150</text:p>
              </table:table-cell>
              <table:table-cell office:value-type="float" office:value="58552.5">
                <text:p>58552.5</text:p>
              </table:table-cell>
              <table:table-cell office:value-type="float" office:value="22717.5">
                <text:p>22717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812.5">
                <text:p>68812.5</text:p>
              </table:table-cell>
              <table:table-cell office:value-type="float" office:value="10">
                <text:p>10</text:p>
              </table:table-cell>
              <table:table-cell office:value-type="float" office:value="35330">
                <text:p>35330</text:p>
              </table:table-cell>
              <table:table-cell office:value-type="float" office:value="15">
                <text:p>15</text:p>
              </table:table-cell>
              <table:table-cell office:value-type="float" office:value="47462.5">
                <text:p>47462.5</text:p>
              </table:table-cell>
              <table:table-cell office:value-type="float" office:value="53512.5">
                <text:p>53512.5</text:p>
              </table:table-cell>
              <table:table-cell office:value-type="float" office:value="23117.5">
                <text:p>23117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625">
                <text:p>71625</text:p>
              </table:table-cell>
              <table:table-cell office:value-type="float" office:value="10">
                <text:p>10</text:p>
              </table:table-cell>
              <table:table-cell office:value-type="float" office:value="39160">
                <text:p>39160</text:p>
              </table:table-cell>
              <table:table-cell office:value-type="float" office:value="15">
                <text:p>15</text:p>
              </table:table-cell>
              <table:table-cell office:value-type="float" office:value="47950">
                <text:p>47950</text:p>
              </table:table-cell>
              <table:table-cell office:value-type="float" office:value="54315">
                <text:p>54315</text:p>
              </table:table-cell>
              <table:table-cell office:value-type="float" office:value="19337.5">
                <text:p>19337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247.5">
                <text:p>73247.5</text:p>
              </table:table-cell>
              <table:table-cell office:value-type="float" office:value="10">
                <text:p>10</text:p>
              </table:table-cell>
              <table:table-cell office:value-type="float" office:value="40742.5">
                <text:p>40742.5</text:p>
              </table:table-cell>
              <table:table-cell office:value-type="float" office:value="15">
                <text:p>15</text:p>
              </table:table-cell>
              <table:table-cell office:value-type="float" office:value="47040">
                <text:p>47040</text:p>
              </table:table-cell>
              <table:table-cell office:value-type="float" office:value="55825">
                <text:p>55825</text:p>
              </table:table-cell>
              <table:table-cell office:value-type="float" office:value="25130">
                <text:p>251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340">
                <text:p>74340</text:p>
              </table:table-cell>
              <table:table-cell office:value-type="float" office:value="10">
                <text:p>10</text:p>
              </table:table-cell>
              <table:table-cell office:value-type="float" office:value="33360">
                <text:p>33360</text:p>
              </table:table-cell>
              <table:table-cell office:value-type="float" office:value="15">
                <text:p>15</text:p>
              </table:table-cell>
              <table:table-cell office:value-type="float" office:value="45385">
                <text:p>45385</text:p>
              </table:table-cell>
              <table:table-cell office:value-type="float" office:value="58182.5">
                <text:p>58182.5</text:p>
              </table:table-cell>
              <table:table-cell office:value-type="float" office:value="28712.5">
                <text:p>28712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075">
                <text:p>75075</text:p>
              </table:table-cell>
              <table:table-cell office:value-type="float" office:value="10">
                <text:p>10</text:p>
              </table:table-cell>
              <table:table-cell office:value-type="float" office:value="32990">
                <text:p>32990</text:p>
              </table:table-cell>
              <table:table-cell office:value-type="float" office:value="15">
                <text:p>15</text:p>
              </table:table-cell>
              <table:table-cell office:value-type="float" office:value="47902.5">
                <text:p>47902.5</text:p>
              </table:table-cell>
              <table:table-cell office:value-type="float" office:value="62502.5">
                <text:p>62502.5</text:p>
              </table:table-cell>
              <table:table-cell office:value-type="float" office:value="26755">
                <text:p>267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7497.5">
                <text:p>67497.5</text:p>
              </table:table-cell>
              <table:table-cell office:value-type="float" office:value="10">
                <text:p>10</text:p>
              </table:table-cell>
              <table:table-cell office:value-type="float" office:value="27505">
                <text:p>27505</text:p>
              </table:table-cell>
              <table:table-cell office:value-type="float" office:value="15">
                <text:p>15</text:p>
              </table:table-cell>
              <table:table-cell office:value-type="float" office:value="44450">
                <text:p>44450</text:p>
              </table:table-cell>
              <table:table-cell office:value-type="float" office:value="60622.5">
                <text:p>60622.5</text:p>
              </table:table-cell>
              <table:table-cell office:value-type="float" office:value="21185">
                <text:p>211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185">
                <text:p>68185</text:p>
              </table:table-cell>
              <table:table-cell office:value-type="float" office:value="10">
                <text:p>10</text:p>
              </table:table-cell>
              <table:table-cell office:value-type="float" office:value="22125">
                <text:p>22125</text:p>
              </table:table-cell>
              <table:table-cell office:value-type="float" office:value="15">
                <text:p>15</text:p>
              </table:table-cell>
              <table:table-cell office:value-type="float" office:value="42915">
                <text:p>42915</text:p>
              </table:table-cell>
              <table:table-cell office:value-type="float" office:value="61305">
                <text:p>61305</text:p>
              </table:table-cell>
              <table:table-cell office:value-type="float" office:value="21355">
                <text:p>213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920">
                <text:p>61920</text:p>
              </table:table-cell>
              <table:table-cell office:value-type="float" office:value="10">
                <text:p>10</text:p>
              </table:table-cell>
              <table:table-cell office:value-type="float" office:value="23252.5">
                <text:p>23252.5</text:p>
              </table:table-cell>
              <table:table-cell office:value-type="float" office:value="15">
                <text:p>15</text:p>
              </table:table-cell>
              <table:table-cell office:value-type="float" office:value="44662.5">
                <text:p>44662.5</text:p>
              </table:table-cell>
              <table:table-cell office:value-type="float" office:value="62625">
                <text:p>62625</text:p>
              </table:table-cell>
              <table:table-cell office:value-type="float" office:value="19292.5">
                <text:p>19292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742.5">
                <text:p>58742.5</text:p>
              </table:table-cell>
              <table:table-cell office:value-type="float" office:value="10">
                <text:p>10</text:p>
              </table:table-cell>
              <table:table-cell office:value-type="float" office:value="25080">
                <text:p>25080</text:p>
              </table:table-cell>
              <table:table-cell office:value-type="float" office:value="15">
                <text:p>15</text:p>
              </table:table-cell>
              <table:table-cell office:value-type="float" office:value="40917.5">
                <text:p>40917.5</text:p>
              </table:table-cell>
              <table:table-cell office:value-type="float" office:value="60370">
                <text:p>60370</text:p>
              </table:table-cell>
              <table:table-cell office:value-type="float" office:value="21247.5">
                <text:p>21247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555">
                <text:p>56555</text:p>
              </table:table-cell>
              <table:table-cell office:value-type="float" office:value="10">
                <text:p>10</text:p>
              </table:table-cell>
              <table:table-cell office:value-type="float" office:value="22462.5">
                <text:p>22462.5</text:p>
              </table:table-cell>
              <table:table-cell office:value-type="float" office:value="15">
                <text:p>15</text:p>
              </table:table-cell>
              <table:table-cell office:value-type="float" office:value="42442.5">
                <text:p>42442.5</text:p>
              </table:table-cell>
              <table:table-cell office:value-type="float" office:value="58110">
                <text:p>58110</text:p>
              </table:table-cell>
              <table:table-cell office:value-type="float" office:value="20762.5">
                <text:p>20762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535">
                <text:p>52535</text:p>
              </table:table-cell>
              <table:table-cell office:value-type="float" office:value="10">
                <text:p>10</text:p>
              </table:table-cell>
              <table:table-cell office:value-type="float" office:value="16740">
                <text:p>16740</text:p>
              </table:table-cell>
              <table:table-cell office:value-type="float" office:value="15">
                <text:p>15</text:p>
              </table:table-cell>
              <table:table-cell office:value-type="float" office:value="38822.5">
                <text:p>38822.5</text:p>
              </table:table-cell>
              <table:table-cell office:value-type="float" office:value="49847.5">
                <text:p>49847.5</text:p>
              </table:table-cell>
              <table:table-cell office:value-type="float" office:value="17907.5">
                <text:p>17907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820">
                <text:p>49820</text:p>
              </table:table-cell>
              <table:table-cell office:value-type="float" office:value="10">
                <text:p>10</text:p>
              </table:table-cell>
              <table:table-cell office:value-type="float" office:value="13332.5">
                <text:p>13332.5</text:p>
              </table:table-cell>
              <table:table-cell office:value-type="float" office:value="15">
                <text:p>15</text:p>
              </table:table-cell>
              <table:table-cell office:value-type="float" office:value="32355">
                <text:p>32355</text:p>
              </table:table-cell>
              <table:table-cell office:value-type="float" office:value="47795">
                <text:p>47795</text:p>
              </table:table-cell>
              <table:table-cell office:value-type="float" office:value="14022.5">
                <text:p>14022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400">
                <text:p>44400</text:p>
              </table:table-cell>
              <table:table-cell office:value-type="float" office:value="10">
                <text:p>10</text:p>
              </table:table-cell>
              <table:table-cell office:value-type="float" office:value="12847.5">
                <text:p>12847.5</text:p>
              </table:table-cell>
              <table:table-cell office:value-type="float" office:value="15">
                <text:p>15</text:p>
              </table:table-cell>
              <table:table-cell office:value-type="float" office:value="25392.5">
                <text:p>25392.5</text:p>
              </table:table-cell>
              <table:table-cell office:value-type="float" office:value="40097.5">
                <text:p>40097.5</text:p>
              </table:table-cell>
              <table:table-cell office:value-type="float" office:value="12650">
                <text:p>126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712.5">
                <text:p>43712.5</text:p>
              </table:table-cell>
              <table:table-cell office:value-type="float" office:value="10">
                <text:p>10</text:p>
              </table:table-cell>
              <table:table-cell office:value-type="float" office:value="13817.5">
                <text:p>13817.5</text:p>
              </table:table-cell>
              <table:table-cell office:value-type="float" office:value="15">
                <text:p>15</text:p>
              </table:table-cell>
              <table:table-cell office:value-type="float" office:value="24737.5">
                <text:p>24737.5</text:p>
              </table:table-cell>
              <table:table-cell office:value-type="float" office:value="41637.5">
                <text:p>41637.5</text:p>
              </table:table-cell>
              <table:table-cell office:value-type="float" office:value="15570">
                <text:p>155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852.5">
                <text:p>38852.5</text:p>
              </table:table-cell>
              <table:table-cell office:value-type="float" office:value="10">
                <text:p>10</text:p>
              </table:table-cell>
              <table:table-cell office:value-type="float" office:value="9345">
                <text:p>9345</text:p>
              </table:table-cell>
              <table:table-cell office:value-type="float" office:value="15">
                <text:p>15</text:p>
              </table:table-cell>
              <table:table-cell office:value-type="float" office:value="25875">
                <text:p>25875</text:p>
              </table:table-cell>
              <table:table-cell office:value-type="float" office:value="38435">
                <text:p>38435</text:p>
              </table:table-cell>
              <table:table-cell office:value-type="float" office:value="12825">
                <text:p>128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637.5">
                <text:p>39637.5</text:p>
              </table:table-cell>
              <table:table-cell office:value-type="float" office:value="10">
                <text:p>10</text:p>
              </table:table-cell>
              <table:table-cell office:value-type="float" office:value="7750">
                <text:p>7750</text:p>
              </table:table-cell>
              <table:table-cell office:value-type="float" office:value="15">
                <text:p>15</text:p>
              </table:table-cell>
              <table:table-cell office:value-type="float" office:value="29212.5">
                <text:p>29212.5</text:p>
              </table:table-cell>
              <table:table-cell office:value-type="float" office:value="41547.5">
                <text:p>41547.5</text:p>
              </table:table-cell>
              <table:table-cell office:value-type="float" office:value="14960">
                <text:p>149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910">
                <text:p>45910</text:p>
              </table:table-cell>
              <table:table-cell office:value-type="float" office:value="10">
                <text:p>10</text:p>
              </table:table-cell>
              <table:table-cell office:value-type="float" office:value="6380">
                <text:p>6380</text:p>
              </table:table-cell>
              <table:table-cell office:value-type="float" office:value="15">
                <text:p>15</text:p>
              </table:table-cell>
              <table:table-cell office:value-type="float" office:value="36212.5">
                <text:p>36212.5</text:p>
              </table:table-cell>
              <table:table-cell office:value-type="float" office:value="47155">
                <text:p>47155</text:p>
              </table:table-cell>
              <table:table-cell office:value-type="float" office:value="15640">
                <text:p>156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420">
                <text:p>55420</text:p>
              </table:table-cell>
              <table:table-cell office:value-type="float" office:value="10">
                <text:p>10</text:p>
              </table:table-cell>
              <table:table-cell office:value-type="float" office:value="10892.5">
                <text:p>10892.5</text:p>
              </table:table-cell>
              <table:table-cell office:value-type="float" office:value="15">
                <text:p>15</text:p>
              </table:table-cell>
              <table:table-cell office:value-type="float" office:value="34080">
                <text:p>34080</text:p>
              </table:table-cell>
              <table:table-cell office:value-type="float" office:value="51507.5">
                <text:p>51507.5</text:p>
              </table:table-cell>
              <table:table-cell office:value-type="float" office:value="20295">
                <text:p>202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652.5">
                <text:p>62652.5</text:p>
              </table:table-cell>
              <table:table-cell office:value-type="float" office:value="10">
                <text:p>10</text:p>
              </table:table-cell>
              <table:table-cell office:value-type="float" office:value="13767.5">
                <text:p>13767.5</text:p>
              </table:table-cell>
              <table:table-cell office:value-type="float" office:value="15">
                <text:p>15</text:p>
              </table:table-cell>
              <table:table-cell office:value-type="float" office:value="38685">
                <text:p>38685</text:p>
              </table:table-cell>
              <table:table-cell office:value-type="float" office:value="52345">
                <text:p>52345</text:p>
              </table:table-cell>
              <table:table-cell office:value-type="float" office:value="22347.5">
                <text:p>22347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4327.5">
                <text:p>64327.5</text:p>
              </table:table-cell>
              <table:table-cell office:value-type="float" office:value="10">
                <text:p>10</text:p>
              </table:table-cell>
              <table:table-cell office:value-type="float" office:value="9545">
                <text:p>9545</text:p>
              </table:table-cell>
              <table:table-cell office:value-type="float" office:value="15">
                <text:p>15</text:p>
              </table:table-cell>
              <table:table-cell office:value-type="float" office:value="35165">
                <text:p>35165</text:p>
              </table:table-cell>
              <table:table-cell office:value-type="float" office:value="46762.5">
                <text:p>46762.5</text:p>
              </table:table-cell>
              <table:table-cell office:value-type="float" office:value="20782.5">
                <text:p>20782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3640">
                <text:p>63640</text:p>
              </table:table-cell>
              <table:table-cell office:value-type="float" office:value="10">
                <text:p>10</text:p>
              </table:table-cell>
              <table:table-cell office:value-type="float" office:value="6137.5">
                <text:p>6137.5</text:p>
              </table:table-cell>
              <table:table-cell office:value-type="float" office:value="15">
                <text:p>15</text:p>
              </table:table-cell>
              <table:table-cell office:value-type="float" office:value="35680">
                <text:p>35680</text:p>
              </table:table-cell>
              <table:table-cell office:value-type="float" office:value="39917.5">
                <text:p>39917.5</text:p>
              </table:table-cell>
              <table:table-cell office:value-type="float" office:value="16502.5">
                <text:p>16502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5820">
                <text:p>55820</text:p>
              </table:table-cell>
              <table:table-cell office:value-type="float" office:value="10">
                <text:p>10</text:p>
              </table:table-cell>
              <table:table-cell office:value-type="float" office:value="9255">
                <text:p>9255</text:p>
              </table:table-cell>
              <table:table-cell office:value-type="float" office:value="15">
                <text:p>15</text:p>
              </table:table-cell>
              <table:table-cell office:value-type="float" office:value="36007.5">
                <text:p>36007.5</text:p>
              </table:table-cell>
              <table:table-cell office:value-type="float" office:value="36377.5">
                <text:p>36377.5</text:p>
              </table:table-cell>
              <table:table-cell office:value-type="float" office:value="12612.5">
                <text:p>12612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242.5">
                <text:p>53242.5</text:p>
              </table:table-cell>
              <table:table-cell office:value-type="float" office:value="10">
                <text:p>10</text:p>
              </table:table-cell>
              <table:table-cell office:value-type="float" office:value="11212.5">
                <text:p>11212.5</text:p>
              </table:table-cell>
              <table:table-cell office:value-type="float" office:value="15">
                <text:p>15</text:p>
              </table:table-cell>
              <table:table-cell office:value-type="float" office:value="35770">
                <text:p>35770</text:p>
              </table:table-cell>
              <table:table-cell office:value-type="float" office:value="36465">
                <text:p>36465</text:p>
              </table:table-cell>
              <table:table-cell office:value-type="float" office:value="11427.5">
                <text:p>11427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230">
                <text:p>52230</text:p>
              </table:table-cell>
              <table:table-cell office:value-type="float" office:value="10">
                <text:p>10</text:p>
              </table:table-cell>
              <table:table-cell office:value-type="float" office:value="8772.5">
                <text:p>8772.5</text:p>
              </table:table-cell>
              <table:table-cell office:value-type="float" office:value="15">
                <text:p>15</text:p>
              </table:table-cell>
              <table:table-cell office:value-type="float" office:value="33072.5">
                <text:p>33072.5</text:p>
              </table:table-cell>
              <table:table-cell office:value-type="float" office:value="38325">
                <text:p>38325</text:p>
              </table:table-cell>
              <table:table-cell office:value-type="float" office:value="5325">
                <text:p>53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360">
                <text:p>60360</text:p>
              </table:table-cell>
              <table:table-cell office:value-type="float" office:value="10">
                <text:p>10</text:p>
              </table:table-cell>
              <table:table-cell office:value-type="float" office:value="16265">
                <text:p>16265</text:p>
              </table:table-cell>
              <table:table-cell office:value-type="float" office:value="15">
                <text:p>15</text:p>
              </table:table-cell>
              <table:table-cell office:value-type="float" office:value="35000">
                <text:p>35000</text:p>
              </table:table-cell>
              <table:table-cell office:value-type="float" office:value="37562.5">
                <text:p>37562.5</text:p>
              </table:table-cell>
              <table:table-cell office:value-type="float" office:value="11155">
                <text:p>111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6625">
                <text:p>56625</text:p>
              </table:table-cell>
              <table:table-cell office:value-type="float" office:value="10">
                <text:p>10</text:p>
              </table:table-cell>
              <table:table-cell office:value-type="float" office:value="7887.5">
                <text:p>7887.5</text:p>
              </table:table-cell>
              <table:table-cell office:value-type="float" office:value="15">
                <text:p>15</text:p>
              </table:table-cell>
              <table:table-cell office:value-type="float" office:value="25535">
                <text:p>25535</text:p>
              </table:table-cell>
              <table:table-cell office:value-type="float" office:value="31175">
                <text:p>3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4210">
                <text:p>54210</text:p>
              </table:table-cell>
              <table:table-cell office:value-type="float" office:value="10">
                <text:p>10</text:p>
              </table:table-cell>
              <table:table-cell office:value-type="float" office:value="8320">
                <text:p>8320</text:p>
              </table:table-cell>
              <table:table-cell office:value-type="float" office:value="15">
                <text:p>15</text:p>
              </table:table-cell>
              <table:table-cell office:value-type="float" office:value="27612.5">
                <text:p>27612.5</text:p>
              </table:table-cell>
              <table:table-cell office:value-type="float" office:value="30390">
                <text:p>30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020">
                <text:p>45020</text:p>
              </table:table-cell>
              <table:table-cell office:value-type="float" office:value="10">
                <text:p>10</text:p>
              </table:table-cell>
              <table:table-cell office:value-type="float" office:value="5700">
                <text:p>5700</text:p>
              </table:table-cell>
              <table:table-cell office:value-type="float" office:value="15">
                <text:p>15</text:p>
              </table:table-cell>
              <table:table-cell office:value-type="float" office:value="21495">
                <text:p>21495</text:p>
              </table:table-cell>
              <table:table-cell office:value-type="float" office:value="24092.5">
                <text:p>2409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860">
                <text:p>38860</text:p>
              </table:table-cell>
              <table:table-cell office:value-type="float" office:value="10">
                <text:p>10</text:p>
              </table:table-cell>
              <table:table-cell office:value-type="float" office:value="5692.5">
                <text:p>5692.5</text:p>
              </table:table-cell>
              <table:table-cell office:value-type="float" office:value="15">
                <text:p>15</text:p>
              </table:table-cell>
              <table:table-cell office:value-type="float" office:value="16790">
                <text:p>16790</text:p>
              </table:table-cell>
              <table:table-cell office:value-type="float" office:value="20887.5">
                <text:p>208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430">
                <text:p>3743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497.5">
                <text:p>15497.5</text:p>
              </table:table-cell>
              <table:table-cell office:value-type="float" office:value="24867.5">
                <text:p>2486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505">
                <text:p>2950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910">
                <text:p>15910</text:p>
              </table:table-cell>
              <table:table-cell office:value-type="float" office:value="20090">
                <text:p>20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985">
                <text:p>2898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667.5">
                <text:p>10667.5</text:p>
              </table:table-cell>
              <table:table-cell office:value-type="float" office:value="19425">
                <text:p>19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282.5">
                <text:p>3528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1490">
                <text:p>11490</text:p>
              </table:table-cell>
              <table:table-cell office:value-type="float" office:value="21687.5">
                <text:p>216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230">
                <text:p>3723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3245">
                <text:p>13245</text:p>
              </table:table-cell>
              <table:table-cell office:value-type="float" office:value="25105">
                <text:p>25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872.5">
                <text:p>4087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9290">
                <text:p>19290</text:p>
              </table:table-cell>
              <table:table-cell office:value-type="float" office:value="18820">
                <text:p>18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20">
                <text:p>4032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4295">
                <text:p>24295</text:p>
              </table:table-cell>
              <table:table-cell office:value-type="float" office:value="22977.5">
                <text:p>2297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780">
                <text:p>4678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6235">
                <text:p>26235</text:p>
              </table:table-cell>
              <table:table-cell office:value-type="float" office:value="26712.5">
                <text:p>267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827.5">
                <text:p>5382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9602.5">
                <text:p>29602.5</text:p>
              </table:table-cell>
              <table:table-cell office:value-type="float" office:value="27965">
                <text:p>27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315">
                <text:p>4931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8817.5">
                <text:p>28817.5</text:p>
              </table:table-cell>
              <table:table-cell office:value-type="float" office:value="24312.5">
                <text:p>243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557.5">
                <text:p>4155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2852.5">
                <text:p>22852.5</text:p>
              </table:table-cell>
              <table:table-cell office:value-type="float" office:value="20710">
                <text:p>20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180">
                <text:p>4418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2005">
                <text:p>22005</text:p>
              </table:table-cell>
              <table:table-cell office:value-type="float" office:value="14717.5">
                <text:p>147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080">
                <text:p>4008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8960">
                <text:p>18960</text:p>
              </table:table-cell>
              <table:table-cell office:value-type="float" office:value="17250">
                <text:p>17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345">
                <text:p>3634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9125">
                <text:p>19125</text:p>
              </table:table-cell>
              <table:table-cell office:value-type="float" office:value="15190">
                <text:p>15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922.5">
                <text:p>3192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0790">
                <text:p>20790</text:p>
              </table:table-cell>
              <table:table-cell office:value-type="float" office:value="6772.5">
                <text:p>677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732.5">
                <text:p>2873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7082.5">
                <text:p>1708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052.5">
                <text:p>2505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2447.5">
                <text:p>2244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355">
                <text:p>2335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8677.5">
                <text:p>286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620">
                <text:p>2362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5140">
                <text:p>35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802.5">
                <text:p>2880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40637.5">
                <text:p>4063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247.5">
                <text:p>2424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40217.5">
                <text:p>402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702.5">
                <text:p>2070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4455">
                <text:p>34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775">
                <text:p>2577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4680">
                <text:p>34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895">
                <text:p>308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7412.5">
                <text:p>3741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802.5">
                <text:p>3280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6355">
                <text:p>36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297.5">
                <text:p>2829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8777.5">
                <text:p>387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235">
                <text:p>3323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5925">
                <text:p>35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535">
                <text:p>3553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5177.5">
                <text:p>351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212.5">
                <text:p>3621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4740">
                <text:p>34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447.5">
                <text:p>3944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8705">
                <text:p>38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357.5">
                <text:p>3435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9387.5">
                <text:p>3938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382.5">
                <text:p>3038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2015">
                <text:p>3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862.5">
                <text:p>3486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0035">
                <text:p>30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480">
                <text:p>3148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2722.5">
                <text:p>2272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692.5">
                <text:p>206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265">
                <text:p>15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60">
                <text:p>2026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037.5">
                <text:p>1503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380">
                <text:p>1338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225">
                <text:p>2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912.5">
                <text:p>1191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825">
                <text:p>3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140">
                <text:p>1814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1295">
                <text:p>11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252.5">
                <text:p>2025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6352.5">
                <text:p>635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295">
                <text:p>172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5370">
                <text:p>5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082.5">
                <text:p>1508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427.5">
                <text:p>1442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807.5">
                <text:p>1580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222.5">
                <text:p>822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17.5">
                <text:p>401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42.5">
                <text:p>554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